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2.272cm"/>
    </style:style>
    <style:style style:name="co9" style:family="table-column">
      <style:table-column-properties fo:break-before="auto" style:column-width="27.845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9.708cm"/>
    </style:style>
    <style:style style:name="co12" style:family="table-column">
      <style:table-column-properties fo:break-before="auto" style:column-width="4.456cm"/>
    </style:style>
    <style:style style:name="co13" style:family="table-column">
      <style:table-column-properties fo:break-before="auto" style:column-width="5.533cm"/>
    </style:style>
    <style:style style:name="co14" style:family="table-column">
      <style:table-column-properties fo:break-before="auto" style:column-width="2.3cm"/>
    </style:style>
    <style:style style:name="co15" style:family="table-column">
      <style:table-column-properties fo:break-before="auto" style:column-width="1.111cm"/>
    </style:style>
    <style:style style:name="co16" style:family="table-column">
      <style:table-column-properties fo:break-before="auto" style:column-width="1.194cm"/>
    </style:style>
    <style:style style:name="co17" style:family="table-column">
      <style:table-column-properties fo:break-before="auto" style:column-width="0.972cm"/>
    </style:style>
    <style:style style:name="co18" style:family="table-column">
      <style:table-column-properties fo:break-before="auto" style:column-width="1.277cm"/>
    </style:style>
    <style:style style:name="co19" style:family="table-column">
      <style:table-column-properties fo:break-before="auto" style:column-width="2.355cm"/>
    </style:style>
    <style:style style:name="co20" style:family="table-column">
      <style:table-column-properties fo:break-before="auto" style:column-width="1.774cm"/>
    </style:style>
    <style:style style:name="co21" style:family="table-column">
      <style:table-column-properties fo:break-before="auto" style:column-width="1.304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1.386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166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11.93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16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number-columns-repeated="2" table:default-cell-style-name="Default"/>
        <table:table-column table:style-name="co23" table:visibility="collapse" table:default-cell-style-name="Default"/>
        <table:table-column table:style-name="co4" table:visibility="collapse" table:default-cell-style-name="Default"/>
        <table:table-column table:style-name="co24" table:visibility="collapse" table:default-cell-style-name="Default"/>
        <table:table-column table:style-name="co25" table:visibility="collapse" table:default-cell-style-name="Default"/>
        <table:table-column table:style-name="co2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piId</text:p>
          </table:table-cell>
          <table:table-cell table:style-name="Default" office:value-type="string">
            <text:p>epiTime</text:p>
          </table:table-cell>
          <table:table-cell office:value-type="string">
            <text:p>epiType</text:p>
          </table:table-cell>
          <table:table-cell table:style-name="Default" office:value-type="string">
            <text:p>date</text:p>
          </table:table-cell>
          <table:table-cell office:value-type="string">
            <text:p>patId</text:p>
          </table:table-cell>
          <table:table-cell office:value-type="string">
            <text:p>schema</text:p>
          </table:table-cell>
          <table:table-cell office:value-type="string">
            <text:p>table</text:p>
          </table:table-cell>
          <table:table-cell office:value-type="string">
            <text:p>field</text:p>
          </table:table-cell>
          <table:table-cell office:value-type="string">
            <text:p>regex_name</text:p>
          </table:table-cell>
          <table:table-cell office:value-type="string">
            <text:p>regex_pattern</text:p>
          </table:table-cell>
          <table:table-cell office:value-type="string">
            <text:p>subject</text:p>
          </table:table-cell>
          <table:table-cell office:value-type="string">
            <text:p>left_context</text:p>
          </table:table-cell>
          <table:table-cell office:value-type="string">
            <text:p>content</text:p>
          </table:table-cell>
          <table:table-cell office:value-type="string">
            <text:p>right_context</text:p>
          </table:table-cell>
          <table:table-cell office:value-type="string">
            <text:p>key</text:p>
          </table:table-cell>
          <table:table-cell office:value-type="string">
            <text:p>valu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unit</text:p>
          </table:table-cell>
          <table:table-cell office:value-type="string">
            <text:p>unitpredicted</text:p>
          </table:table-cell>
          <table:table-cell office:value-type="string">
            <text:p>unitscore</text:p>
          </table:table-cell>
          <table:table-cell office:value-type="string">
            <text:p>day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ystolic</text:p>
          </table:table-cell>
          <table:table-cell office:value-type="string">
            <text:p>diastolic</text:p>
          </table:table-cell>
          <table:table-cell office:value-type="string">
            <text:p>pulse</text:p>
          </table:table-cell>
          <table:table-cell office:value-type="string">
            <text:p>vale n-ga</text:p>
          </table:table-cell>
        </table:table-row>
        <table:table-row table:style-name="ro1">
          <table:table-cell office:value-type="float" office:value="20783012">
            <text:p>20783012</text:p>
          </table:table-cell>
          <table:table-cell office:value-type="float" office:value="214576866">
            <text:p>214576866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3-12-10</text:p>
          </table:table-cell>
          <table:table-cell office:value-type="float" office:value="673030322353">
            <text:p>6730303223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0-9]{1,2}[: ]*(?P&lt;value&gt;(10|[0-9]))</text:p>
          </table:table-cell>
          <table:table-cell office:value-type="string">
            <text:p>NULL</text:p>
          </table:table-cell>
          <table:table-cell office:value-type="string">
            <text:p>nataalne anamnees : SK 3080 g , Apgar 10</text:p>
          </table:table-cell>
          <table:table-cell office:value-type="string">
            <text:p>Apgar 10</text:p>
          </table:table-cell>
          <table:table-cell office:value-type="string">
            <text:p>/10 , sünnil nabaväät 2 x ümber </text:p>
          </table:table-cell>
          <table:table-cell office:value-type="string">
            <text:p>Apgar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4636368">
            <text:p>4636368</text:p>
          </table:table-cell>
          <table:table-cell office:value-type="float" office:value="86481984">
            <text:p>86481984</text:p>
          </table:table-cell>
          <table:table-cell office:value-type="string">
            <text:p>2012-03-02</text:p>
          </table:table-cell>
          <table:table-cell office:value-type="string">
            <text:p>A</text:p>
          </table:table-cell>
          <table:table-cell office:value-type="string">
            <text:p>2012-03-02</text:p>
          </table:table-cell>
          <table:table-cell office:value-type="float" office:value="24455766140">
            <text:p>2445576614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0-9]{1,2}[: ]*(?P&lt;value&gt;(10|[0-9]))</text:p>
          </table:table-cell>
          <table:table-cell office:value-type="string">
            <text:p>NULL</text:p>
          </table:table-cell>
          <table:table-cell office:value-type="string">
            <text:p>ii , vagin sünnitus , sk 3530 , apgar 10</text:p>
          </table:table-cell>
          <table:table-cell office:value-type="string">
            <text:p>apgar 10</text:p>
          </table:table-cell>
          <table:table-cell office:value-type="string">
            <text:p>/10 .</text:p>
          </table:table-cell>
          <table:table-cell office:value-type="string">
            <text:p>apgar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515647">
            <text:p>2515647</text:p>
          </table:table-cell>
          <table:table-cell office:value-type="float" office:value="133589469">
            <text:p>133589469</text:p>
          </table:table-cell>
          <table:table-cell office:value-type="string">
            <text:p>2012-08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4806776057">
            <text:p>6480677605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0-9]{1,2}[: ]*(?P&lt;value&gt;(10|[0-9]))</text:p>
          </table:table-cell>
          <table:table-cell office:value-type="string">
            <text:p>NULL</text:p>
          </table:table-cell>
          <table:table-cell office:value-type="string">
            <text:p>2460 , pikkus 46cm , pea Ü 30cm Apgar 10</text:p>
          </table:table-cell>
          <table:table-cell office:value-type="string">
            <text:p>Apgar 10</text:p>
          </table:table-cell>
          <table:table-cell office:value-type="string">
            <text:p>/10 .</text:p>
          </table:table-cell>
          <table:table-cell office:value-type="string">
            <text:p>Apgar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50473">
            <text:p>150473</text:p>
          </table:table-cell>
          <table:table-cell office:value-type="float" office:value="84962366">
            <text:p>84962366</text:p>
          </table:table-cell>
          <table:table-cell office:value-type="string">
            <text:p>2012-02-28</text:p>
          </table:table-cell>
          <table:table-cell office:value-type="string">
            <text:p>S</text:p>
          </table:table-cell>
          <table:table-cell office:value-type="string">
            <text:p>2012-02-20</text:p>
          </table:table-cell>
          <table:table-cell office:value-type="float" office:value="87170775205">
            <text:p>8717077520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0-9]{1,2}[: ]*(?P&lt;value&gt;(10|[0-9]))</text:p>
          </table:table-cell>
          <table:table-cell office:value-type="string">
            <text:p>NULL</text:p>
          </table:table-cell>
          <table:table-cell office:value-type="string">
            <text:p>oeg kaal 4000g , pikkus 53cm ja apgar 10</text:p>
          </table:table-cell>
          <table:table-cell office:value-type="string">
            <text:p>apgar 10</text:p>
          </table:table-cell>
          <table:table-cell table:style-name="ce1" office:value-type="string">
            <text:p>/10</text:p>
          </table:table-cell>
          <table:table-cell office:value-type="string">
            <text:p>apgar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1059639">
            <text:p>21059639</text:p>
          </table:table-cell>
          <table:table-cell office:value-type="float" office:value="156232742">
            <text:p>156232742</text:p>
          </table:table-cell>
          <table:table-cell office:value-type="string">
            <text:p>2012-12-28</text:p>
          </table:table-cell>
          <table:table-cell office:value-type="string">
            <text:p>A</text:p>
          </table:table-cell>
          <table:table-cell office:value-type="string">
            <text:p>2012-10-03</text:p>
          </table:table-cell>
          <table:table-cell office:value-type="float" office:value="97261590173">
            <text:p>972615901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0-9]{1,2}[: ]*(?P&lt;value&gt;(10|[0-9]))</text:p>
          </table:table-cell>
          <table:table-cell office:value-type="string">
            <text:p>NULL</text:p>
          </table:table-cell>
          <table:table-cell table:number-columns-repeated="2" office:value-type="string">
            <text:p>Apgari hinne 10</text:p>
          </table:table-cell>
          <table:table-cell office:value-type="string">
            <text:p>/10/10p</text:p>
          </table:table-cell>
          <table:table-cell office:value-type="string">
            <text:p>Apgari hinne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6577761">
            <text:p>6577761</text:p>
          </table:table-cell>
          <table:table-cell office:value-type="float" office:value="146934892">
            <text:p>146934892</text:p>
          </table:table-cell>
          <table:table-cell office:value-type="string">
            <text:p>2012-11-01</text:p>
          </table:table-cell>
          <table:table-cell office:value-type="string">
            <text:p>S</text:p>
          </table:table-cell>
          <table:table-cell office:value-type="string">
            <text:p>2012-10-25</text:p>
          </table:table-cell>
          <table:table-cell office:value-type="float" office:value="88125480939">
            <text:p>8812548093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0-9]{1,2}[: ]*(?P&lt;value&gt;(10|[0-9]))</text:p>
          </table:table-cell>
          <table:table-cell office:value-type="string">
            <text:p>NULL</text:p>
          </table:table-cell>
          <table:table-cell office:value-type="string">
            <text:p>luga 3484 g , pikkusega 51 cm , apgar 10</text:p>
          </table:table-cell>
          <table:table-cell office:value-type="string">
            <text:p>apgar 10</text:p>
          </table:table-cell>
          <table:table-cell office:value-type="string">
            <text:p>/10 .</text:p>
          </table:table-cell>
          <table:table-cell office:value-type="string">
            <text:p>apgar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9703652">
            <text:p>9703652</text:p>
          </table:table-cell>
          <table:table-cell office:value-type="float" office:value="211995252">
            <text:p>211995252</text:p>
          </table:table-cell>
          <table:table-cell office:value-type="string">
            <text:p>2013-11-28</text:p>
          </table:table-cell>
          <table:table-cell office:value-type="string">
            <text:p>S</text:p>
          </table:table-cell>
          <table:table-cell office:value-type="string">
            <text:p>2013-11-11</text:p>
          </table:table-cell>
          <table:table-cell office:value-type="float" office:value="69959272951">
            <text:p>6995927295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suurekaalulisena , sk-5180 g , APGAR 0/2/4</text:p>
          </table:table-cell>
          <table:table-cell office:value-type="string">
            <text:p>APGAR 0/2/4</text:p>
          </table:table-cell>
          <table:table-cell office:value-type="string">
            <text:p><text:s/>. 7-kuuselt : MRT-aju atroofia </text:p>
          </table:table-cell>
          <table:table-cell office:value-type="string">
            <text:p>APGAR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68683">
            <text:p>10168683</text:p>
          </table:table-cell>
          <table:table-cell office:value-type="float" office:value="209233553">
            <text:p>209233553</text:p>
          </table:table-cell>
          <table:table-cell office:value-type="string">
            <text:p>2013-11-14</text:p>
          </table:table-cell>
          <table:table-cell office:value-type="string">
            <text:p>S</text:p>
          </table:table-cell>
          <table:table-cell office:value-type="string">
            <text:p>2013-11-01</text:p>
          </table:table-cell>
          <table:table-cell office:value-type="float" office:value="71858526553">
            <text:p>7185852655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ps : kaal 3680g , pikkus 51cm , Apgar 0-0</text:p>
          </table:table-cell>
          <table:table-cell office:value-type="string">
            <text:p>Apgar 0-0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54442">
            <text:p>6354442</text:p>
          </table:table-cell>
          <table:table-cell office:value-type="float" office:value="95625356">
            <text:p>95625356</text:p>
          </table:table-cell>
          <table:table-cell office:value-type="string">
            <text:p>2012-04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3053543126">
            <text:p>2305354312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Isa sõnul Apgar 0</text:p>
          </table:table-cell>
          <table:table-cell office:value-type="string">
            <text:p>Apgar 0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33417">
            <text:p>12633417</text:p>
          </table:table-cell>
          <table:table-cell office:value-type="float" office:value="217064616">
            <text:p>217064616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office:value-type="string">
            <text:p>2013-12-17</text:p>
          </table:table-cell>
          <table:table-cell office:value-type="float" office:value="673046337856">
            <text:p>67304633785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asfüksias , erak kersrilõige , Apgar 1/4/7</text:p>
          </table:table-cell>
          <table:table-cell office:value-type="string">
            <text:p>Apgar 1/4/7</text:p>
          </table:table-cell>
          <table:table-cell/>
          <table:table-cell office:value-type="string">
            <text:p>Apgar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36133">
            <text:p>8036133</text:p>
          </table:table-cell>
          <table:table-cell office:value-type="float" office:value="151166056">
            <text:p>151166056</text:p>
          </table:table-cell>
          <table:table-cell office:value-type="string">
            <text:p>2012-11-28</text:p>
          </table:table-cell>
          <table:table-cell office:value-type="string">
            <text:p>A</text:p>
          </table:table-cell>
          <table:table-cell office:value-type="string">
            <text:p>2012-11-28</text:p>
          </table:table-cell>
          <table:table-cell office:value-type="float" office:value="94439446328">
            <text:p>9443944632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Sündinud raskes asfüksias Apgar1/3/5 palli</text:p>
          </table:table-cell>
          <table:table-cell office:value-type="string">
            <text:p>Apgar1/3/5 palli</text:p>
          </table:table-cell>
          <table:table-cell/>
          <table:table-cell office:value-type="string">
            <text:p>Apgar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03878">
            <text:p>19503878</text:p>
          </table:table-cell>
          <table:table-cell office:value-type="float" office:value="217217140">
            <text:p>217217140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02924">
            <text:p>6730304029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[-: ]*[0-9]\s*(min(util?)?\s*(pärast)?|[`'´])[-: ]*(?P&lt;value&gt;((10|[0-9])[-/ ]?)+)</text:p>
          </table:table-cell>
          <table:table-cell office:value-type="string">
            <text:p>NULL</text:p>
          </table:table-cell>
          <table:table-cell table:number-columns-repeated="2" office:value-type="string">
            <text:p>Apgar 5 minutil 1 </text:p>
          </table:table-cell>
          <table:table-cell office:value-type="string">
            <text:p>- Norm</text:p>
          </table:table-cell>
          <table:table-cell office:value-type="string">
            <text:p>Apgar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61295">
            <text:p>10061295</text:p>
          </table:table-cell>
          <table:table-cell office:value-type="float" office:value="191172817">
            <text:p>191172817</text:p>
          </table:table-cell>
          <table:table-cell office:value-type="string">
            <text:p>2013-08-0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4479226">
            <text:p>67303447922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1/2</text:p>
          </table:table-cell>
          <table:table-cell/>
          <table:table-cell office:value-type="string">
            <text:p>Apgar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95925">
            <text:p>16995925</text:p>
          </table:table-cell>
          <table:table-cell office:value-type="float" office:value="184121487">
            <text:p>184121487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0416668">
            <text:p>6730404166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[-: ]*[0-9]\s*(min(util?)?\s*(pärast)?|[`'´])[-: ]*(?P&lt;value&gt;((10|[0-9])[-/ ]?)+)</text:p>
          </table:table-cell>
          <table:table-cell office:value-type="string">
            <text:p>NULL</text:p>
          </table:table-cell>
          <table:table-cell table:number-columns-repeated="2" office:value-type="string">
            <text:p>Apgar 1 minutil 1 </text:p>
          </table:table-cell>
          <table:table-cell office:value-type="string">
            <text:p>- Norm</text:p>
          </table:table-cell>
          <table:table-cell office:value-type="string">
            <text:p>Apgar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89191">
            <text:p>19289191</text:p>
          </table:table-cell>
          <table:table-cell office:value-type="float" office:value="180771581">
            <text:p>180771581</text:p>
          </table:table-cell>
          <table:table-cell office:value-type="string">
            <text:p>2013-05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6777670">
            <text:p>6730367776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[-: ]*[0-9]\s*(min(util?)?\s*(pärast)?|[`'´])[-: ]*(?P&lt;value&gt;((10|[0-9])[-/ ]?)+)</text:p>
          </table:table-cell>
          <table:table-cell office:value-type="string">
            <text:p>NULL</text:p>
          </table:table-cell>
          <table:table-cell table:number-columns-repeated="2" office:value-type="string">
            <text:p>Apgar 5 minutil 1 </text:p>
          </table:table-cell>
          <table:table-cell office:value-type="string">
            <text:p>- Norm</text:p>
          </table:table-cell>
          <table:table-cell office:value-type="string">
            <text:p>Apgar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80449">
            <text:p>20680449</text:p>
          </table:table-cell>
          <table:table-cell office:value-type="float" office:value="170854074">
            <text:p>170854074</text:p>
          </table:table-cell>
          <table:table-cell office:value-type="string">
            <text:p>2013-04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2735157405">
            <text:p>327351574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2/5/7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978219">
            <text:p>2978219</text:p>
          </table:table-cell>
          <table:table-cell office:value-type="float" office:value="124227539">
            <text:p>124227539</text:p>
          </table:table-cell>
          <table:table-cell office:value-type="string">
            <text:p>2012-04-28</text:p>
          </table:table-cell>
          <table:table-cell office:value-type="string">
            <text:p>A</text:p>
          </table:table-cell>
          <table:table-cell office:value-type="string">
            <text:p>2011-09-21</text:p>
          </table:table-cell>
          <table:table-cell office:value-type="float" office:value="71028649800">
            <text:p>7102864980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2900g , keisrilõige , asfüksia Apgar 2/5</text:p>
          </table:table-cell>
          <table:table-cell office:value-type="string">
            <text:p>Apgar 2/5</text:p>
          </table:table-cell>
          <table:table-cell office:value-type="string">
            <text:p><text:s/>, toideti sondiga</text:p>
          </table:table-cell>
          <table:table-cell office:value-type="string">
            <text:p>Apgar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20341">
            <text:p>10320341</text:p>
          </table:table-cell>
          <table:table-cell office:value-type="float" office:value="167731335">
            <text:p>167731335</text:p>
          </table:table-cell>
          <table:table-cell office:value-type="string">
            <text:p>2013-03-20</text:p>
          </table:table-cell>
          <table:table-cell office:value-type="string">
            <text:p>S</text:p>
          </table:table-cell>
          <table:table-cell office:value-type="string">
            <text:p>2013-02-17</text:p>
          </table:table-cell>
          <table:table-cell office:value-type="float" office:value="673044839582">
            <text:p>67304483958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aaluga 3270g , pikkusega 50cm , Apgar 3-7-7</text:p>
          </table:table-cell>
          <table:table-cell office:value-type="string">
            <text:p>Apgar 3-7-7</text:p>
          </table:table-cell>
          <table:table-cell office:value-type="string">
            <text:p><text:s/>, pH 7,13 .</text:p>
          </table:table-cell>
          <table:table-cell office:value-type="string">
            <text:p>Apgar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59043">
            <text:p>9759043</text:p>
          </table:table-cell>
          <table:table-cell office:value-type="float" office:value="188780280">
            <text:p>188780280</text:p>
          </table:table-cell>
          <table:table-cell office:value-type="string">
            <text:p>2013-07-1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4277016">
            <text:p>67303427701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4/5/6</text:p>
          </table:table-cell>
          <table:table-cell/>
          <table:table-cell office:value-type="string">
            <text:p>Apgar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961455">
            <text:p>13961455</text:p>
          </table:table-cell>
          <table:table-cell office:value-type="float" office:value="165439847">
            <text:p>165439847</text:p>
          </table:table-cell>
          <table:table-cell office:value-type="string">
            <text:p>2012-12-18</text:p>
          </table:table-cell>
          <table:table-cell office:value-type="string">
            <text:p>A</text:p>
          </table:table-cell>
          <table:table-cell office:value-type="string">
            <text:p>2012-12-04</text:p>
          </table:table-cell>
          <table:table-cell office:value-type="float" office:value="84273346336">
            <text:p>8427334633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poeg kaaluga : 2940 gr , 49 cm apgariga : 4-7-9</text:p>
          </table:table-cell>
          <table:table-cell office:value-type="string">
            <text:p>apgariga : 4-7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28982">
            <text:p>6328982</text:p>
          </table:table-cell>
          <table:table-cell office:value-type="float" office:value="131216097">
            <text:p>131216097</text:p>
          </table:table-cell>
          <table:table-cell office:value-type="string">
            <text:p>2012-08-04</text:p>
          </table:table-cell>
          <table:table-cell office:value-type="string">
            <text:p>S</text:p>
          </table:table-cell>
          <table:table-cell office:value-type="string">
            <text:p>2012-08-03</text:p>
          </table:table-cell>
          <table:table-cell office:value-type="float" office:value="31635524089">
            <text:p>3163552408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I S , 32 GN , Apgar 4 / 8 / 8 palli</text:p>
          </table:table-cell>
          <table:table-cell office:value-type="string">
            <text:p>Apgar 4 / 8 / 8 palli</text:p>
          </table:table-cell>
          <table:table-cell office:value-type="string">
            <text:p><text:s/>, sk 2096 g</text:p>
          </table:table-cell>
          <table:table-cell office:value-type="string">
            <text:p>Apgar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58678">
            <text:p>20258678</text:p>
          </table:table-cell>
          <table:table-cell office:value-type="float" office:value="194866429">
            <text:p>194866429</text:p>
          </table:table-cell>
          <table:table-cell office:value-type="string">
            <text:p>2013-08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9122082262">
            <text:p>391220822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sena sünnikaaluga 2006 grammi , Apgar 4/7/7 palli</text:p>
          </table:table-cell>
          <table:table-cell office:value-type="string">
            <text:p>Apgar 4/7/7 palli</text:p>
          </table:table-cell>
          <table:table-cell/>
          <table:table-cell office:value-type="string">
            <text:p>Apgar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56458">
            <text:p>3156458</text:p>
          </table:table-cell>
          <table:table-cell office:value-type="float" office:value="80564381">
            <text:p>80564381</text:p>
          </table:table-cell>
          <table:table-cell office:value-type="string">
            <text:p>2012-01-17</text:p>
          </table:table-cell>
          <table:table-cell office:value-type="string">
            <text:p>A</text:p>
          </table:table-cell>
          <table:table-cell office:value-type="string">
            <text:p>2012-01-09</text:p>
          </table:table-cell>
          <table:table-cell office:value-type="float" office:value="14219398370">
            <text:p>1421939837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4/7</text:p>
          </table:table-cell>
          <table:table-cell office:value-type="string">
            <text:p><text:s/>. pH 7,38 .</text:p>
          </table:table-cell>
          <table:table-cell office:value-type="string">
            <text:p>Apgar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20501">
            <text:p>20520501</text:p>
          </table:table-cell>
          <table:table-cell office:value-type="float" office:value="218946139">
            <text:p>218946139</text:p>
          </table:table-cell>
          <table:table-cell office:value-type="string">
            <text:p>2013-12-28</text:p>
          </table:table-cell>
          <table:table-cell office:value-type="string">
            <text:p>A</text:p>
          </table:table-cell>
          <table:table-cell office:value-type="string">
            <text:p>2013-12-02</text:p>
          </table:table-cell>
          <table:table-cell office:value-type="float" office:value="673035876747">
            <text:p>6730358767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4/6/8</text:p>
          </table:table-cell>
          <table:table-cell office:value-type="string">
            <text:p><text:s/>. pH 7.02 .</text:p>
          </table:table-cell>
          <table:table-cell office:value-type="string">
            <text:p>Apgar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67645">
            <text:p>3067645</text:p>
          </table:table-cell>
          <table:table-cell office:value-type="float" office:value="126303903">
            <text:p>126303903</text:p>
          </table:table-cell>
          <table:table-cell office:value-type="string">
            <text:p>2012-06-19</text:p>
          </table:table-cell>
          <table:table-cell office:value-type="string">
            <text:p>A</text:p>
          </table:table-cell>
          <table:table-cell office:value-type="string">
            <text:p>2012-06-19</text:p>
          </table:table-cell>
          <table:table-cell office:value-type="float" office:value="63847092347">
            <text:p>6384709234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rlõikest ( ema preeklampsia ) , Apgar 5/7/5</text:p>
          </table:table-cell>
          <table:table-cell office:value-type="string">
            <text:p>Apgar 5/7/5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996288">
            <text:p>20996288</text:p>
          </table:table-cell>
          <table:table-cell office:value-type="float" office:value="177930176">
            <text:p>177930176</text:p>
          </table:table-cell>
          <table:table-cell office:value-type="string">
            <text:p>2013-05-16</text:p>
          </table:table-cell>
          <table:table-cell office:value-type="string">
            <text:p>A</text:p>
          </table:table-cell>
          <table:table-cell office:value-type="string">
            <text:p>2013-05-02</text:p>
          </table:table-cell>
          <table:table-cell office:value-type="float" office:value="39455393308">
            <text:p>394553933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Sünnitus 24+6 r/n Sk 670gr , Apgar 5/5/6</text:p>
          </table:table-cell>
          <table:table-cell office:value-type="string">
            <text:p>Apgar 5/5/6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82835">
            <text:p>24182835</text:p>
          </table:table-cell>
          <table:table-cell office:value-type="float" office:value="170969593">
            <text:p>170969593</text:p>
          </table:table-cell>
          <table:table-cell office:value-type="string">
            <text:p>2013-04-09</text:p>
          </table:table-cell>
          <table:table-cell office:value-type="string">
            <text:p>A</text:p>
          </table:table-cell>
          <table:table-cell office:value-type="string">
            <text:p>2013-04-08</text:p>
          </table:table-cell>
          <table:table-cell office:value-type="float" office:value="21860189915">
            <text:p>218601899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nabaarteri veres segaatsidoos , apgar 5/7/7</text:p>
          </table:table-cell>
          <table:table-cell office:value-type="string">
            <text:p>apgar 5/7/7</text:p>
          </table:table-cell>
          <table:table-cell/>
          <table:table-cell office:value-type="string">
            <text:p>apgar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49551">
            <text:p>9849551</text:p>
          </table:table-cell>
          <table:table-cell office:value-type="float" office:value="167826316">
            <text:p>167826316</text:p>
          </table:table-cell>
          <table:table-cell office:value-type="string">
            <text:p>2013-03-14</text:p>
          </table:table-cell>
          <table:table-cell office:value-type="string">
            <text:p>S</text:p>
          </table:table-cell>
          <table:table-cell office:value-type="string">
            <text:p>2013-03-06</text:p>
          </table:table-cell>
          <table:table-cell office:value-type="float" office:value="673039905694">
            <text:p>67303990569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luga 3808 g , pikkusega 53 cm , apgar 5/8</text:p>
          </table:table-cell>
          <table:table-cell office:value-type="string">
            <text:p>apgar 5/8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979944">
            <text:p>20979944</text:p>
          </table:table-cell>
          <table:table-cell office:value-type="float" office:value="185982019">
            <text:p>185982019</text:p>
          </table:table-cell>
          <table:table-cell office:value-type="string">
            <text:p>2013-07-01</text:p>
          </table:table-cell>
          <table:table-cell office:value-type="string">
            <text:p>A</text:p>
          </table:table-cell>
          <table:table-cell office:value-type="string">
            <text:p>2013-05-03</text:p>
          </table:table-cell>
          <table:table-cell office:value-type="float" office:value="69177585361">
            <text:p>691775853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Asfüksias sündinud SK2780g Apgar 5/7/7</text:p>
          </table:table-cell>
          <table:table-cell office:value-type="string">
            <text:p>Apgar 5/7/7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5747">
            <text:p>1115747</text:p>
          </table:table-cell>
          <table:table-cell office:value-type="float" office:value="79191855">
            <text:p>79191855</text:p>
          </table:table-cell>
          <table:table-cell office:value-type="string">
            <text:p>2012-01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3739447754">
            <text:p>63739447754</text:p>
          </table:table-cell>
          <table:table-cell office:value-type="string">
            <text:p>original</text:p>
          </table:table-cell>
          <table:table-cell office:value-type="string">
            <text:p>s_surgery</text:p>
          </table:table-cell>
          <table:table-cell office:value-type="string">
            <text:p>text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Sünnib poeglaps Apgariga 5-8</text:p>
          </table:table-cell>
          <table:table-cell office:value-type="string">
            <text:p>Apgariga 5-8</text:p>
          </table:table-cell>
          <table:table-cell office:value-type="string">
            <text:p><text:s/>. ph - 7,243640-51cm Distressi </text:p>
          </table:table-cell>
          <table:table-cell office:value-type="string">
            <text:p>Apgariga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0037">
            <text:p>2210037</text:p>
          </table:table-cell>
          <table:table-cell office:value-type="float" office:value="79870861">
            <text:p>79870861</text:p>
          </table:table-cell>
          <table:table-cell office:value-type="string">
            <text:p>2011-10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3409166571">
            <text:p>6340916657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( intrauterinne hüpotroofia ). Apgar 5/7/7palli</text:p>
          </table:table-cell>
          <table:table-cell office:value-type="string">
            <text:p>Apgar 5/7/7palli</text:p>
          </table:table-cell>
          <table:table-cell/>
          <table:table-cell office:value-type="string">
            <text:p>Apgar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70268">
            <text:p>20170268</text:p>
          </table:table-cell>
          <table:table-cell office:value-type="float" office:value="167996280">
            <text:p>167996280</text:p>
          </table:table-cell>
          <table:table-cell office:value-type="string">
            <text:p>2013-03-21</text:p>
          </table:table-cell>
          <table:table-cell office:value-type="string">
            <text:p>A</text:p>
          </table:table-cell>
          <table:table-cell office:value-type="string">
            <text:p>2013-02-11</text:p>
          </table:table-cell>
          <table:table-cell office:value-type="float" office:value="91176516752">
            <text:p>911765167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6/7</text:p>
          </table:table-cell>
          <table:table-cell office:value-type="string">
            <text:p><text:s/>. pH 7.35 .</text:p>
          </table:table-cell>
          <table:table-cell office:value-type="string">
            <text:p>Apgar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25474">
            <text:p>21425474</text:p>
          </table:table-cell>
          <table:table-cell office:value-type="float" office:value="173703377">
            <text:p>173703377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1414928347">
            <text:p>314149283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suri 3 . elupäeval ) SK 570g , Apgar 6/7/7</text:p>
          </table:table-cell>
          <table:table-cell office:value-type="string">
            <text:p>Apgar 6/7/7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26268">
            <text:p>6126268</text:p>
          </table:table-cell>
          <table:table-cell office:value-type="float" office:value="133977460">
            <text:p>133977460</text:p>
          </table:table-cell>
          <table:table-cell office:value-type="string">
            <text:p>2012-08-23</text:p>
          </table:table-cell>
          <table:table-cell office:value-type="string">
            <text:p>S</text:p>
          </table:table-cell>
          <table:table-cell office:value-type="string">
            <text:p>2012-08-18</text:p>
          </table:table-cell>
          <table:table-cell office:value-type="float" office:value="18307470635">
            <text:p>1830747063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i hinne 6/7 palli</text:p>
          </table:table-cell>
          <table:table-cell/>
          <table:table-cell office:value-type="string">
            <text:p>Apgari hinne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82817">
            <text:p>3382817</text:p>
          </table:table-cell>
          <table:table-cell office:value-type="float" office:value="138121846">
            <text:p>138121846</text:p>
          </table:table-cell>
          <table:table-cell office:value-type="string">
            <text:p>2012-09-20</text:p>
          </table:table-cell>
          <table:table-cell office:value-type="string">
            <text:p>A</text:p>
          </table:table-cell>
          <table:table-cell office:value-type="string">
            <text:p>2012-09-14</text:p>
          </table:table-cell>
          <table:table-cell office:value-type="float" office:value="74726253904">
            <text:p>7472625390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6/8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04433">
            <text:p>6604433</text:p>
          </table:table-cell>
          <table:table-cell office:value-type="float" office:value="135216573">
            <text:p>135216573</text:p>
          </table:table-cell>
          <table:table-cell office:value-type="string">
            <text:p>2012-08-31</text:p>
          </table:table-cell>
          <table:table-cell office:value-type="string">
            <text:p>S</text:p>
          </table:table-cell>
          <table:table-cell office:value-type="string">
            <text:p>2012-08-27</text:p>
          </table:table-cell>
          <table:table-cell office:value-type="float" office:value="28060048454">
            <text:p>2806004845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tar kaal 4080g , pikkus 55cm ja apgar 6/8</text:p>
          </table:table-cell>
          <table:table-cell office:value-type="string">
            <text:p>apgar 6/8</text:p>
          </table:table-cell>
          <table:table-cell/>
          <table:table-cell office:value-type="string">
            <text:p>apgar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899">
            <text:p>124899</text:p>
          </table:table-cell>
          <table:table-cell office:value-type="float" office:value="147548278">
            <text:p>147548278</text:p>
          </table:table-cell>
          <table:table-cell office:value-type="string">
            <text:p>2012-11-12</text:p>
          </table:table-cell>
          <table:table-cell office:value-type="string">
            <text:p>S</text:p>
          </table:table-cell>
          <table:table-cell office:value-type="string">
            <text:p>2012-11-05</text:p>
          </table:table-cell>
          <table:table-cell office:value-type="float" office:value="53017715997">
            <text:p>5301771599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aaluga : 3192g , pikkusega 50cm apgariga : 6</text:p>
          </table:table-cell>
          <table:table-cell office:value-type="string">
            <text:p>apgariga : 6</text:p>
          </table:table-cell>
          <table:table-cell office:value-type="string">
            <text:p>-&gt; 8 .</text:p>
          </table:table-cell>
          <table:table-cell office:value-type="string">
            <text:p>apgariga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726577">
            <text:p>15726577</text:p>
          </table:table-cell>
          <table:table-cell office:value-type="float" office:value="171537419">
            <text:p>171537419</text:p>
          </table:table-cell>
          <table:table-cell office:value-type="string">
            <text:p>2013-04-1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7250816">
            <text:p>67303725081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[-: ]*[0-9]\s*(min(util?)?\s*(pärast)?|[`'´])[-: ]*(?P&lt;value&gt;((10|[0-9])[-/ ]?)+)</text:p>
          </table:table-cell>
          <table:table-cell office:value-type="string">
            <text:p>NULL</text:p>
          </table:table-cell>
          <table:table-cell office:value-type="string">
            <text:p>kaaluga 3345gr , pikkus 51 cm ; Apgar 1 ' - 6 </text:p>
          </table:table-cell>
          <table:table-cell office:value-type="string">
            <text:p>Apgar 1 ' - 6 </text:p>
          </table:table-cell>
          <table:table-cell office:value-type="string">
            <text:p>; 5 ' - 8 .</text:p>
          </table:table-cell>
          <table:table-cell office:value-type="string">
            <text:p>Apgar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66110">
            <text:p>4566110</text:p>
          </table:table-cell>
          <table:table-cell office:value-type="float" office:value="90641495">
            <text:p>90641495</text:p>
          </table:table-cell>
          <table:table-cell office:value-type="string">
            <text:p>2012-04-02</text:p>
          </table:table-cell>
          <table:table-cell office:value-type="string">
            <text:p>A</text:p>
          </table:table-cell>
          <table:table-cell office:value-type="string">
            <text:p>2012-04-02</text:p>
          </table:table-cell>
          <table:table-cell office:value-type="float" office:value="44885865839">
            <text:p>4488586583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3k 3näd Tuharseisust sündinud , apgar 6</text:p>
          </table:table-cell>
          <table:table-cell office:value-type="string">
            <text:p>apgar 6</text:p>
          </table:table-cell>
          <table:table-cell office:value-type="string">
            <text:p>p Eelneval konsultatsioonil kerg</text:p>
          </table:table-cell>
          <table:table-cell office:value-type="string">
            <text:p>apgar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245">
            <text:p>55245</text:p>
          </table:table-cell>
          <table:table-cell office:value-type="float" office:value="147543199">
            <text:p>147543199</text:p>
          </table:table-cell>
          <table:table-cell office:value-type="string">
            <text:p>2012-09-27</text:p>
          </table:table-cell>
          <table:table-cell office:value-type="string">
            <text:p>S</text:p>
          </table:table-cell>
          <table:table-cell office:value-type="string">
            <text:p>2012-09-20</text:p>
          </table:table-cell>
          <table:table-cell office:value-type="float" office:value="70703628798">
            <text:p>7070362879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. sünnib poeg kaaluga : 4008 g apgariga : 6</text:p>
          </table:table-cell>
          <table:table-cell office:value-type="string">
            <text:p>apgariga : 6</text:p>
          </table:table-cell>
          <table:table-cell office:value-type="string">
            <text:p><text:s/>, 7 , 9</text:p>
          </table:table-cell>
          <table:table-cell office:value-type="string">
            <text:p>apgariga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75070">
            <text:p>3575070</text:p>
          </table:table-cell>
          <table:table-cell office:value-type="float" office:value="153655610">
            <text:p>153655610</text:p>
          </table:table-cell>
          <table:table-cell office:value-type="string">
            <text:p>2012-12-20</text:p>
          </table:table-cell>
          <table:table-cell office:value-type="string">
            <text:p>A</text:p>
          </table:table-cell>
          <table:table-cell office:value-type="string">
            <text:p>2012-10-08</text:p>
          </table:table-cell>
          <table:table-cell office:value-type="float" office:value="94971483271">
            <text:p>9497148327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Veetaperiood Sk 1232gr , Apgar 6/7</text:p>
          </table:table-cell>
          <table:table-cell office:value-type="string">
            <text:p>Apgar 6/7</text:p>
          </table:table-cell>
          <table:table-cell office:value-type="string">
            <text:p><text:s/>. pH 7,3 .</text:p>
          </table:table-cell>
          <table:table-cell office:value-type="string">
            <text:p>Apgar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13397">
            <text:p>3513397</text:p>
          </table:table-cell>
          <table:table-cell office:value-type="float" office:value="154184502">
            <text:p>154184502</text:p>
          </table:table-cell>
          <table:table-cell office:value-type="string">
            <text:p>2012-12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3180011908">
            <text:p>2318001190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foetus ( pois , 2150,0 , 49cm , Apgar 7/8</text:p>
          </table:table-cell>
          <table:table-cell office:value-type="string">
            <text:p>Apgar 7/8</text:p>
          </table:table-cell>
          <table:table-cell office:value-type="string">
            <text:p>p )</text:p>
          </table:table-cell>
          <table:table-cell office:value-type="string">
            <text:p>Apgar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735623">
            <text:p>15735623</text:p>
          </table:table-cell>
          <table:table-cell office:value-type="float" office:value="175810254">
            <text:p>175810254</text:p>
          </table:table-cell>
          <table:table-cell office:value-type="string">
            <text:p>2013-05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1531133848">
            <text:p>4153113384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sündis elus ajaline poeglaps , Apgar 7/9</text:p>
          </table:table-cell>
          <table:table-cell office:value-type="string">
            <text:p>Apgar 7/9</text:p>
          </table:table-cell>
          <table:table-cell office:value-type="string">
            <text:p><text:s/>, nabaväädi pH 7,211 , sünnikaa</text:p>
          </table:table-cell>
          <table:table-cell office:value-type="string">
            <text:p>Apgar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207">
            <text:p>30207</text:p>
          </table:table-cell>
          <table:table-cell office:value-type="float" office:value="147548521">
            <text:p>147548521</text:p>
          </table:table-cell>
          <table:table-cell office:value-type="string">
            <text:p>2012-10-04</text:p>
          </table:table-cell>
          <table:table-cell office:value-type="string">
            <text:p>S</text:p>
          </table:table-cell>
          <table:table-cell office:value-type="string">
            <text:p>2012-10-01</text:p>
          </table:table-cell>
          <table:table-cell office:value-type="float" office:value="69304576482">
            <text:p>6930457648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ib tütar kaaluga : 3566g - 48cm apgariga : 7-8-9</text:p>
          </table:table-cell>
          <table:table-cell office:value-type="string">
            <text:p>apgariga : 7-8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75245">
            <text:p>21675245</text:p>
          </table:table-cell>
          <table:table-cell office:value-type="float" office:value="187833752">
            <text:p>187833752</text:p>
          </table:table-cell>
          <table:table-cell office:value-type="string">
            <text:p>2013-07-11</text:p>
          </table:table-cell>
          <table:table-cell office:value-type="string">
            <text:p>A</text:p>
          </table:table-cell>
          <table:table-cell office:value-type="string">
            <text:p>2013-07-11</text:p>
          </table:table-cell>
          <table:table-cell office:value-type="float" office:value="92085135479">
            <text:p>920851354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gne kaksik - poeg kaaluga 2834g Apgariga 7-7-8</text:p>
          </table:table-cell>
          <table:table-cell office:value-type="string">
            <text:p>Apgariga 7-7-8</text:p>
          </table:table-cell>
          <table:table-cell office:value-type="string">
            <text:p>-9 segatuharseisus , pea vabasta</text:p>
          </table:table-cell>
          <table:table-cell office:value-type="string">
            <text:p>Apgariga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85189">
            <text:p>3285189</text:p>
          </table:table-cell>
          <table:table-cell office:value-type="float" office:value="91297053">
            <text:p>91297053</text:p>
          </table:table-cell>
          <table:table-cell office:value-type="string">
            <text:p>2012-04-25</text:p>
          </table:table-cell>
          <table:table-cell office:value-type="string">
            <text:p>A</text:p>
          </table:table-cell>
          <table:table-cell office:value-type="string">
            <text:p>2012-04-25</text:p>
          </table:table-cell>
          <table:table-cell office:value-type="float" office:value="78533036459">
            <text:p>7853303645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eisrilõike teel , kaal 1742 g , Apgar 7/7</text:p>
          </table:table-cell>
          <table:table-cell office:value-type="string">
            <text:p>Apgar 7/7</text:p>
          </table:table-cell>
          <table:table-cell office:value-type="string">
            <text:p><text:s/>, looteveed rohelised</text:p>
          </table:table-cell>
          <table:table-cell office:value-type="string">
            <text:p>Apgar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67458">
            <text:p>9767458</text:p>
          </table:table-cell>
          <table:table-cell office:value-type="float" office:value="173879101">
            <text:p>173879101</text:p>
          </table:table-cell>
          <table:table-cell office:value-type="string">
            <text:p>2013-04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1119371">
            <text:p>67303111937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7/7</text:p>
          </table:table-cell>
          <table:table-cell/>
          <table:table-cell office:value-type="string">
            <text:p>Apgar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81206">
            <text:p>20781206</text:p>
          </table:table-cell>
          <table:table-cell office:value-type="float" office:value="165750618">
            <text:p>165750618</text:p>
          </table:table-cell>
          <table:table-cell office:value-type="string">
            <text:p>2013-03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3710296502">
            <text:p>737102965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u Sünni : 2570g/44,5 cm / 34 cm Apgar : 7/7/7</text:p>
          </table:table-cell>
          <table:table-cell office:value-type="string">
            <text:p>Apgar : 7/7/7</text:p>
          </table:table-cell>
          <table:table-cell office:value-type="string">
            <text:p><text:s/>( Nabaarterist pH/BE/laktaat ( </text:p>
          </table:table-cell>
          <table:table-cell office:value-type="string">
            <text:p>Apgar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48860">
            <text:p>14548860</text:p>
          </table:table-cell>
          <table:table-cell office:value-type="float" office:value="184563098">
            <text:p>184563098</text:p>
          </table:table-cell>
          <table:table-cell office:value-type="string">
            <text:p>2013-06-21</text:p>
          </table:table-cell>
          <table:table-cell office:value-type="string">
            <text:p>A</text:p>
          </table:table-cell>
          <table:table-cell office:value-type="string">
            <text:p>2013-02-07</text:p>
          </table:table-cell>
          <table:table-cell office:value-type="float" office:value="18862832097">
            <text:p>1886283209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7/8/10 palli</text:p>
          </table:table-cell>
          <table:table-cell office:value-type="string">
            <text:p><text:s/>puusade UH ii</text:p>
          </table:table-cell>
          <table:table-cell office:value-type="string">
            <text:p>Apgar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90849">
            <text:p>15090849</text:p>
          </table:table-cell>
          <table:table-cell office:value-type="float" office:value="208487847">
            <text:p>208487847</text:p>
          </table:table-cell>
          <table:table-cell office:value-type="string">
            <text:p>2013-11-1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6901196">
            <text:p>673046901196</text:p>
          </table:table-cell>
          <table:table-cell office:value-type="string">
            <text:p>original_2013</text:p>
          </table:table-cell>
          <table:table-cell office:value-type="string">
            <text:p>s_surgery</text:p>
          </table:table-cell>
          <table:table-cell office:value-type="string">
            <text:p>text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us poeglaps , kaaluga 2978 gr , apgariga 7/8/8</text:p>
          </table:table-cell>
          <table:table-cell office:value-type="string">
            <text:p>apgariga 7/8/8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23722">
            <text:p>6023722</text:p>
          </table:table-cell>
          <table:table-cell office:value-type="float" office:value="85900762">
            <text:p>85900762</text:p>
          </table:table-cell>
          <table:table-cell office:value-type="string">
            <text:p>2012-03-1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7180682450">
            <text:p>7718068245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7/6</text:p>
          </table:table-cell>
          <table:table-cell office:value-type="string">
            <text:p><text:s/>. pH 7,26 .</text:p>
          </table:table-cell>
          <table:table-cell office:value-type="string">
            <text:p>Apgar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932572">
            <text:p>20932572</text:p>
          </table:table-cell>
          <table:table-cell office:value-type="float" office:value="155442687">
            <text:p>155442687</text:p>
          </table:table-cell>
          <table:table-cell office:value-type="string">
            <text:p>2013-01-05</text:p>
          </table:table-cell>
          <table:table-cell office:value-type="string">
            <text:p>A</text:p>
          </table:table-cell>
          <table:table-cell office:value-type="string">
            <text:p>2013-01-03</text:p>
          </table:table-cell>
          <table:table-cell office:value-type="float" office:value="48913395042">
            <text:p>489133950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ündid vaginaalselt 34+0 rn ITKs Apgar 7/8</text:p>
          </table:table-cell>
          <table:table-cell office:value-type="string">
            <text:p>Apgar 7/8</text:p>
          </table:table-cell>
          <table:table-cell office:value-type="string">
            <text:p><text:s/>SK 2966g</text:p>
          </table:table-cell>
          <table:table-cell office:value-type="string">
            <text:p>Apgar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23309">
            <text:p>20323309</text:p>
          </table:table-cell>
          <table:table-cell office:value-type="float" office:value="188970024">
            <text:p>188970024</text:p>
          </table:table-cell>
          <table:table-cell office:value-type="string">
            <text:p>2013-07-19</text:p>
          </table:table-cell>
          <table:table-cell office:value-type="string">
            <text:p>A</text:p>
          </table:table-cell>
          <table:table-cell office:value-type="string">
            <text:p>2013-07-11</text:p>
          </table:table-cell>
          <table:table-cell office:value-type="float" office:value="48913395042">
            <text:p>489133950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ündid vaginaalselt 34+0 rn ITKs Apgar 7/8</text:p>
          </table:table-cell>
          <table:table-cell office:value-type="string">
            <text:p>Apgar 7/8</text:p>
          </table:table-cell>
          <table:table-cell office:value-type="string">
            <text:p><text:s/>SK 2966g</text:p>
          </table:table-cell>
          <table:table-cell office:value-type="string">
            <text:p>Apgar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77298">
            <text:p>22877298</text:p>
          </table:table-cell>
          <table:table-cell office:value-type="float" office:value="156381287">
            <text:p>156381287</text:p>
          </table:table-cell>
          <table:table-cell office:value-type="string">
            <text:p>2012-03-07</text:p>
          </table:table-cell>
          <table:table-cell office:value-type="string">
            <text:p>A</text:p>
          </table:table-cell>
          <table:table-cell office:value-type="string">
            <text:p>2012-03-03</text:p>
          </table:table-cell>
          <table:table-cell office:value-type="float" office:value="81978925260">
            <text:p>819789252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. sünnib tütar kaaluga : 3820g apgariga : 7-9-10</text:p>
          </table:table-cell>
          <table:table-cell office:value-type="string">
            <text:p>apgariga : 7-9-10</text:p>
          </table:table-cell>
          <table:table-cell office:value-type="string">
            <text:p><text:s/>. 02.08.201108 : 33 - AUG , <text:s/>- </text:p>
          </table:table-cell>
          <table:table-cell office:value-type="string">
            <text:p>apgariga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28680">
            <text:p>15828680</text:p>
          </table:table-cell>
          <table:table-cell office:value-type="float" office:value="195949427">
            <text:p>195949427</text:p>
          </table:table-cell>
          <table:table-cell office:value-type="string">
            <text:p>2013-09-05</text:p>
          </table:table-cell>
          <table:table-cell office:value-type="string">
            <text:p>S</text:p>
          </table:table-cell>
          <table:table-cell office:value-type="string">
            <text:p>2013-08-30</text:p>
          </table:table-cell>
          <table:table-cell office:value-type="float" office:value="673046486900">
            <text:p>67304648690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[-: ]*[0-9]\s*(min(util?)?\s*(pärast)?|[`'´])[-: ]*(?P&lt;value&gt;((10|[0-9])[-/ ]?)+)</text:p>
          </table:table-cell>
          <table:table-cell office:value-type="string">
            <text:p>NULL</text:p>
          </table:table-cell>
          <table:table-cell office:value-type="string">
            <text:p>g kaaluga : 4208g , pikkus 53cm apgariga : 1 ` - 7 </text:p>
          </table:table-cell>
          <table:table-cell office:value-type="string">
            <text:p>apgariga : 1 ` - 7 </text:p>
          </table:table-cell>
          <table:table-cell office:value-type="string">
            <text:p>; 5 ` - 8 .</text:p>
          </table:table-cell>
          <table:table-cell office:value-type="string">
            <text:p>apgariga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300306">
            <text:p>15300306</text:p>
          </table:table-cell>
          <table:table-cell office:value-type="float" office:value="161519062">
            <text:p>161519062</text:p>
          </table:table-cell>
          <table:table-cell office:value-type="string">
            <text:p>2013-02-0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3516495">
            <text:p>673043516495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7/8</text:p>
          </table:table-cell>
          <table:table-cell office:value-type="string">
            <text:p><text:s/>, kaal 1480gr , pikkus 40cm , P</text:p>
          </table:table-cell>
          <table:table-cell office:value-type="string">
            <text:p>Apgar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595201">
            <text:p>9595201</text:p>
          </table:table-cell>
          <table:table-cell office:value-type="float" office:value="159158865">
            <text:p>159158865</text:p>
          </table:table-cell>
          <table:table-cell office:value-type="string">
            <text:p>2013-01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4286859">
            <text:p>67304428685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eisest sünnitusest , sk 5000g , apgar 7/9</text:p>
          </table:table-cell>
          <table:table-cell office:value-type="string">
            <text:p>apgar 7/9</text:p>
          </table:table-cell>
          <table:table-cell office:value-type="string">
            <text:p><text:s/>, ikteerilisuse tõttu 10 p koju</text:p>
          </table:table-cell>
          <table:table-cell office:value-type="string">
            <text:p>apgar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82423">
            <text:p>5182423</text:p>
          </table:table-cell>
          <table:table-cell office:value-type="float" office:value="148450150">
            <text:p>148450150</text:p>
          </table:table-cell>
          <table:table-cell office:value-type="string">
            <text:p>2012-11-16</text:p>
          </table:table-cell>
          <table:table-cell office:value-type="string">
            <text:p>A</text:p>
          </table:table-cell>
          <table:table-cell office:value-type="string">
            <text:p>2012-11-16</text:p>
          </table:table-cell>
          <table:table-cell office:value-type="float" office:value="68332223891">
            <text:p>6833222389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duse kulg ii , vagin sünnitus , apgar 7/8/8</text:p>
          </table:table-cell>
          <table:table-cell office:value-type="string">
            <text:p>apgar 7/8/8</text:p>
          </table:table-cell>
          <table:table-cell office:value-type="string">
            <text:p><text:s/>, sk 3412</text:p>
          </table:table-cell>
          <table:table-cell office:value-type="string">
            <text:p>apgar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06978">
            <text:p>6506978</text:p>
          </table:table-cell>
          <table:table-cell office:value-type="float" office:value="136338671">
            <text:p>136338671</text:p>
          </table:table-cell>
          <table:table-cell office:value-type="string">
            <text:p>2012-08-3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9206553943">
            <text:p>6920655394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7/9 palli</text:p>
          </table:table-cell>
          <table:table-cell/>
          <table:table-cell office:value-type="string">
            <text:p>Apgar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74462">
            <text:p>14874462</text:p>
          </table:table-cell>
          <table:table-cell office:value-type="float" office:value="160302807">
            <text:p>160302807</text:p>
          </table:table-cell>
          <table:table-cell office:value-type="string">
            <text:p>2013-01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5505348317">
            <text:p>2550534831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7/9 palli</text:p>
          </table:table-cell>
          <table:table-cell/>
          <table:table-cell office:value-type="string">
            <text:p>Apgar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39248">
            <text:p>21139248</text:p>
          </table:table-cell>
          <table:table-cell office:value-type="float" office:value="154956704">
            <text:p>154956704</text:p>
          </table:table-cell>
          <table:table-cell office:value-type="string">
            <text:p>2013-01-03</text:p>
          </table:table-cell>
          <table:table-cell office:value-type="string">
            <text:p>A</text:p>
          </table:table-cell>
          <table:table-cell office:value-type="string">
            <text:p>2012-12-19</text:p>
          </table:table-cell>
          <table:table-cell office:value-type="float" office:value="29853026945">
            <text:p>298530269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7/7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44300">
            <text:p>12144300</text:p>
          </table:table-cell>
          <table:table-cell office:value-type="float" office:value="192724709">
            <text:p>192724709</text:p>
          </table:table-cell>
          <table:table-cell office:value-type="string">
            <text:p>2013-08-16</text:p>
          </table:table-cell>
          <table:table-cell office:value-type="string">
            <text:p>A</text:p>
          </table:table-cell>
          <table:table-cell office:value-type="string">
            <text:p>2013-07-09</text:p>
          </table:table-cell>
          <table:table-cell office:value-type="float" office:value="94817310151">
            <text:p>9481731015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nib poeg kaaluga : 3888g , 51cm apgariga : 7-8-8</text:p>
          </table:table-cell>
          <table:table-cell office:value-type="string">
            <text:p>apgariga : 7-8-8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91758">
            <text:p>10191758</text:p>
          </table:table-cell>
          <table:table-cell office:value-type="float" office:value="167547849">
            <text:p>167547849</text:p>
          </table:table-cell>
          <table:table-cell office:value-type="string">
            <text:p>2013-03-1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8063257">
            <text:p>67303806325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17.40 sünnib tütar 3740 / 49 cm apgariga 7/8 palli</text:p>
          </table:table-cell>
          <table:table-cell office:value-type="string">
            <text:p>apgariga 7/8 palli</text:p>
          </table:table-cell>
          <table:table-cell/>
          <table:table-cell office:value-type="string">
            <text:p>apgariga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50346">
            <text:p>9750346</text:p>
          </table:table-cell>
          <table:table-cell office:value-type="float" office:value="180117638">
            <text:p>180117638</text:p>
          </table:table-cell>
          <table:table-cell office:value-type="string">
            <text:p>2013-05-29</text:p>
          </table:table-cell>
          <table:table-cell office:value-type="string">
            <text:p>S</text:p>
          </table:table-cell>
          <table:table-cell office:value-type="string">
            <text:p>2013-05-24</text:p>
          </table:table-cell>
          <table:table-cell office:value-type="float" office:value="34793063388">
            <text:p>3479306338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oeg kaal 4162g , pikkus 55cm ja Apgar 7/8</text:p>
          </table:table-cell>
          <table:table-cell office:value-type="string">
            <text:p>Apgar 7/8</text:p>
          </table:table-cell>
          <table:table-cell/>
          <table:table-cell office:value-type="string">
            <text:p>Apgar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01578">
            <text:p>3301578</text:p>
          </table:table-cell>
          <table:table-cell office:value-type="float" office:value="88443032">
            <text:p>88443032</text:p>
          </table:table-cell>
          <table:table-cell office:value-type="string">
            <text:p>2012-04-03</text:p>
          </table:table-cell>
          <table:table-cell office:value-type="string">
            <text:p>A</text:p>
          </table:table-cell>
          <table:table-cell office:value-type="string">
            <text:p>2012-01-19</text:p>
          </table:table-cell>
          <table:table-cell office:value-type="float" office:value="75206097453">
            <text:p>7520609745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ii , sünnitus-laps asfüksias , APGAR 7/8</text:p>
          </table:table-cell>
          <table:table-cell office:value-type="string">
            <text:p>APGAR 7/8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87671">
            <text:p>3587671</text:p>
          </table:table-cell>
          <table:table-cell office:value-type="float" office:value="141228274">
            <text:p>141228274</text:p>
          </table:table-cell>
          <table:table-cell office:value-type="string">
            <text:p>2012-10-10</text:p>
          </table:table-cell>
          <table:table-cell office:value-type="string">
            <text:p>A</text:p>
          </table:table-cell>
          <table:table-cell office:value-type="string">
            <text:p>2012-10-08</text:p>
          </table:table-cell>
          <table:table-cell office:value-type="float" office:value="16450886752">
            <text:p>1645088675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7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5361">
            <text:p>275361</text:p>
          </table:table-cell>
          <table:table-cell office:value-type="float" office:value="147520595">
            <text:p>147520595</text:p>
          </table:table-cell>
          <table:table-cell office:value-type="string">
            <text:p>2012-06-06</text:p>
          </table:table-cell>
          <table:table-cell office:value-type="string">
            <text:p>S</text:p>
          </table:table-cell>
          <table:table-cell office:value-type="string">
            <text:p>2012-06-02</text:p>
          </table:table-cell>
          <table:table-cell office:value-type="float" office:value="56562359109">
            <text:p>5656235910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kaaluga : 4100g , pikkus 52 cm apgariga : 7-8-8</text:p>
          </table:table-cell>
          <table:table-cell office:value-type="string">
            <text:p>apgariga : 7-8-8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15195">
            <text:p>9715195</text:p>
          </table:table-cell>
          <table:table-cell office:value-type="float" office:value="208172993">
            <text:p>208172993</text:p>
          </table:table-cell>
          <table:table-cell office:value-type="string">
            <text:p>2013-11-0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4965061072">
            <text:p>3496506107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7/8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39043">
            <text:p>9839043</text:p>
          </table:table-cell>
          <table:table-cell office:value-type="float" office:value="174203399">
            <text:p>174203399</text:p>
          </table:table-cell>
          <table:table-cell office:value-type="string">
            <text:p>2013-04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7821523615">
            <text:p>2782152361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0-9]{1,2}[: ]*(?P&lt;value&gt;(10|[0-9]))</text:p>
          </table:table-cell>
          <table:table-cell office:value-type="string">
            <text:p>NULL</text:p>
          </table:table-cell>
          <table:table-cell office:value-type="string">
            <text:p>ps , kaal 3670 , pikkus 53 cm , Apgar 07</text:p>
          </table:table-cell>
          <table:table-cell office:value-type="string">
            <text:p>Apgar 07</text:p>
          </table:table-cell>
          <table:table-cell office:value-type="string">
            <text:p><text:s/>/ 09 p</text:p>
          </table:table-cell>
          <table:table-cell office:value-type="string">
            <text:p>Apgar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99389">
            <text:p>6599389</text:p>
          </table:table-cell>
          <table:table-cell office:value-type="float" office:value="132707567">
            <text:p>132707567</text:p>
          </table:table-cell>
          <table:table-cell office:value-type="string">
            <text:p>2012-08-11</text:p>
          </table:table-cell>
          <table:table-cell office:value-type="string">
            <text:p>S</text:p>
          </table:table-cell>
          <table:table-cell office:value-type="string">
            <text:p>2012-08-08</text:p>
          </table:table-cell>
          <table:table-cell office:value-type="float" office:value="13124075310">
            <text:p>1312407531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elus ajaline poeglaps 3330/49 , Apgar 7/8</text:p>
          </table:table-cell>
          <table:table-cell office:value-type="string">
            <text:p>Apgar 7/8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1086">
            <text:p>1881086</text:p>
          </table:table-cell>
          <table:table-cell office:value-type="float" office:value="129133735">
            <text:p>129133735</text:p>
          </table:table-cell>
          <table:table-cell office:value-type="string">
            <text:p>2012-07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1464432510">
            <text:p>3146443251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nnitusest 37 nädalal Gemelli II Apgar 7</text:p>
          </table:table-cell>
          <table:table-cell office:value-type="string">
            <text:p>Apgar 7</text:p>
          </table:table-cell>
          <table:table-cell office:value-type="string">
            <text:p><text:s/>, Sünnikaal 2610 g , pikkus 46 </text:p>
          </table:table-cell>
          <table:table-cell office:value-type="string">
            <text:p>Apgar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8772">
            <text:p>268772</text:p>
          </table:table-cell>
          <table:table-cell office:value-type="float" office:value="147544458">
            <text:p>147544458</text:p>
          </table:table-cell>
          <table:table-cell office:value-type="string">
            <text:p>2012-10-18</text:p>
          </table:table-cell>
          <table:table-cell office:value-type="string">
            <text:p>S</text:p>
          </table:table-cell>
          <table:table-cell office:value-type="string">
            <text:p>2012-10-10</text:p>
          </table:table-cell>
          <table:table-cell office:value-type="float" office:value="22089683527">
            <text:p>2208968352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nnib poeg kaaluga : 3686-52,5 . apgariga : 7-8-8</text:p>
          </table:table-cell>
          <table:table-cell office:value-type="string">
            <text:p>apgariga : 7-8-8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927">
            <text:p>130927</text:p>
          </table:table-cell>
          <table:table-cell office:value-type="float" office:value="152995209">
            <text:p>152995209</text:p>
          </table:table-cell>
          <table:table-cell office:value-type="string">
            <text:p>2012-12-17</text:p>
          </table:table-cell>
          <table:table-cell office:value-type="string">
            <text:p>S</text:p>
          </table:table-cell>
          <table:table-cell office:value-type="string">
            <text:p>2012-12-07</text:p>
          </table:table-cell>
          <table:table-cell office:value-type="float" office:value="41028927705">
            <text:p>4102892770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ps : kaal 3650g , pikkus 51cm , Apgar 7-8</text:p>
          </table:table-cell>
          <table:table-cell office:value-type="string">
            <text:p>Apgar 7-8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28462">
            <text:p>9728462</text:p>
          </table:table-cell>
          <table:table-cell office:value-type="float" office:value="162687023">
            <text:p>162687023</text:p>
          </table:table-cell>
          <table:table-cell office:value-type="string">
            <text:p>2013-02-16</text:p>
          </table:table-cell>
          <table:table-cell office:value-type="string">
            <text:p>S</text:p>
          </table:table-cell>
          <table:table-cell office:value-type="string">
            <text:p>2013-01-25</text:p>
          </table:table-cell>
          <table:table-cell office:value-type="float" office:value="673034493142">
            <text:p>67303449314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) , pikkusega 45 sm , PÜ 33 s , Apgar 7/8</text:p>
          </table:table-cell>
          <table:table-cell office:value-type="string">
            <text:p>Apgar 7/8</text:p>
          </table:table-cell>
          <table:table-cell office:value-type="string">
            <text:p><text:s/>, pH 7.30 .</text:p>
          </table:table-cell>
          <table:table-cell office:value-type="string">
            <text:p>Apgar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218800">
            <text:p>15218800</text:p>
          </table:table-cell>
          <table:table-cell office:value-type="float" office:value="180206792">
            <text:p>180206792</text:p>
          </table:table-cell>
          <table:table-cell office:value-type="string">
            <text:p>2013-05-2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6519621">
            <text:p>673036519621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7/8/8</text:p>
          </table:table-cell>
          <table:table-cell office:value-type="string">
            <text:p><text:s/>näol rohkelt verevalumei , skle</text:p>
          </table:table-cell>
          <table:table-cell office:value-type="string">
            <text:p>Apgar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71927">
            <text:p>3871927</text:p>
          </table:table-cell>
          <table:table-cell office:value-type="float" office:value="137969333">
            <text:p>137969333</text:p>
          </table:table-cell>
          <table:table-cell office:value-type="string">
            <text:p>2012-09-19</text:p>
          </table:table-cell>
          <table:table-cell office:value-type="string">
            <text:p>A</text:p>
          </table:table-cell>
          <table:table-cell office:value-type="string">
            <text:p>2012-09-19</text:p>
          </table:table-cell>
          <table:table-cell office:value-type="float" office:value="74195298131">
            <text:p>7419529813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- 2258 , pikkus-45 , pü - 34 , Apgar -7/8</text:p>
          </table:table-cell>
          <table:table-cell office:value-type="string">
            <text:p>Apgar -7/8</text:p>
          </table:table-cell>
          <table:table-cell/>
          <table:table-cell office:value-type="string">
            <text:p>Apgar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83041">
            <text:p>22883041</text:p>
          </table:table-cell>
          <table:table-cell office:value-type="float" office:value="215767711">
            <text:p>215767711</text:p>
          </table:table-cell>
          <table:table-cell office:value-type="string">
            <text:p>2013-12-14</text:p>
          </table:table-cell>
          <table:table-cell office:value-type="string">
            <text:p>A</text:p>
          </table:table-cell>
          <table:table-cell office:value-type="string">
            <text:p>2013-10-15</text:p>
          </table:table-cell>
          <table:table-cell office:value-type="float" office:value="673045405608">
            <text:p>6730454056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iaalne , nabaväät ümber kaela , sünnihinne 7</text:p>
          </table:table-cell>
          <table:table-cell office:value-type="string">
            <text:p>sünnihinne 7</text:p>
          </table:table-cell>
          <table:table-cell office:value-type="string">
            <text:p><text:s/>.</text:p>
          </table:table-cell>
          <table:table-cell office:value-type="string">
            <text:p>sünnihinne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34">
            <text:p>23034</text:p>
          </table:table-cell>
          <table:table-cell office:value-type="float" office:value="138761443">
            <text:p>138761443</text:p>
          </table:table-cell>
          <table:table-cell office:value-type="string">
            <text:p>2012-09-25</text:p>
          </table:table-cell>
          <table:table-cell office:value-type="string">
            <text:p>S</text:p>
          </table:table-cell>
          <table:table-cell office:value-type="string">
            <text:p>2012-09-16</text:p>
          </table:table-cell>
          <table:table-cell office:value-type="float" office:value="67686359572">
            <text:p>6768635957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tar kaal 3136g , pikkus 51cm ja apgar 7/9</text:p>
          </table:table-cell>
          <table:table-cell office:value-type="string">
            <text:p>apgar 7/9</text:p>
          </table:table-cell>
          <table:table-cell/>
          <table:table-cell office:value-type="string">
            <text:p>apgar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7762">
            <text:p>2147762</text:p>
          </table:table-cell>
          <table:table-cell office:value-type="float" office:value="84575315">
            <text:p>84575315</text:p>
          </table:table-cell>
          <table:table-cell office:value-type="string">
            <text:p>2012-02-28</text:p>
          </table:table-cell>
          <table:table-cell office:value-type="string">
            <text:p>A</text:p>
          </table:table-cell>
          <table:table-cell office:value-type="string">
            <text:p>2012-02-23</text:p>
          </table:table-cell>
          <table:table-cell office:value-type="float" office:value="20177083900">
            <text:p>2017708390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kaal - 4100g , pikkus - 54 cm , Apgar 7/7/7</text:p>
          </table:table-cell>
          <table:table-cell office:value-type="string">
            <text:p>Apgar 7/7/7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99169">
            <text:p>20899169</text:p>
          </table:table-cell>
          <table:table-cell office:value-type="float" office:value="211709001">
            <text:p>211709001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office:value-type="string">
            <text:p>2013-11-13</text:p>
          </table:table-cell>
          <table:table-cell office:value-type="float" office:value="673033430982">
            <text:p>6730334309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7/8/8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122">
            <text:p>227122</text:p>
          </table:table-cell>
          <table:table-cell office:value-type="float" office:value="120710419">
            <text:p>120710419</text:p>
          </table:table-cell>
          <table:table-cell office:value-type="string">
            <text:p>2012-05-17</text:p>
          </table:table-cell>
          <table:table-cell office:value-type="string">
            <text:p>S</text:p>
          </table:table-cell>
          <table:table-cell office:value-type="string">
            <text:p>2012-05-03</text:p>
          </table:table-cell>
          <table:table-cell office:value-type="float" office:value="44532769147">
            <text:p>4453276914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ps : kaal 3940g , pikkus 53cm , Apgar 7-9</text:p>
          </table:table-cell>
          <table:table-cell office:value-type="string">
            <text:p>Apgar 7-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60547">
            <text:p>6160547</text:p>
          </table:table-cell>
          <table:table-cell office:value-type="float" office:value="138024423">
            <text:p>138024423</text:p>
          </table:table-cell>
          <table:table-cell office:value-type="string">
            <text:p>2012-09-1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4168861065">
            <text:p>8416886106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kaaluga 1152g , pikkus 35 cm , Apgariga 7/8/8 palli</text:p>
          </table:table-cell>
          <table:table-cell office:value-type="string">
            <text:p>Apgariga 7/8/8 palli</text:p>
          </table:table-cell>
          <table:table-cell/>
          <table:table-cell office:value-type="string">
            <text:p>Apgariga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17792">
            <text:p>20517792</text:p>
          </table:table-cell>
          <table:table-cell office:value-type="float" office:value="167356971">
            <text:p>167356971</text:p>
          </table:table-cell>
          <table:table-cell office:value-type="string">
            <text:p>2013-03-18</text:p>
          </table:table-cell>
          <table:table-cell office:value-type="string">
            <text:p>A</text:p>
          </table:table-cell>
          <table:table-cell office:value-type="string">
            <text:p>2013-02-18</text:p>
          </table:table-cell>
          <table:table-cell office:value-type="float" office:value="673044149496">
            <text:p>6730441494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7/8</text:p>
          </table:table-cell>
          <table:table-cell/>
          <table:table-cell office:value-type="string">
            <text:p>Apgar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1201">
            <text:p>1821201</text:p>
          </table:table-cell>
          <table:table-cell office:value-type="float" office:value="121935402">
            <text:p>121935402</text:p>
          </table:table-cell>
          <table:table-cell office:value-type="string">
            <text:p>2011-12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5115572091">
            <text:p>9511557209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7/8/8</text:p>
          </table:table-cell>
          <table:table-cell office:value-type="string">
            <text:p><text:s/>. pH 7,350 .</text:p>
          </table:table-cell>
          <table:table-cell office:value-type="string">
            <text:p>Apgar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687949">
            <text:p>15687949</text:p>
          </table:table-cell>
          <table:table-cell office:value-type="float" office:value="202830305">
            <text:p>202830305</text:p>
          </table:table-cell>
          <table:table-cell office:value-type="string">
            <text:p>2013-10-1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0676671907">
            <text:p>90676671907</text:p>
          </table:table-cell>
          <table:table-cell office:value-type="string">
            <text:p>original_2013</text:p>
          </table:table-cell>
          <table:table-cell office:value-type="string">
            <text:p>s_surgery_entry</text:p>
          </table:table-cell>
          <table:table-cell office:value-type="string">
            <text:p>text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[-: ]*[0-9]\s*(min(util?)?\s*(pärast)?|[`'´])[-: ]*(?P&lt;value&gt;((10|[0-9])[-/ ]?)+)</text:p>
          </table:table-cell>
          <table:table-cell office:value-type="string">
            <text:p>NULL</text:p>
          </table:table-cell>
          <table:table-cell table:number-columns-repeated="2" office:value-type="string">
            <text:p>Apgar 1 min pärast - 8 </text:p>
          </table:table-cell>
          <table:table-cell office:value-type="string">
            <text:p>; 5 min pärast - 8 palli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95481">
            <text:p>10395481</text:p>
          </table:table-cell>
          <table:table-cell office:value-type="float" office:value="183622135">
            <text:p>183622135</text:p>
          </table:table-cell>
          <table:table-cell office:value-type="string">
            <text:p>2013-06-17</text:p>
          </table:table-cell>
          <table:table-cell office:value-type="string">
            <text:p>S</text:p>
          </table:table-cell>
          <table:table-cell office:value-type="string">
            <text:p>2013-06-10</text:p>
          </table:table-cell>
          <table:table-cell office:value-type="float" office:value="673047138151">
            <text:p>67304713815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[-: ]*[0-9]\s*(min(util?)?\s*(pärast)?|[`'´])[-: ]*(?P&lt;value&gt;((10|[0-9])[-/ ]?)+)</text:p>
          </table:table-cell>
          <table:table-cell office:value-type="string">
            <text:p>NULL</text:p>
          </table:table-cell>
          <table:table-cell office:value-type="string">
            <text:p>g kaaluga : 3780g , pikkus 52cm apgariga : 1 ` - 8 </text:p>
          </table:table-cell>
          <table:table-cell office:value-type="string">
            <text:p>apgariga : 1 ` - 8 </text:p>
          </table:table-cell>
          <table:table-cell office:value-type="string">
            <text:p>; 5 ` - 9 .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26302">
            <text:p>23526302</text:p>
          </table:table-cell>
          <table:table-cell office:value-type="float" office:value="197210703">
            <text:p>197210703</text:p>
          </table:table-cell>
          <table:table-cell office:value-type="string">
            <text:p>2013-09-12</text:p>
          </table:table-cell>
          <table:table-cell office:value-type="string">
            <text:p>A</text:p>
          </table:table-cell>
          <table:table-cell office:value-type="string">
            <text:p>2013-07-12</text:p>
          </table:table-cell>
          <table:table-cell office:value-type="float" office:value="673036078985">
            <text:p>6730360789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. sünnib poeg kaaluga : 3824 . apgariga : 8-9</text:p>
          </table:table-cell>
          <table:table-cell office:value-type="string">
            <text:p>apgariga : 8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38841">
            <text:p>15938841</text:p>
          </table:table-cell>
          <table:table-cell office:value-type="float" office:value="200275455">
            <text:p>200275455</text:p>
          </table:table-cell>
          <table:table-cell office:value-type="string">
            <text:p>2013-09-30</text:p>
          </table:table-cell>
          <table:table-cell office:value-type="string">
            <text:p>S</text:p>
          </table:table-cell>
          <table:table-cell office:value-type="string">
            <text:p>2013-09-25</text:p>
          </table:table-cell>
          <table:table-cell office:value-type="float" office:value="673039943077">
            <text:p>67303994307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nib poeg kaaluga : 3582g 51,5 . apgariga : 8-8-9</text:p>
          </table:table-cell>
          <table:table-cell office:value-type="string">
            <text:p>apgariga : 8-8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09549">
            <text:p>9609549</text:p>
          </table:table-cell>
          <table:table-cell office:value-type="float" office:value="192088245">
            <text:p>192088245</text:p>
          </table:table-cell>
          <table:table-cell office:value-type="string">
            <text:p>2013-08-1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1918637">
            <text:p>67303191863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jaline tütarlaps 3450g , 52cm , Apgar 8-9</text:p>
          </table:table-cell>
          <table:table-cell office:value-type="string">
            <text:p>Apgar 8-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57926">
            <text:p>6557926</text:p>
          </table:table-cell>
          <table:table-cell office:value-type="float" office:value="144583985">
            <text:p>144583985</text:p>
          </table:table-cell>
          <table:table-cell office:value-type="string">
            <text:p>2012-11-02</text:p>
          </table:table-cell>
          <table:table-cell office:value-type="string">
            <text:p>S</text:p>
          </table:table-cell>
          <table:table-cell office:value-type="string">
            <text:p>2012-10-22</text:p>
          </table:table-cell>
          <table:table-cell office:value-type="float" office:value="72358920534">
            <text:p>7235892053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ps : kaal 2730g , pikkus 47cm , Apgar 8-9</text:p>
          </table:table-cell>
          <table:table-cell office:value-type="string">
            <text:p>Apgar 8-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83618">
            <text:p>6683618</text:p>
          </table:table-cell>
          <table:table-cell office:value-type="float" office:value="147544100">
            <text:p>147544100</text:p>
          </table:table-cell>
          <table:table-cell office:value-type="string">
            <text:p>2012-11-09</text:p>
          </table:table-cell>
          <table:table-cell office:value-type="string">
            <text:p>S</text:p>
          </table:table-cell>
          <table:table-cell office:value-type="string">
            <text:p>2012-11-05</text:p>
          </table:table-cell>
          <table:table-cell office:value-type="float" office:value="10601696804">
            <text:p>1060169680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poeg kaaluga : 4242 gr , 50 cm apgariga : 8-9</text:p>
          </table:table-cell>
          <table:table-cell office:value-type="string">
            <text:p>apgariga : 8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83262">
            <text:p>11983262</text:p>
          </table:table-cell>
          <table:table-cell office:value-type="float" office:value="155379933">
            <text:p>155379933</text:p>
          </table:table-cell>
          <table:table-cell office:value-type="string">
            <text:p>2012-12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9955370127">
            <text:p>8995537012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ia 3280g ( 0SD )/ 52cm , PÜ ? , Apgar 8/9</text:p>
          </table:table-cell>
          <table:table-cell office:value-type="string">
            <text:p>Apgar 8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12626">
            <text:p>21212626</text:p>
          </table:table-cell>
          <table:table-cell office:value-type="float" office:value="178269598">
            <text:p>178269598</text:p>
          </table:table-cell>
          <table:table-cell office:value-type="string">
            <text:p>2013-05-20</text:p>
          </table:table-cell>
          <table:table-cell office:value-type="string">
            <text:p>A</text:p>
          </table:table-cell>
          <table:table-cell office:value-type="string">
            <text:p>2013-04-10</text:p>
          </table:table-cell>
          <table:table-cell office:value-type="float" office:value="69689141788">
            <text:p>696891417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8/8/8</text:p>
          </table:table-cell>
          <table:table-cell/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49546">
            <text:p>6049546</text:p>
          </table:table-cell>
          <table:table-cell office:value-type="float" office:value="83571748">
            <text:p>83571748</text:p>
          </table:table-cell>
          <table:table-cell office:value-type="string">
            <text:p>2012-02-16</text:p>
          </table:table-cell>
          <table:table-cell office:value-type="string">
            <text:p>S</text:p>
          </table:table-cell>
          <table:table-cell office:value-type="string">
            <text:p>2012-02-11</text:p>
          </table:table-cell>
          <table:table-cell office:value-type="float" office:value="17008892234">
            <text:p>1700889223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8-9</text:p>
          </table:table-cell>
          <table:table-cell office:value-type="string">
            <text:p><text:s/>, ph 7,16 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90481">
            <text:p>4690481</text:p>
          </table:table-cell>
          <table:table-cell office:value-type="float" office:value="131621843">
            <text:p>131621843</text:p>
          </table:table-cell>
          <table:table-cell office:value-type="string">
            <text:p>2012-07-04</text:p>
          </table:table-cell>
          <table:table-cell office:value-type="string">
            <text:p>A</text:p>
          </table:table-cell>
          <table:table-cell office:value-type="string">
            <text:p>2012-05-23</text:p>
          </table:table-cell>
          <table:table-cell office:value-type="float" office:value="20492892160">
            <text:p>2049289216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- 8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80503">
            <text:p>24680503</text:p>
          </table:table-cell>
          <table:table-cell office:value-type="float" office:value="219374273">
            <text:p>219374273</text:p>
          </table:table-cell>
          <table:table-cell office:value-type="string">
            <text:p>2013-12-23</text:p>
          </table:table-cell>
          <table:table-cell office:value-type="string">
            <text:p>A</text:p>
          </table:table-cell>
          <table:table-cell office:value-type="string">
            <text:p>2013-11-30</text:p>
          </table:table-cell>
          <table:table-cell office:value-type="float" office:value="673034541047">
            <text:p>6730345410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r , kaal 3258g , pikkus 50 cm , apgar 8-9</text:p>
          </table:table-cell>
          <table:table-cell office:value-type="string">
            <text:p>apgar 8-9</text:p>
          </table:table-cell>
          <table:table-cell/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15954">
            <text:p>23415954</text:p>
          </table:table-cell>
          <table:table-cell office:value-type="float" office:value="214277829">
            <text:p>214277829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office:value-type="string">
            <text:p>2013-11-07</text:p>
          </table:table-cell>
          <table:table-cell office:value-type="float" office:value="673030304151">
            <text:p>6730303041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d vähese lootevee tõttu , 39+GN Apgar 8/9</text:p>
          </table:table-cell>
          <table:table-cell office:value-type="string">
            <text:p>Apgar 8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28668">
            <text:p>6528668</text:p>
          </table:table-cell>
          <table:table-cell office:value-type="float" office:value="135061290">
            <text:p>135061290</text:p>
          </table:table-cell>
          <table:table-cell office:value-type="string">
            <text:p>2012-08-30</text:p>
          </table:table-cell>
          <table:table-cell office:value-type="string">
            <text:p>S</text:p>
          </table:table-cell>
          <table:table-cell office:value-type="string">
            <text:p>2012-08-24</text:p>
          </table:table-cell>
          <table:table-cell office:value-type="float" office:value="95124795467">
            <text:p>9512479546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oeg kaal 3658g , pikkus 50cm ja apgar 8/9</text:p>
          </table:table-cell>
          <table:table-cell office:value-type="string">
            <text:p>apgar 8/9</text:p>
          </table:table-cell>
          <table:table-cell/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74014">
            <text:p>6574014</text:p>
          </table:table-cell>
          <table:table-cell office:value-type="float" office:value="127803532">
            <text:p>127803532</text:p>
          </table:table-cell>
          <table:table-cell office:value-type="string">
            <text:p>2012-06-26</text:p>
          </table:table-cell>
          <table:table-cell office:value-type="string">
            <text:p>S</text:p>
          </table:table-cell>
          <table:table-cell office:value-type="string">
            <text:p>2012-06-18</text:p>
          </table:table-cell>
          <table:table-cell office:value-type="float" office:value="39862724816">
            <text:p>3986272481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oeg kaal 3235g , pikkus 52cm ja apgar 8/9</text:p>
          </table:table-cell>
          <table:table-cell office:value-type="string">
            <text:p>apgar 8/9</text:p>
          </table:table-cell>
          <table:table-cell/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20399">
            <text:p>17720399</text:p>
          </table:table-cell>
          <table:table-cell office:value-type="float" office:value="184127115">
            <text:p>184127115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office:value-type="string">
            <text:p>2013-06-17</text:p>
          </table:table-cell>
          <table:table-cell office:value-type="float" office:value="673037848054">
            <text:p>6730378480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8/9</text:p>
          </table:table-cell>
          <table:table-cell/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6797">
            <text:p>2136797</text:p>
          </table:table-cell>
          <table:table-cell office:value-type="float" office:value="82367070">
            <text:p>82367070</text:p>
          </table:table-cell>
          <table:table-cell office:value-type="string">
            <text:p>2012-02-06</text:p>
          </table:table-cell>
          <table:table-cell office:value-type="string">
            <text:p>A</text:p>
          </table:table-cell>
          <table:table-cell office:value-type="string">
            <text:p>2012-02-06</text:p>
          </table:table-cell>
          <table:table-cell office:value-type="float" office:value="60480654929">
            <text:p>6048065492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36cm , Apgar 8/9</text:p>
          </table:table-cell>
          <table:table-cell office:value-type="string">
            <text:p>Apgar 8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85208">
            <text:p>3385208</text:p>
          </table:table-cell>
          <table:table-cell office:value-type="float" office:value="147879942">
            <text:p>147879942</text:p>
          </table:table-cell>
          <table:table-cell office:value-type="string">
            <text:p>2012-11-20</text:p>
          </table:table-cell>
          <table:table-cell office:value-type="string">
            <text:p>A</text:p>
          </table:table-cell>
          <table:table-cell office:value-type="string">
            <text:p>2012-11-19</text:p>
          </table:table-cell>
          <table:table-cell office:value-type="float" office:value="19634381953">
            <text:p>1963438195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8/9/9</text:p>
          </table:table-cell>
          <table:table-cell office:value-type="string">
            <text:p><text:s/>. pH 7,420 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85100">
            <text:p>22585100</text:p>
          </table:table-cell>
          <table:table-cell office:value-type="float" office:value="202343217">
            <text:p>202343217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office:value-type="string">
            <text:p>2013-10-04</text:p>
          </table:table-cell>
          <table:table-cell office:value-type="float" office:value="673030342101">
            <text:p>6730303421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ünnib poeg kaaluga : 3710g/55cm apgariga : 8-9</text:p>
          </table:table-cell>
          <table:table-cell office:value-type="string">
            <text:p>apgariga : 8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17902">
            <text:p>6117902</text:p>
          </table:table-cell>
          <table:table-cell office:value-type="float" office:value="136807498">
            <text:p>136807498</text:p>
          </table:table-cell>
          <table:table-cell office:value-type="string">
            <text:p>2012-09-11</text:p>
          </table:table-cell>
          <table:table-cell office:value-type="string">
            <text:p>S</text:p>
          </table:table-cell>
          <table:table-cell office:value-type="string">
            <text:p>2012-06-21</text:p>
          </table:table-cell>
          <table:table-cell office:value-type="float" office:value="80142836851">
            <text:p>8014283685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8/8/8</text:p>
          </table:table-cell>
          <table:table-cell office:value-type="string">
            <text:p><text:s/>. pH 7,37 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87865">
            <text:p>10287865</text:p>
          </table:table-cell>
          <table:table-cell office:value-type="float" office:value="200242762">
            <text:p>200242762</text:p>
          </table:table-cell>
          <table:table-cell office:value-type="string">
            <text:p>2013-09-29</text:p>
          </table:table-cell>
          <table:table-cell office:value-type="string">
            <text:p>S</text:p>
          </table:table-cell>
          <table:table-cell office:value-type="string">
            <text:p>2013-09-25</text:p>
          </table:table-cell>
          <table:table-cell office:value-type="float" office:value="82077627939">
            <text:p>8207762793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poeg kaaluga : 4096 gr , 52 cm apgariga : 8-9</text:p>
          </table:table-cell>
          <table:table-cell office:value-type="string">
            <text:p>apgariga : 8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67240">
            <text:p>10167240</text:p>
          </table:table-cell>
          <table:table-cell office:value-type="float" office:value="172719102">
            <text:p>172719102</text:p>
          </table:table-cell>
          <table:table-cell office:value-type="string">
            <text:p>2013-04-1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0205345">
            <text:p>67304020534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ine poeglaps 2570 gr ja 46 cm , Apgar 8</text:p>
          </table:table-cell>
          <table:table-cell office:value-type="string">
            <text:p>Apgar 8</text:p>
          </table:table-cell>
          <table:table-cell office:value-type="string">
            <text:p>--9 p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95529">
            <text:p>16095529</text:p>
          </table:table-cell>
          <table:table-cell office:value-type="float" office:value="170673905">
            <text:p>170673905</text:p>
          </table:table-cell>
          <table:table-cell office:value-type="string">
            <text:p>2013-04-0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7210665">
            <text:p>67303721066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59 sünnib poeg 3810 g / 50 cm , apgariga 8/9</text:p>
          </table:table-cell>
          <table:table-cell office:value-type="string">
            <text:p>apgariga 8/9</text:p>
          </table:table-cell>
          <table:table-cell office:value-type="string">
            <text:p>p Lubatud koju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64088">
            <text:p>20864088</text:p>
          </table:table-cell>
          <table:table-cell office:value-type="float" office:value="163126590">
            <text:p>163126590</text:p>
          </table:table-cell>
          <table:table-cell office:value-type="string">
            <text:p>2013-02-20</text:p>
          </table:table-cell>
          <table:table-cell office:value-type="string">
            <text:p>A</text:p>
          </table:table-cell>
          <table:table-cell office:value-type="string">
            <text:p>2013-02-08</text:p>
          </table:table-cell>
          <table:table-cell office:value-type="float" office:value="47894573515">
            <text:p>478945735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ena sündinud laps , SM 3480 g , Apgar 8</text:p>
          </table:table-cell>
          <table:table-cell office:value-type="string">
            <text:p>Apgar 8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926818">
            <text:p>20926818</text:p>
          </table:table-cell>
          <table:table-cell office:value-type="float" office:value="198284615">
            <text:p>198284615</text:p>
          </table:table-cell>
          <table:table-cell office:value-type="string">
            <text:p>2013-09-18</text:p>
          </table:table-cell>
          <table:table-cell office:value-type="string">
            <text:p>A</text:p>
          </table:table-cell>
          <table:table-cell office:value-type="string">
            <text:p>2013-09-10</text:p>
          </table:table-cell>
          <table:table-cell office:value-type="float" office:value="673032138954">
            <text:p>6730321389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8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584">
            <text:p>205584</text:p>
          </table:table-cell>
          <table:table-cell office:value-type="float" office:value="147525459">
            <text:p>147525459</text:p>
          </table:table-cell>
          <table:table-cell office:value-type="string">
            <text:p>2012-07-31</text:p>
          </table:table-cell>
          <table:table-cell office:value-type="string">
            <text:p>S</text:p>
          </table:table-cell>
          <table:table-cell office:value-type="string">
            <text:p>2012-07-27</text:p>
          </table:table-cell>
          <table:table-cell office:value-type="float" office:value="23767151043">
            <text:p>2376715104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ünnib tütar kaaluga : 4606/54 . apgariga : 8-8</text:p>
          </table:table-cell>
          <table:table-cell office:value-type="string">
            <text:p>apgariga : 8-8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63113">
            <text:p>21063113</text:p>
          </table:table-cell>
          <table:table-cell office:value-type="float" office:value="164227615">
            <text:p>164227615</text:p>
          </table:table-cell>
          <table:table-cell office:value-type="string">
            <text:p>2013-02-26</text:p>
          </table:table-cell>
          <table:table-cell office:value-type="string">
            <text:p>A</text:p>
          </table:table-cell>
          <table:table-cell office:value-type="string">
            <text:p>2013-02-25</text:p>
          </table:table-cell>
          <table:table-cell office:value-type="float" office:value="673040890243">
            <text:p>6730408902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gselt stabiilses üldseisundis , apgar 8/8</text:p>
          </table:table-cell>
          <table:table-cell office:value-type="string">
            <text:p>apgar 8/8</text:p>
          </table:table-cell>
          <table:table-cell office:value-type="string">
            <text:p>Kaal 1630g , sp 43 cm , PÜ 28 cm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68976">
            <text:p>10168976</text:p>
          </table:table-cell>
          <table:table-cell office:value-type="float" office:value="172720590">
            <text:p>172720590</text:p>
          </table:table-cell>
          <table:table-cell office:value-type="string">
            <text:p>2013-04-1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3821047">
            <text:p>67303382104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ne tütarlaps 4500 gr ja 53 cm , Apgar 8</text:p>
          </table:table-cell>
          <table:table-cell office:value-type="string">
            <text:p>Apgar 8</text:p>
          </table:table-cell>
          <table:table-cell office:value-type="string">
            <text:p>--9 p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84876">
            <text:p>15984876</text:p>
          </table:table-cell>
          <table:table-cell office:value-type="float" office:value="217652565">
            <text:p>217652565</text:p>
          </table:table-cell>
          <table:table-cell office:value-type="string">
            <text:p>2013-12-21</text:p>
          </table:table-cell>
          <table:table-cell office:value-type="string">
            <text:p>S</text:p>
          </table:table-cell>
          <table:table-cell office:value-type="string">
            <text:p>2013-12-17</text:p>
          </table:table-cell>
          <table:table-cell office:value-type="float" office:value="96659396655">
            <text:p>9665939665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g - kaal 3788g , pikkus 53 cm , apgar 8/9</text:p>
          </table:table-cell>
          <table:table-cell office:value-type="string">
            <text:p>apgar 8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41259">
            <text:p>11341259</text:p>
          </table:table-cell>
          <table:table-cell office:value-type="float" office:value="208988227">
            <text:p>208988227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office:value-type="string">
            <text:p>2013-09-24</text:p>
          </table:table-cell>
          <table:table-cell office:value-type="float" office:value="673046254622">
            <text:p>67304625462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8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40331">
            <text:p>9940331</text:p>
          </table:table-cell>
          <table:table-cell office:value-type="float" office:value="184535541">
            <text:p>184535541</text:p>
          </table:table-cell>
          <table:table-cell office:value-type="string">
            <text:p>2013-06-2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8019764949">
            <text:p>7801976494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ps , kaal 3750 , pikkus 52 cm , Apgar 8/9 palli</text:p>
          </table:table-cell>
          <table:table-cell office:value-type="string">
            <text:p>Apgar 8/9 palli</text:p>
          </table:table-cell>
          <table:table-cell/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24943">
            <text:p>3424943</text:p>
          </table:table-cell>
          <table:table-cell office:value-type="float" office:value="136611204">
            <text:p>136611204</text:p>
          </table:table-cell>
          <table:table-cell office:value-type="string">
            <text:p>2012-09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3463759945">
            <text:p>5346375994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SM 3605g , Apgar 8/9palli</text:p>
          </table:table-cell>
          <table:table-cell office:value-type="string">
            <text:p>Apgar 8/9palli</text:p>
          </table:table-cell>
          <table:table-cell/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0832">
            <text:p>260832</text:p>
          </table:table-cell>
          <table:table-cell office:value-type="float" office:value="147509742">
            <text:p>147509742</text:p>
          </table:table-cell>
          <table:table-cell office:value-type="string">
            <text:p>2012-01-20</text:p>
          </table:table-cell>
          <table:table-cell office:value-type="string">
            <text:p>S</text:p>
          </table:table-cell>
          <table:table-cell office:value-type="string">
            <text:p>2012-01-16</text:p>
          </table:table-cell>
          <table:table-cell office:value-type="float" office:value="48907485342">
            <text:p>4890748534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ünnib tütar kaaluga : 2916/50 . apgariga : 8/9</text:p>
          </table:table-cell>
          <table:table-cell office:value-type="string">
            <text:p>apgariga : 8/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369">
            <text:p>236369</text:p>
          </table:table-cell>
          <table:table-cell office:value-type="float" office:value="130650647">
            <text:p>130650647</text:p>
          </table:table-cell>
          <table:table-cell office:value-type="string">
            <text:p>2012-07-30</text:p>
          </table:table-cell>
          <table:table-cell office:value-type="string">
            <text:p>S</text:p>
          </table:table-cell>
          <table:table-cell office:value-type="string">
            <text:p>2012-07-23</text:p>
          </table:table-cell>
          <table:table-cell office:value-type="float" office:value="85949867330">
            <text:p>8594986733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luga 3144 g , pikkusega 50 cm , apgar 8/8</text:p>
          </table:table-cell>
          <table:table-cell office:value-type="string">
            <text:p>apgar 8/8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76332">
            <text:p>10376332</text:p>
          </table:table-cell>
          <table:table-cell office:value-type="float" office:value="179398155">
            <text:p>179398155</text:p>
          </table:table-cell>
          <table:table-cell office:value-type="string">
            <text:p>2013-05-23</text:p>
          </table:table-cell>
          <table:table-cell office:value-type="string">
            <text:p>S</text:p>
          </table:table-cell>
          <table:table-cell office:value-type="string">
            <text:p>2013-05-19</text:p>
          </table:table-cell>
          <table:table-cell office:value-type="float" office:value="81300228418">
            <text:p>8130022841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[-: ]*[0-9]\s*(min(util?)?\s*(pärast)?|[`'´])[-: ]*(?P&lt;value&gt;((10|[0-9])[-/ ]?)+)</text:p>
          </table:table-cell>
          <table:table-cell office:value-type="string">
            <text:p>NULL</text:p>
          </table:table-cell>
          <table:table-cell office:value-type="string">
            <text:p>g kaaluga : 3136g , pikkus 48cm apgariga : 1 ` - 8 </text:p>
          </table:table-cell>
          <table:table-cell office:value-type="string">
            <text:p>apgariga : 1 ` - 8 </text:p>
          </table:table-cell>
          <table:table-cell office:value-type="string">
            <text:p>; 5 ` - 9 .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112">
            <text:p>167112</text:p>
          </table:table-cell>
          <table:table-cell office:value-type="float" office:value="92064514">
            <text:p>92064514</text:p>
          </table:table-cell>
          <table:table-cell office:value-type="string">
            <text:p>2012-04-23</text:p>
          </table:table-cell>
          <table:table-cell office:value-type="string">
            <text:p>S</text:p>
          </table:table-cell>
          <table:table-cell office:value-type="string">
            <text:p>2012-04-11</text:p>
          </table:table-cell>
          <table:table-cell office:value-type="float" office:value="38033636100">
            <text:p>3803363610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8-8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484">
            <text:p>205484</text:p>
          </table:table-cell>
          <table:table-cell office:value-type="float" office:value="92009252">
            <text:p>92009252</text:p>
          </table:table-cell>
          <table:table-cell office:value-type="string">
            <text:p>2012-03-21</text:p>
          </table:table-cell>
          <table:table-cell office:value-type="string">
            <text:p>S</text:p>
          </table:table-cell>
          <table:table-cell office:value-type="string">
            <text:p>2012-03-15</text:p>
          </table:table-cell>
          <table:table-cell office:value-type="float" office:value="48429021620">
            <text:p>4842902162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luga 3926 g , pikkusega 53 cm , apgar 8/8</text:p>
          </table:table-cell>
          <table:table-cell office:value-type="string">
            <text:p>apgar 8/8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74731">
            <text:p>9774731</text:p>
          </table:table-cell>
          <table:table-cell office:value-type="float" office:value="192528337">
            <text:p>192528337</text:p>
          </table:table-cell>
          <table:table-cell office:value-type="string">
            <text:p>2013-08-1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0344359286">
            <text:p>1034435928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14 , kaal 2680 , pikkus 48 cm , Apgar 8/9</text:p>
          </table:table-cell>
          <table:table-cell office:value-type="string">
            <text:p>Apgar 8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15464">
            <text:p>6615464</text:p>
          </table:table-cell>
          <table:table-cell office:value-type="float" office:value="130280953">
            <text:p>130280953</text:p>
          </table:table-cell>
          <table:table-cell office:value-type="string">
            <text:p>2012-07-25</text:p>
          </table:table-cell>
          <table:table-cell office:value-type="string">
            <text:p>S</text:p>
          </table:table-cell>
          <table:table-cell office:value-type="string">
            <text:p>2012-07-13</text:p>
          </table:table-cell>
          <table:table-cell office:value-type="float" office:value="68190736499">
            <text:p>6819073649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luga 3362 g , pikkusega 52 cm , apgar 8/9</text:p>
          </table:table-cell>
          <table:table-cell office:value-type="string">
            <text:p>apgar 8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93864">
            <text:p>6693864</text:p>
          </table:table-cell>
          <table:table-cell office:value-type="float" office:value="147505924">
            <text:p>147505924</text:p>
          </table:table-cell>
          <table:table-cell office:value-type="string">
            <text:p>2012-01-24</text:p>
          </table:table-cell>
          <table:table-cell office:value-type="string">
            <text:p>S</text:p>
          </table:table-cell>
          <table:table-cell office:value-type="string">
            <text:p>2012-01-16</text:p>
          </table:table-cell>
          <table:table-cell office:value-type="float" office:value="61254487573">
            <text:p>6125448757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Kell 21 : 08 sünnib poeglaps , Apgar 8-9</text:p>
          </table:table-cell>
          <table:table-cell office:value-type="string">
            <text:p>Apgar 8-9</text:p>
          </table:table-cell>
          <table:table-cell office:value-type="string">
            <text:p><text:s/>, kaal 4782g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58871">
            <text:p>10058871</text:p>
          </table:table-cell>
          <table:table-cell office:value-type="float" office:value="218157275">
            <text:p>218157275</text:p>
          </table:table-cell>
          <table:table-cell office:value-type="string">
            <text:p>2013-12-2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3497059899">
            <text:p>7349705989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R/IIIS , Skn 2740 , pikkus 47 , Apgar 8</text:p>
          </table:table-cell>
          <table:table-cell office:value-type="string">
            <text:p>Apgar 8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44450">
            <text:p>11444450</text:p>
          </table:table-cell>
          <table:table-cell office:value-type="float" office:value="215084541">
            <text:p>215084541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office:value-type="string">
            <text:p>2013-04-05</text:p>
          </table:table-cell>
          <table:table-cell office:value-type="float" office:value="673037558141">
            <text:p>67303755814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2,8 kg , Apgar 8/9 palli</text:p>
          </table:table-cell>
          <table:table-cell office:value-type="string">
            <text:p>Apgar 8/9 palli</text:p>
          </table:table-cell>
          <table:table-cell/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957355">
            <text:p>20957355</text:p>
          </table:table-cell>
          <table:table-cell office:value-type="float" office:value="217551198">
            <text:p>217551198</text:p>
          </table:table-cell>
          <table:table-cell office:value-type="string">
            <text:p>2013-12-21</text:p>
          </table:table-cell>
          <table:table-cell office:value-type="string">
            <text:p>A</text:p>
          </table:table-cell>
          <table:table-cell office:value-type="string">
            <text:p>2013-12-20</text:p>
          </table:table-cell>
          <table:table-cell office:value-type="float" office:value="24960693077">
            <text:p>249606930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Ajaline laps , Apgar 8/9</text:p>
          </table:table-cell>
          <table:table-cell office:value-type="string">
            <text:p>Apgar 8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332">
            <text:p>140332</text:p>
          </table:table-cell>
          <table:table-cell office:value-type="float" office:value="147543615">
            <text:p>147543615</text:p>
          </table:table-cell>
          <table:table-cell office:value-type="string">
            <text:p>2012-08-17</text:p>
          </table:table-cell>
          <table:table-cell office:value-type="string">
            <text:p>S</text:p>
          </table:table-cell>
          <table:table-cell office:value-type="string">
            <text:p>2012-08-12</text:p>
          </table:table-cell>
          <table:table-cell office:value-type="float" office:value="42189826019">
            <text:p>4218982601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ib poeg kaaluga : 3994g , 53 cm apgariga : 8-8-9</text:p>
          </table:table-cell>
          <table:table-cell office:value-type="string">
            <text:p>apgariga : 8-8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630">
            <text:p>27630</text:p>
          </table:table-cell>
          <table:table-cell office:value-type="float" office:value="147546424">
            <text:p>147546424</text:p>
          </table:table-cell>
          <table:table-cell office:value-type="string">
            <text:p>2012-10-25</text:p>
          </table:table-cell>
          <table:table-cell office:value-type="string">
            <text:p>S</text:p>
          </table:table-cell>
          <table:table-cell office:value-type="string">
            <text:p>2012-10-21</text:p>
          </table:table-cell>
          <table:table-cell office:value-type="float" office:value="96937221593">
            <text:p>9693722159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nib tütar kaaluga : 3440 grammi apgariga : 8-9</text:p>
          </table:table-cell>
          <table:table-cell office:value-type="string">
            <text:p>apgariga : 8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64597">
            <text:p>10564597</text:p>
          </table:table-cell>
          <table:table-cell office:value-type="float" office:value="189093507">
            <text:p>189093507</text:p>
          </table:table-cell>
          <table:table-cell office:value-type="string">
            <text:p>2013-07-1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4013861">
            <text:p>67304401386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sünnib poeglaps , kaal 1996g , Apgar 8/9</text:p>
          </table:table-cell>
          <table:table-cell office:value-type="string">
            <text:p>Apgar 8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33255">
            <text:p>15933255</text:p>
          </table:table-cell>
          <table:table-cell office:value-type="float" office:value="170770218">
            <text:p>170770218</text:p>
          </table:table-cell>
          <table:table-cell office:value-type="string">
            <text:p>2013-04-08</text:p>
          </table:table-cell>
          <table:table-cell office:value-type="string">
            <text:p>S</text:p>
          </table:table-cell>
          <table:table-cell office:value-type="string">
            <text:p>2013-04-04</text:p>
          </table:table-cell>
          <table:table-cell office:value-type="float" office:value="53274538267">
            <text:p>5327453826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. sünnib poeg kaaluga : 3646 . apgariga : 8-9</text:p>
          </table:table-cell>
          <table:table-cell office:value-type="string">
            <text:p>apgariga : 8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99802">
            <text:p>11299802</text:p>
          </table:table-cell>
          <table:table-cell office:value-type="float" office:value="158000863">
            <text:p>158000863</text:p>
          </table:table-cell>
          <table:table-cell office:value-type="string">
            <text:p>2012-12-10</text:p>
          </table:table-cell>
          <table:table-cell office:value-type="string">
            <text:p>A</text:p>
          </table:table-cell>
          <table:table-cell office:value-type="string">
            <text:p>2012-01-13</text:p>
          </table:table-cell>
          <table:table-cell office:value-type="float" office:value="94705326846">
            <text:p>9470532684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sünnitus 23.09.2010 P 3656/53 . apgariga : 8/8</text:p>
          </table:table-cell>
          <table:table-cell office:value-type="string">
            <text:p>apgariga : 8/8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47362">
            <text:p>15847362</text:p>
          </table:table-cell>
          <table:table-cell office:value-type="float" office:value="179801446">
            <text:p>179801446</text:p>
          </table:table-cell>
          <table:table-cell office:value-type="string">
            <text:p>2013-05-28</text:p>
          </table:table-cell>
          <table:table-cell office:value-type="string">
            <text:p>S</text:p>
          </table:table-cell>
          <table:table-cell office:value-type="string">
            <text:p>2013-05-27</text:p>
          </table:table-cell>
          <table:table-cell office:value-type="float" office:value="95791379760">
            <text:p>9579137976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sünnib poeg kaaluga : 3742/51 . apgariga : 8/9</text:p>
          </table:table-cell>
          <table:table-cell office:value-type="string">
            <text:p>apgariga : 8/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160">
            <text:p>124160</text:p>
          </table:table-cell>
          <table:table-cell office:value-type="float" office:value="144979951">
            <text:p>144979951</text:p>
          </table:table-cell>
          <table:table-cell office:value-type="string">
            <text:p>2012-11-05</text:p>
          </table:table-cell>
          <table:table-cell office:value-type="string">
            <text:p>S</text:p>
          </table:table-cell>
          <table:table-cell office:value-type="string">
            <text:p>2012-10-19</text:p>
          </table:table-cell>
          <table:table-cell office:value-type="float" office:value="66084635811">
            <text:p>6608463581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ps : kaal 4120g , pikkus 55cm , Apgar 8-9</text:p>
          </table:table-cell>
          <table:table-cell office:value-type="string">
            <text:p>Apgar 8-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88650">
            <text:p>20288650</text:p>
          </table:table-cell>
          <table:table-cell office:value-type="float" office:value="200274990">
            <text:p>200274990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2013-09-16</text:p>
          </table:table-cell>
          <table:table-cell office:value-type="float" office:value="44953729482">
            <text:p>449537294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, sectio caesarea ( poeglaps , Apgar 8/9</text:p>
          </table:table-cell>
          <table:table-cell office:value-type="string">
            <text:p>Apgar 8/9</text:p>
          </table:table-cell>
          <table:table-cell office:value-type="string">
            <text:p><text:s/>, 3345/49 )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9853">
            <text:p>59853</text:p>
          </table:table-cell>
          <table:table-cell office:value-type="float" office:value="149499423">
            <text:p>149499423</text:p>
          </table:table-cell>
          <table:table-cell office:value-type="string">
            <text:p>2012-11-2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9405032266">
            <text:p>4940503226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ine poeglaps 3520 gr ja 50 cm , Apgar 8</text:p>
          </table:table-cell>
          <table:table-cell office:value-type="string">
            <text:p>Apgar 8</text:p>
          </table:table-cell>
          <table:table-cell office:value-type="string">
            <text:p>--9 p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58130">
            <text:p>6558130</text:p>
          </table:table-cell>
          <table:table-cell office:value-type="float" office:value="148671394">
            <text:p>148671394</text:p>
          </table:table-cell>
          <table:table-cell office:value-type="string">
            <text:p>2012-11-25</text:p>
          </table:table-cell>
          <table:table-cell office:value-type="string">
            <text:p>S</text:p>
          </table:table-cell>
          <table:table-cell office:value-type="string">
            <text:p>2012-11-21</text:p>
          </table:table-cell>
          <table:table-cell office:value-type="float" office:value="52739816921">
            <text:p>5273981692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8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29809">
            <text:p>9629809</text:p>
          </table:table-cell>
          <table:table-cell office:value-type="float" office:value="197741219">
            <text:p>197741219</text:p>
          </table:table-cell>
          <table:table-cell office:value-type="string">
            <text:p>2013-09-1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8225396106">
            <text:p>5822539610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ndis poeg kaal 2670 pikku 49 cm Apgar 8/8/8</text:p>
          </table:table-cell>
          <table:table-cell office:value-type="string">
            <text:p>Apgar 8/8/8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45732">
            <text:p>14645732</text:p>
          </table:table-cell>
          <table:table-cell office:value-type="float" office:value="188777004">
            <text:p>188777004</text:p>
          </table:table-cell>
          <table:table-cell office:value-type="string">
            <text:p>2013-07-18</text:p>
          </table:table-cell>
          <table:table-cell office:value-type="string">
            <text:p>A</text:p>
          </table:table-cell>
          <table:table-cell office:value-type="string">
            <text:p>2013-07-18</text:p>
          </table:table-cell>
          <table:table-cell office:value-type="float" office:value="673036778282">
            <text:p>67303677828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Sündis poeg 3152g 51cm Apgar 8-9</text:p>
          </table:table-cell>
          <table:table-cell office:value-type="string">
            <text:p>Apgar 8-9</text:p>
          </table:table-cell>
          <table:table-cell/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76468">
            <text:p>6576468</text:p>
          </table:table-cell>
          <table:table-cell office:value-type="float" office:value="127026122">
            <text:p>127026122</text:p>
          </table:table-cell>
          <table:table-cell office:value-type="string">
            <text:p>2012-06-26</text:p>
          </table:table-cell>
          <table:table-cell office:value-type="string">
            <text:p>S</text:p>
          </table:table-cell>
          <table:table-cell office:value-type="string">
            <text:p>2012-06-17</text:p>
          </table:table-cell>
          <table:table-cell office:value-type="float" office:value="17380444340">
            <text:p>1738044434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gaps : kaal 4090g , pikkus 52 , Apgar 8-9</text:p>
          </table:table-cell>
          <table:table-cell office:value-type="string">
            <text:p>Apgar 8-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27006">
            <text:p>20527006</text:p>
          </table:table-cell>
          <table:table-cell office:value-type="float" office:value="201190195">
            <text:p>201190195</text:p>
          </table:table-cell>
          <table:table-cell office:value-type="string">
            <text:p>2013-10-03</text:p>
          </table:table-cell>
          <table:table-cell office:value-type="string">
            <text:p>A</text:p>
          </table:table-cell>
          <table:table-cell office:value-type="string">
            <text:p>2013-10-02</text:p>
          </table:table-cell>
          <table:table-cell office:value-type="float" office:value="673030449921">
            <text:p>6730304499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i hinne 8/8</text:p>
          </table:table-cell>
          <table:table-cell office:value-type="string">
            <text:p><text:s/>.</text:p>
          </table:table-cell>
          <table:table-cell office:value-type="string">
            <text:p>Apgari hinne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108674">
            <text:p>15108674</text:p>
          </table:table-cell>
          <table:table-cell office:value-type="float" office:value="191479622">
            <text:p>191479622</text:p>
          </table:table-cell>
          <table:table-cell office:value-type="string">
            <text:p>2013-08-0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4689340">
            <text:p>673044689340</text:p>
          </table:table-cell>
          <table:table-cell office:value-type="string">
            <text:p>original_2013</text:p>
          </table:table-cell>
          <table:table-cell office:value-type="string">
            <text:p>s_surgery</text:p>
          </table:table-cell>
          <table:table-cell office:value-type="string">
            <text:p>text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laps 3670 g , pikkusega 53 cm , Apgar 8/9</text:p>
          </table:table-cell>
          <table:table-cell office:value-type="string">
            <text:p>Apgar 8/9</text:p>
          </table:table-cell>
          <table:table-cell office:value-type="string">
            <text:p><text:s/>, nabaväät ii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691229">
            <text:p>15691229</text:p>
          </table:table-cell>
          <table:table-cell office:value-type="float" office:value="201077635">
            <text:p>201077635</text:p>
          </table:table-cell>
          <table:table-cell office:value-type="string">
            <text:p>2013-10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0240598867">
            <text:p>90240598867</text:p>
          </table:table-cell>
          <table:table-cell office:value-type="string">
            <text:p>original_2013</text:p>
          </table:table-cell>
          <table:table-cell office:value-type="string">
            <text:p>s_surgery_entry</text:p>
          </table:table-cell>
          <table:table-cell office:value-type="string">
            <text:p>text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[-: ]*[0-9]\s*(min(util?)?\s*(pärast)?|[`'´])[-: ]*(?P&lt;value&gt;((10|[0-9])[-/ ]?)+)</text:p>
          </table:table-cell>
          <table:table-cell office:value-type="string">
            <text:p>NULL</text:p>
          </table:table-cell>
          <table:table-cell table:number-columns-repeated="2" office:value-type="string">
            <text:p>Apgar 1 min pärast - 8 </text:p>
          </table:table-cell>
          <table:table-cell office:value-type="string">
            <text:p>; 5 min pärast - 9 palli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60319">
            <text:p>10260319</text:p>
          </table:table-cell>
          <table:table-cell office:value-type="float" office:value="182816881">
            <text:p>182816881</text:p>
          </table:table-cell>
          <table:table-cell office:value-type="string">
            <text:p>2013-06-12</text:p>
          </table:table-cell>
          <table:table-cell office:value-type="string">
            <text:p>S</text:p>
          </table:table-cell>
          <table:table-cell office:value-type="string">
            <text:p>2013-05-29</text:p>
          </table:table-cell>
          <table:table-cell office:value-type="float" office:value="673044927450">
            <text:p>67304492745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ajaline tütarlaps 3350g/50cm , apgar 8/9</text:p>
          </table:table-cell>
          <table:table-cell office:value-type="string">
            <text:p>apgar 8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97616">
            <text:p>9897616</text:p>
          </table:table-cell>
          <table:table-cell office:value-type="float" office:value="199564044">
            <text:p>199564044</text:p>
          </table:table-cell>
          <table:table-cell office:value-type="string">
            <text:p>2013-09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2106794">
            <text:p>67303210679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8/9</text:p>
          </table:table-cell>
          <table:table-cell office:value-type="string">
            <text:p><text:s/>, SK 3450g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79836">
            <text:p>5879836</text:p>
          </table:table-cell>
          <table:table-cell office:value-type="float" office:value="148210813">
            <text:p>148210813</text:p>
          </table:table-cell>
          <table:table-cell office:value-type="string">
            <text:p>2012-11-2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2668384696">
            <text:p>52668384696</text:p>
          </table:table-cell>
          <table:table-cell office:value-type="string">
            <text:p>original</text:p>
          </table:table-cell>
          <table:table-cell office:value-type="string">
            <text:p>s_surgery_entry</text:p>
          </table:table-cell>
          <table:table-cell office:value-type="string">
            <text:p>text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8 -9 palli</text:p>
          </table:table-cell>
          <table:table-cell office:value-type="string">
            <text:p><text:s/>I Loode väljutatud haardega jal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06061">
            <text:p>10406061</text:p>
          </table:table-cell>
          <table:table-cell office:value-type="float" office:value="155194275">
            <text:p>155194275</text:p>
          </table:table-cell>
          <table:table-cell office:value-type="string">
            <text:p>2012-12-20</text:p>
          </table:table-cell>
          <table:table-cell office:value-type="string">
            <text:p>S</text:p>
          </table:table-cell>
          <table:table-cell office:value-type="string">
            <text:p>2012-12-16</text:p>
          </table:table-cell>
          <table:table-cell office:value-type="float" office:value="87865189893">
            <text:p>8786518989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. sünnib poeg kaaluga : 4286 . apgariga : 8-9</text:p>
          </table:table-cell>
          <table:table-cell office:value-type="string">
            <text:p>apgariga : 8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588802">
            <text:p>9588802</text:p>
          </table:table-cell>
          <table:table-cell office:value-type="float" office:value="191736338">
            <text:p>191736338</text:p>
          </table:table-cell>
          <table:table-cell office:value-type="string">
            <text:p>2013-08-0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5643653230">
            <text:p>1564365323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[-: ]*[0-9]\s*(min(util?)?\s*(pärast)?|[`'´])[-: ]*(?P&lt;value&gt;((10|[0-9])[-/ ]?)+)</text:p>
          </table:table-cell>
          <table:table-cell office:value-type="string">
            <text:p>NULL</text:p>
          </table:table-cell>
          <table:table-cell table:number-columns-repeated="2" office:value-type="string">
            <text:p>Apgar 1 min pärast - 8 </text:p>
          </table:table-cell>
          <table:table-cell office:value-type="string">
            <text:p>; 5 min pärast - 9 p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32603">
            <text:p>22632603</text:p>
          </table:table-cell>
          <table:table-cell office:value-type="float" office:value="157753295">
            <text:p>157753295</text:p>
          </table:table-cell>
          <table:table-cell office:value-type="string">
            <text:p>2012-08-08</text:p>
          </table:table-cell>
          <table:table-cell office:value-type="string">
            <text:p>A</text:p>
          </table:table-cell>
          <table:table-cell office:value-type="string">
            <text:p>2012-08-08</text:p>
          </table:table-cell>
          <table:table-cell office:value-type="float" office:value="37420220959">
            <text:p>374202209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ndinud 06.08.12 kaaluga 3766g , apgariga 8/8</text:p>
          </table:table-cell>
          <table:table-cell office:value-type="string">
            <text:p>apgariga 8/8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952275">
            <text:p>13952275</text:p>
          </table:table-cell>
          <table:table-cell office:value-type="float" office:value="170319789">
            <text:p>170319789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office:value-type="string">
            <text:p>2013-04-04</text:p>
          </table:table-cell>
          <table:table-cell office:value-type="float" office:value="76237924830">
            <text:p>7623792483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8/8/8</text:p>
          </table:table-cell>
          <table:table-cell office:value-type="string">
            <text:p><text:s/>, sk 1898 , nabaväädi ph 7,338 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39215">
            <text:p>21139215</text:p>
          </table:table-cell>
          <table:table-cell office:value-type="float" office:value="174189138">
            <text:p>174189138</text:p>
          </table:table-cell>
          <table:table-cell office:value-type="string">
            <text:p>2013-04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7722329404">
            <text:p>877223294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laps kaal 3100 , pikkus 52 cm , Apgar 8/9 palli</text:p>
          </table:table-cell>
          <table:table-cell office:value-type="string">
            <text:p>Apgar 8/9 palli</text:p>
          </table:table-cell>
          <table:table-cell/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36956">
            <text:p>11136956</text:p>
          </table:table-cell>
          <table:table-cell office:value-type="float" office:value="184672914">
            <text:p>184672914</text:p>
          </table:table-cell>
          <table:table-cell office:value-type="string">
            <text:p>2013-06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1498546787">
            <text:p>6149854678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nnikaal 3600 g , pikkus 53 cm , Apgar 8/9/9 palli</text:p>
          </table:table-cell>
          <table:table-cell office:value-type="string">
            <text:p>Apgar 8/9/9 palli</text:p>
          </table:table-cell>
          <table:table-cell/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59503">
            <text:p>15959503</text:p>
          </table:table-cell>
          <table:table-cell office:value-type="float" office:value="188083362">
            <text:p>188083362</text:p>
          </table:table-cell>
          <table:table-cell office:value-type="string">
            <text:p>2013-07-12</text:p>
          </table:table-cell>
          <table:table-cell office:value-type="string">
            <text:p>S</text:p>
          </table:table-cell>
          <table:table-cell office:value-type="string">
            <text:p>2013-07-08</text:p>
          </table:table-cell>
          <table:table-cell office:value-type="float" office:value="673037244224">
            <text:p>67303724422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aaluga : 4194g , pikkusega 52cm apgariga : 8</text:p>
          </table:table-cell>
          <table:table-cell office:value-type="string">
            <text:p>apgariga : 8</text:p>
          </table:table-cell>
          <table:table-cell office:value-type="string">
            <text:p>-&gt; 9 .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43268">
            <text:p>21243268</text:p>
          </table:table-cell>
          <table:table-cell office:value-type="float" office:value="187420203">
            <text:p>187420203</text:p>
          </table:table-cell>
          <table:table-cell office:value-type="string">
            <text:p>2013-07-09</text:p>
          </table:table-cell>
          <table:table-cell office:value-type="string">
            <text:p>A</text:p>
          </table:table-cell>
          <table:table-cell office:value-type="string">
            <text:p>2013-05-22</text:p>
          </table:table-cell>
          <table:table-cell office:value-type="float" office:value="37101675790">
            <text:p>371016757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8/8/8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35028">
            <text:p>4435028</text:p>
          </table:table-cell>
          <table:table-cell office:value-type="float" office:value="80983842">
            <text:p>80983842</text:p>
          </table:table-cell>
          <table:table-cell office:value-type="string">
            <text:p>2012-01-11</text:p>
          </table:table-cell>
          <table:table-cell office:value-type="string">
            <text:p>A</text:p>
          </table:table-cell>
          <table:table-cell office:value-type="string">
            <text:p>2012-01-11</text:p>
          </table:table-cell>
          <table:table-cell office:value-type="float" office:value="69289780920">
            <text:p>6928978092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duse kulg ii , vagin sünnitus , apgar 8/7/8</text:p>
          </table:table-cell>
          <table:table-cell office:value-type="string">
            <text:p>apgar 8/7/8</text:p>
          </table:table-cell>
          <table:table-cell office:value-type="string">
            <text:p><text:s/>sk 3096 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66572">
            <text:p>6766572</text:p>
          </table:table-cell>
          <table:table-cell office:value-type="float" office:value="147532304">
            <text:p>147532304</text:p>
          </table:table-cell>
          <table:table-cell office:value-type="string">
            <text:p>2012-06-18</text:p>
          </table:table-cell>
          <table:table-cell office:value-type="string">
            <text:p>S</text:p>
          </table:table-cell>
          <table:table-cell office:value-type="string">
            <text:p>2012-06-14</text:p>
          </table:table-cell>
          <table:table-cell office:value-type="float" office:value="69842679704">
            <text:p>6984267970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. sünnib tütar kaaluga : 3236 . apgariga : 8-8</text:p>
          </table:table-cell>
          <table:table-cell office:value-type="string">
            <text:p>apgariga : 8-8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92588">
            <text:p>10292588</text:p>
          </table:table-cell>
          <table:table-cell office:value-type="float" office:value="156243557">
            <text:p>156243557</text:p>
          </table:table-cell>
          <table:table-cell office:value-type="string">
            <text:p>2013-01-03</text:p>
          </table:table-cell>
          <table:table-cell office:value-type="string">
            <text:p>S</text:p>
          </table:table-cell>
          <table:table-cell office:value-type="string">
            <text:p>2013-01-02</text:p>
          </table:table-cell>
          <table:table-cell office:value-type="float" office:value="58599223225">
            <text:p>5859922322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sünnib poeg kaaluga : 3856/53 . apgariga : 8/10</text:p>
          </table:table-cell>
          <table:table-cell office:value-type="string">
            <text:p>apgariga : 8/10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12226">
            <text:p>10312226</text:p>
          </table:table-cell>
          <table:table-cell office:value-type="float" office:value="192753082">
            <text:p>192753082</text:p>
          </table:table-cell>
          <table:table-cell office:value-type="string">
            <text:p>2013-08-16</text:p>
          </table:table-cell>
          <table:table-cell office:value-type="string">
            <text:p>S</text:p>
          </table:table-cell>
          <table:table-cell office:value-type="string">
            <text:p>2013-08-13</text:p>
          </table:table-cell>
          <table:table-cell office:value-type="float" office:value="43191092724">
            <text:p>4319109272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nib poeg kaaluga : 4262g / 55cm apgariga : 8/9</text:p>
          </table:table-cell>
          <table:table-cell office:value-type="string">
            <text:p>apgariga : 8/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81385">
            <text:p>3381385</text:p>
          </table:table-cell>
          <table:table-cell office:value-type="float" office:value="132228510">
            <text:p>132228510</text:p>
          </table:table-cell>
          <table:table-cell office:value-type="string">
            <text:p>2012-08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5535583032">
            <text:p>2553558303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ksikuna , alalisena , SK 2785 , Apgar 8/9</text:p>
          </table:table-cell>
          <table:table-cell office:value-type="string">
            <text:p>Apgar 8/9</text:p>
          </table:table-cell>
          <table:table-cell/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8407">
            <text:p>308407</text:p>
          </table:table-cell>
          <table:table-cell office:value-type="float" office:value="151107920">
            <text:p>151107920</text:p>
          </table:table-cell>
          <table:table-cell office:value-type="string">
            <text:p>2012-11-29</text:p>
          </table:table-cell>
          <table:table-cell office:value-type="string">
            <text:p>S</text:p>
          </table:table-cell>
          <table:table-cell office:value-type="string">
            <text:p>2012-11-25</text:p>
          </table:table-cell>
          <table:table-cell office:value-type="float" office:value="15483569400">
            <text:p>1548356940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6 . sünnib poeg kaaluga : 3284g apgariga : 8-9-9</text:p>
          </table:table-cell>
          <table:table-cell office:value-type="string">
            <text:p>apgariga : 8-9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36076">
            <text:p>10136076</text:p>
          </table:table-cell>
          <table:table-cell office:value-type="float" office:value="204059997">
            <text:p>204059997</text:p>
          </table:table-cell>
          <table:table-cell office:value-type="string">
            <text:p>2013-10-1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5763665">
            <text:p>67303576366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ine poeglaps 3840 gr ja 52 cm , Apgar 8</text:p>
          </table:table-cell>
          <table:table-cell office:value-type="string">
            <text:p>Apgar 8</text:p>
          </table:table-cell>
          <table:table-cell office:value-type="string">
            <text:p>--9 p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90588">
            <text:p>290588</text:p>
          </table:table-cell>
          <table:table-cell office:value-type="float" office:value="147547200">
            <text:p>147547200</text:p>
          </table:table-cell>
          <table:table-cell office:value-type="string">
            <text:p>2012-10-03</text:p>
          </table:table-cell>
          <table:table-cell office:value-type="string">
            <text:p>S</text:p>
          </table:table-cell>
          <table:table-cell office:value-type="string">
            <text:p>2012-09-28</text:p>
          </table:table-cell>
          <table:table-cell office:value-type="float" office:value="61672271709">
            <text:p>6167227170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kaaluga : 3506g pikkusega 52cm apgariga : 8 - 8 - 9</text:p>
          </table:table-cell>
          <table:table-cell office:value-type="string">
            <text:p>apgariga : 8 - 8 - 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921248">
            <text:p>3921248</text:p>
          </table:table-cell>
          <table:table-cell office:value-type="float" office:value="138278771">
            <text:p>138278771</text:p>
          </table:table-cell>
          <table:table-cell office:value-type="string">
            <text:p>2012-09-21</text:p>
          </table:table-cell>
          <table:table-cell office:value-type="string">
            <text:p>A</text:p>
          </table:table-cell>
          <table:table-cell office:value-type="string">
            <text:p>2012-09-20</text:p>
          </table:table-cell>
          <table:table-cell office:value-type="float" office:value="60763562443">
            <text:p>6076356244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SK 3192 g , pikku 50 cm , Apgar 8</text:p>
          </table:table-cell>
          <table:table-cell office:value-type="string">
            <text:p>Apgar 8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209">
            <text:p>143209</text:p>
          </table:table-cell>
          <table:table-cell office:value-type="float" office:value="122036079">
            <text:p>122036079</text:p>
          </table:table-cell>
          <table:table-cell office:value-type="string">
            <text:p>2012-04-11</text:p>
          </table:table-cell>
          <table:table-cell office:value-type="string">
            <text:p>S</text:p>
          </table:table-cell>
          <table:table-cell office:value-type="string">
            <text:p>2012-03-29</text:p>
          </table:table-cell>
          <table:table-cell office:value-type="float" office:value="45547912632">
            <text:p>4554791263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ps : kaal 3935g , pikkus 54cm , Apgar 8-9</text:p>
          </table:table-cell>
          <table:table-cell office:value-type="string">
            <text:p>Apgar 8-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38442">
            <text:p>6538442</text:p>
          </table:table-cell>
          <table:table-cell office:value-type="float" office:value="135216731">
            <text:p>135216731</text:p>
          </table:table-cell>
          <table:table-cell office:value-type="string">
            <text:p>2012-08-31</text:p>
          </table:table-cell>
          <table:table-cell office:value-type="string">
            <text:p>S</text:p>
          </table:table-cell>
          <table:table-cell office:value-type="string">
            <text:p>2012-08-27</text:p>
          </table:table-cell>
          <table:table-cell office:value-type="float" office:value="50243753047">
            <text:p>5024375304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oeg kaal 3264g , pikkus 50cm ja apgar 8/9</text:p>
          </table:table-cell>
          <table:table-cell office:value-type="string">
            <text:p>apgar 8/9</text:p>
          </table:table-cell>
          <table:table-cell/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87689">
            <text:p>3687689</text:p>
          </table:table-cell>
          <table:table-cell office:value-type="float" office:value="153846563">
            <text:p>153846563</text:p>
          </table:table-cell>
          <table:table-cell office:value-type="string">
            <text:p>2012-12-21</text:p>
          </table:table-cell>
          <table:table-cell office:value-type="string">
            <text:p>A</text:p>
          </table:table-cell>
          <table:table-cell office:value-type="string">
            <text:p>2012-11-23</text:p>
          </table:table-cell>
          <table:table-cell office:value-type="float" office:value="33139863566">
            <text:p>3313986356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SK-4380 , pikkus-50 , Apgar -8/9</text:p>
          </table:table-cell>
          <table:table-cell office:value-type="string">
            <text:p>Apgar -8/9</text:p>
          </table:table-cell>
          <table:table-cell/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98513">
            <text:p>10898513</text:p>
          </table:table-cell>
          <table:table-cell office:value-type="float" office:value="157212085">
            <text:p>157212085</text:p>
          </table:table-cell>
          <table:table-cell office:value-type="string">
            <text:p>2012-04-30</text:p>
          </table:table-cell>
          <table:table-cell office:value-type="string">
            <text:p>A</text:p>
          </table:table-cell>
          <table:table-cell office:value-type="string">
            <text:p>2012-03-26</text:p>
          </table:table-cell>
          <table:table-cell office:value-type="float" office:value="91017383849">
            <text:p>9101738384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tütar kaaluga : 4346 gr , 53 cm apgariga : 8-9</text:p>
          </table:table-cell>
          <table:table-cell office:value-type="string">
            <text:p>apgariga : 8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85216">
            <text:p>20785216</text:p>
          </table:table-cell>
          <table:table-cell office:value-type="float" office:value="160835945">
            <text:p>160835945</text:p>
          </table:table-cell>
          <table:table-cell office:value-type="string">
            <text:p>2013-02-05</text:p>
          </table:table-cell>
          <table:table-cell office:value-type="string">
            <text:p>A</text:p>
          </table:table-cell>
          <table:table-cell office:value-type="string">
            <text:p>2013-01-28</text:p>
          </table:table-cell>
          <table:table-cell office:value-type="float" office:value="72622839997">
            <text:p>726228399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8/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80261">
            <text:p>5880261</text:p>
          </table:table-cell>
          <table:table-cell office:value-type="float" office:value="145491033">
            <text:p>145491033</text:p>
          </table:table-cell>
          <table:table-cell office:value-type="string">
            <text:p>2012-11-0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0036178670">
            <text:p>60036178670</text:p>
          </table:table-cell>
          <table:table-cell office:value-type="string">
            <text:p>original</text:p>
          </table:table-cell>
          <table:table-cell office:value-type="string">
            <text:p>s_surgery_entry</text:p>
          </table:table-cell>
          <table:table-cell office:value-type="string">
            <text:p>text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ümber kaela-eemaldadtud , sünniapgar 8 palli</text:p>
          </table:table-cell>
          <table:table-cell office:value-type="string">
            <text:p>apgar 8 palli</text:p>
          </table:table-cell>
          <table:table-cell office:value-type="string">
            <text:p><text:s/>Platsenta väljutatud manuaalsel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54273">
            <text:p>9954273</text:p>
          </table:table-cell>
          <table:table-cell office:value-type="float" office:value="164042049">
            <text:p>164042049</text:p>
          </table:table-cell>
          <table:table-cell office:value-type="string">
            <text:p>2013-02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5103736415">
            <text:p>9510373641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8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927110">
            <text:p>3927110</text:p>
          </table:table-cell>
          <table:table-cell office:value-type="float" office:value="148246581">
            <text:p>148246581</text:p>
          </table:table-cell>
          <table:table-cell office:value-type="string">
            <text:p>2012-11-22</text:p>
          </table:table-cell>
          <table:table-cell office:value-type="string">
            <text:p>A</text:p>
          </table:table-cell>
          <table:table-cell office:value-type="string">
            <text:p>2012-11-22</text:p>
          </table:table-cell>
          <table:table-cell office:value-type="float" office:value="56485484278">
            <text:p>5648548427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8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6079">
            <text:p>1066079</text:p>
          </table:table-cell>
          <table:table-cell office:value-type="float" office:value="81231448">
            <text:p>81231448</text:p>
          </table:table-cell>
          <table:table-cell office:value-type="string">
            <text:p>2012-01-2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3514864792">
            <text:p>53514864792</text:p>
          </table:table-cell>
          <table:table-cell office:value-type="string">
            <text:p>original</text:p>
          </table:table-cell>
          <table:table-cell office:value-type="string">
            <text:p>s_surgery</text:p>
          </table:table-cell>
          <table:table-cell office:value-type="string">
            <text:p>text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8 - 9 - 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08736">
            <text:p>6608736</text:p>
          </table:table-cell>
          <table:table-cell office:value-type="float" office:value="132859186">
            <text:p>132859186</text:p>
          </table:table-cell>
          <table:table-cell office:value-type="string">
            <text:p>2012-08-0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string">
            <text:p>RUS.7027647418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rlaps Polina 3870 gr ja 53 cm , Apgar 8</text:p>
          </table:table-cell>
          <table:table-cell office:value-type="string">
            <text:p>Apgar 8</text:p>
          </table:table-cell>
          <table:table-cell office:value-type="string">
            <text:p>--9 p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01524">
            <text:p>9701524</text:p>
          </table:table-cell>
          <table:table-cell office:value-type="float" office:value="191194003">
            <text:p>191194003</text:p>
          </table:table-cell>
          <table:table-cell office:value-type="string">
            <text:p>2013-08-02</text:p>
          </table:table-cell>
          <table:table-cell office:value-type="string">
            <text:p>S</text:p>
          </table:table-cell>
          <table:table-cell office:value-type="string">
            <text:p>2013-07-26</text:p>
          </table:table-cell>
          <table:table-cell office:value-type="float" office:value="673038304606">
            <text:p>67303830460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oeg kaal 3630g , pikkus 53cm ja Apgar 8/9</text:p>
          </table:table-cell>
          <table:table-cell office:value-type="string">
            <text:p>Apgar 8/9</text:p>
          </table:table-cell>
          <table:table-cell/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31848">
            <text:p>6631848</text:p>
          </table:table-cell>
          <table:table-cell office:value-type="float" office:value="95388304">
            <text:p>95388304</text:p>
          </table:table-cell>
          <table:table-cell office:value-type="string">
            <text:p>2012-05-04</text:p>
          </table:table-cell>
          <table:table-cell office:value-type="string">
            <text:p>S</text:p>
          </table:table-cell>
          <table:table-cell office:value-type="string">
            <text:p>2012-04-29</text:p>
          </table:table-cell>
          <table:table-cell office:value-type="float" office:value="82044220141">
            <text:p>8204422014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, kaaluga 3950g , pikkus 51cm , apgar 8/9</text:p>
          </table:table-cell>
          <table:table-cell office:value-type="string">
            <text:p>apgar 8/9</text:p>
          </table:table-cell>
          <table:table-cell office:value-type="string">
            <text:p><text:s/>, pH 7,26 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700132">
            <text:p>3700132</text:p>
          </table:table-cell>
          <table:table-cell office:value-type="float" office:value="137991183">
            <text:p>137991183</text:p>
          </table:table-cell>
          <table:table-cell office:value-type="string">
            <text:p>2012-09-19</text:p>
          </table:table-cell>
          <table:table-cell office:value-type="string">
            <text:p>A</text:p>
          </table:table-cell>
          <table:table-cell office:value-type="string">
            <text:p>2012-09-19</text:p>
          </table:table-cell>
          <table:table-cell office:value-type="float" office:value="34139058145">
            <text:p>3413905814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6 , vaginaalne sünnitus 3040g , Apgar 8/8</text:p>
          </table:table-cell>
          <table:table-cell office:value-type="string">
            <text:p>Apgar 8/8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05150">
            <text:p>9905150</text:p>
          </table:table-cell>
          <table:table-cell office:value-type="float" office:value="162775277">
            <text:p>162775277</text:p>
          </table:table-cell>
          <table:table-cell office:value-type="string">
            <text:p>2013-02-1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7675976594">
            <text:p>9767597659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ps , kaal 3250 , pikkus 49 cm , Apgar 8/9</text:p>
          </table:table-cell>
          <table:table-cell office:value-type="string">
            <text:p>Apgar 8/9</text:p>
          </table:table-cell>
          <table:table-cell office:value-type="string">
            <text:p>p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89322">
            <text:p>3589322</text:p>
          </table:table-cell>
          <table:table-cell office:value-type="float" office:value="143663770">
            <text:p>143663770</text:p>
          </table:table-cell>
          <table:table-cell office:value-type="string">
            <text:p>2012-10-29</text:p>
          </table:table-cell>
          <table:table-cell office:value-type="string">
            <text:p>A</text:p>
          </table:table-cell>
          <table:table-cell office:value-type="string">
            <text:p>2012-10-29</text:p>
          </table:table-cell>
          <table:table-cell office:value-type="float" office:value="59752844142">
            <text:p>5975284414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SK-3576 , pikkus-50 , pü-35 , Apgar -8/9</text:p>
          </table:table-cell>
          <table:table-cell office:value-type="string">
            <text:p>Apgar -8/9</text:p>
          </table:table-cell>
          <table:table-cell/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24967">
            <text:p>6824967</text:p>
          </table:table-cell>
          <table:table-cell office:value-type="float" office:value="147506820">
            <text:p>147506820</text:p>
          </table:table-cell>
          <table:table-cell office:value-type="string">
            <text:p>2012-02-21</text:p>
          </table:table-cell>
          <table:table-cell office:value-type="string">
            <text:p>S</text:p>
          </table:table-cell>
          <table:table-cell office:value-type="string">
            <text:p>2012-02-15</text:p>
          </table:table-cell>
          <table:table-cell office:value-type="float" office:value="34382514514">
            <text:p>3438251451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sünnib poeg kaaluga : 3776/52 . apgariga : 8/9</text:p>
          </table:table-cell>
          <table:table-cell office:value-type="string">
            <text:p>apgariga : 8/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759">
            <text:p>110759</text:p>
          </table:table-cell>
          <table:table-cell office:value-type="float" office:value="129839873">
            <text:p>129839873</text:p>
          </table:table-cell>
          <table:table-cell office:value-type="string">
            <text:p>2012-07-16</text:p>
          </table:table-cell>
          <table:table-cell office:value-type="string">
            <text:p>S</text:p>
          </table:table-cell>
          <table:table-cell office:value-type="string">
            <text:p>2012-07-08</text:p>
          </table:table-cell>
          <table:table-cell office:value-type="float" office:value="20360957179">
            <text:p>2036095717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oeg kaal 3920g , pikkus 55cm ja apgar 8/8</text:p>
          </table:table-cell>
          <table:table-cell office:value-type="string">
            <text:p>apgar 8/8</text:p>
          </table:table-cell>
          <table:table-cell/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3243">
            <text:p>1063243</text:p>
          </table:table-cell>
          <table:table-cell office:value-type="float" office:value="147527084">
            <text:p>147527084</text:p>
          </table:table-cell>
          <table:table-cell office:value-type="string">
            <text:p>2012-06-2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2166390126">
            <text:p>12166390126</text:p>
          </table:table-cell>
          <table:table-cell office:value-type="string">
            <text:p>original</text:p>
          </table:table-cell>
          <table:table-cell office:value-type="string">
            <text:p>s_surgery</text:p>
          </table:table-cell>
          <table:table-cell office:value-type="string">
            <text:p>text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2027 tütarlaps kaaluga 2590g , Apgar 8/8/9 palli</text:p>
          </table:table-cell>
          <table:table-cell office:value-type="string">
            <text:p>Apgar 8/8/9 palli</text:p>
          </table:table-cell>
          <table:table-cell/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94461">
            <text:p>12194461</text:p>
          </table:table-cell>
          <table:table-cell office:value-type="float" office:value="158030784">
            <text:p>158030784</text:p>
          </table:table-cell>
          <table:table-cell office:value-type="string">
            <text:p>2012-10-08</text:p>
          </table:table-cell>
          <table:table-cell office:value-type="string">
            <text:p>A</text:p>
          </table:table-cell>
          <table:table-cell office:value-type="string">
            <text:p>2012-09-24</text:p>
          </table:table-cell>
          <table:table-cell office:value-type="float" office:value="45078312802">
            <text:p>4507831280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T 2146g , Apgar 8 - 9 palli</text:p>
          </table:table-cell>
          <table:table-cell office:value-type="string">
            <text:p>Apgar 8 - 9 palli</text:p>
          </table:table-cell>
          <table:table-cell/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31494">
            <text:p>23831494</text:p>
          </table:table-cell>
          <table:table-cell office:value-type="float" office:value="157239235">
            <text:p>157239235</text:p>
          </table:table-cell>
          <table:table-cell office:value-type="string">
            <text:p>2012-05-24</text:p>
          </table:table-cell>
          <table:table-cell office:value-type="string">
            <text:p>A</text:p>
          </table:table-cell>
          <table:table-cell office:value-type="string">
            <text:p>2012-01-28</text:p>
          </table:table-cell>
          <table:table-cell office:value-type="float" office:value="34622183224">
            <text:p>346221832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b tütar <text:s/>kaaluga : 3666g - 52cm apgariga : 8 - 9</text:p>
          </table:table-cell>
          <table:table-cell office:value-type="string">
            <text:p>apgariga : 8 - 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82967">
            <text:p>10182967</text:p>
          </table:table-cell>
          <table:table-cell office:value-type="float" office:value="160528586">
            <text:p>160528586</text:p>
          </table:table-cell>
          <table:table-cell office:value-type="string">
            <text:p>2013-02-01</text:p>
          </table:table-cell>
          <table:table-cell office:value-type="string">
            <text:p>S</text:p>
          </table:table-cell>
          <table:table-cell office:value-type="string">
            <text:p>2013-01-24</text:p>
          </table:table-cell>
          <table:table-cell office:value-type="float" office:value="89113451728">
            <text:p>8911345172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ps : kaal 2260g , pikkus 45cm , Apgar 8-9</text:p>
          </table:table-cell>
          <table:table-cell office:value-type="string">
            <text:p>Apgar 8-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43499">
            <text:p>20643499</text:p>
          </table:table-cell>
          <table:table-cell office:value-type="float" office:value="177777121">
            <text:p>177777121</text:p>
          </table:table-cell>
          <table:table-cell office:value-type="string">
            <text:p>2013-05-16</text:p>
          </table:table-cell>
          <table:table-cell office:value-type="string">
            <text:p>A</text:p>
          </table:table-cell>
          <table:table-cell office:value-type="string">
            <text:p>2013-05-16</text:p>
          </table:table-cell>
          <table:table-cell office:value-type="float" office:value="673032413187">
            <text:p>6730324131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ajal kõrge vererõhkk , sai ravi Apgar 8/9</text:p>
          </table:table-cell>
          <table:table-cell office:value-type="string">
            <text:p>Apgar 8/9</text:p>
          </table:table-cell>
          <table:table-cell office:value-type="string">
            <text:p><text:s/>, SK 2265 g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81470">
            <text:p>5881470</text:p>
          </table:table-cell>
          <table:table-cell office:value-type="float" office:value="124776221">
            <text:p>124776221</text:p>
          </table:table-cell>
          <table:table-cell office:value-type="string">
            <text:p>2012-06-13</text:p>
          </table:table-cell>
          <table:table-cell office:value-type="string">
            <text:p>S</text:p>
          </table:table-cell>
          <table:table-cell office:value-type="string">
            <text:p>2012-06-06</text:p>
          </table:table-cell>
          <table:table-cell office:value-type="float" office:value="19889733799">
            <text:p>19889733799</text:p>
          </table:table-cell>
          <table:table-cell office:value-type="string">
            <text:p>original</text:p>
          </table:table-cell>
          <table:table-cell office:value-type="string">
            <text:p>s_surgery_entry</text:p>
          </table:table-cell>
          <table:table-cell office:value-type="string">
            <text:p>text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8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65829">
            <text:p>3165829</text:p>
          </table:table-cell>
          <table:table-cell office:value-type="float" office:value="86934050">
            <text:p>86934050</text:p>
          </table:table-cell>
          <table:table-cell office:value-type="string">
            <text:p>2012-03-22</text:p>
          </table:table-cell>
          <table:table-cell office:value-type="string">
            <text:p>A</text:p>
          </table:table-cell>
          <table:table-cell office:value-type="string">
            <text:p>2012-03-22</text:p>
          </table:table-cell>
          <table:table-cell office:value-type="float" office:value="54486786069">
            <text:p>5448678606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8/8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82386">
            <text:p>4782386</text:p>
          </table:table-cell>
          <table:table-cell office:value-type="float" office:value="134168139">
            <text:p>134168139</text:p>
          </table:table-cell>
          <table:table-cell office:value-type="string">
            <text:p>2012-08-13</text:p>
          </table:table-cell>
          <table:table-cell office:value-type="string">
            <text:p>A</text:p>
          </table:table-cell>
          <table:table-cell office:value-type="string">
            <text:p>2012-08-13</text:p>
          </table:table-cell>
          <table:table-cell office:value-type="float" office:value="34645280245">
            <text:p>3464528024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I ajaline 40+3GN , SM 4920 g , Apgar 8/8</text:p>
          </table:table-cell>
          <table:table-cell office:value-type="string">
            <text:p>Apgar 8/8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31417">
            <text:p>9931417</text:p>
          </table:table-cell>
          <table:table-cell office:value-type="float" office:value="200228485">
            <text:p>200228485</text:p>
          </table:table-cell>
          <table:table-cell office:value-type="string">
            <text:p>2013-09-3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4785619">
            <text:p>67303478561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kaaluga 4090g , pikkus 50 cm , Apgar 8-10 palli</text:p>
          </table:table-cell>
          <table:table-cell office:value-type="string">
            <text:p>Apgar 8-10 palli</text:p>
          </table:table-cell>
          <table:table-cell/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44933">
            <text:p>17444933</text:p>
          </table:table-cell>
          <table:table-cell office:value-type="float" office:value="178922862">
            <text:p>178922862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office:value-type="string">
            <text:p>2013-05-01</text:p>
          </table:table-cell>
          <table:table-cell office:value-type="float" office:value="673042684918">
            <text:p>6730426849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nnitusest sünnikaaluga 4082 g , Apgar - 8/9palli</text:p>
          </table:table-cell>
          <table:table-cell office:value-type="string">
            <text:p>Apgar - 8/9palli</text:p>
          </table:table-cell>
          <table:table-cell office:value-type="string">
            <text:p><text:s/>, looteveed on selged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39891">
            <text:p>21839891</text:p>
          </table:table-cell>
          <table:table-cell office:value-type="float" office:value="210362737">
            <text:p>210362737</text:p>
          </table:table-cell>
          <table:table-cell office:value-type="string">
            <text:p>2013-11-20</text:p>
          </table:table-cell>
          <table:table-cell office:value-type="string">
            <text:p>A</text:p>
          </table:table-cell>
          <table:table-cell office:value-type="string">
            <text:p>2013-08-15</text:p>
          </table:table-cell>
          <table:table-cell office:value-type="float" office:value="673030397662">
            <text:p>6730303976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8/9 palli</text:p>
          </table:table-cell>
          <table:table-cell/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8">
            <text:p>2118</text:p>
          </table:table-cell>
          <table:table-cell office:value-type="float" office:value="79369096">
            <text:p>79369096</text:p>
          </table:table-cell>
          <table:table-cell office:value-type="string">
            <text:p>2012-01-0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5850016822">
            <text:p>9585001682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kaaluga 3324g , pikkus 50cm ja apgar 8/9</text:p>
          </table:table-cell>
          <table:table-cell office:value-type="string">
            <text:p>apgar 8/9</text:p>
          </table:table-cell>
          <table:table-cell/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67586">
            <text:p>10067586</text:p>
          </table:table-cell>
          <table:table-cell office:value-type="float" office:value="189320698">
            <text:p>189320698</text:p>
          </table:table-cell>
          <table:table-cell office:value-type="string">
            <text:p>2013-07-2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8258045">
            <text:p>67303825804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8/8/9 palli</text:p>
          </table:table-cell>
          <table:table-cell/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43833">
            <text:p>18343833</text:p>
          </table:table-cell>
          <table:table-cell office:value-type="float" office:value="187454508">
            <text:p>187454508</text:p>
          </table:table-cell>
          <table:table-cell office:value-type="string">
            <text:p>2013-06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78683">
            <text:p>67303037868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toidul SK 3440 / pikkus - 51 , Apgar - 8-9-9 palli</text:p>
          </table:table-cell>
          <table:table-cell office:value-type="string">
            <text:p>Apgar - 8-9-9 palli</text:p>
          </table:table-cell>
          <table:table-cell office:value-type="string">
            <text:p><text:s/>Adapt perioodil imes loiult-&gt; e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9526">
            <text:p>279526</text:p>
          </table:table-cell>
          <table:table-cell office:value-type="float" office:value="136138839">
            <text:p>136138839</text:p>
          </table:table-cell>
          <table:table-cell office:value-type="string">
            <text:p>2012-09-0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3509543266">
            <text:p>8350954326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I rasedusest vaginaalsel teel , Apgar 8/8</text:p>
          </table:table-cell>
          <table:table-cell office:value-type="string">
            <text:p>Apgar 8/8</text:p>
          </table:table-cell>
          <table:table-cell office:value-type="string">
            <text:p><text:s/>, sk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76211">
            <text:p>15076211</text:p>
          </table:table-cell>
          <table:table-cell office:value-type="float" office:value="170067158">
            <text:p>170067158</text:p>
          </table:table-cell>
          <table:table-cell office:value-type="string">
            <text:p>2013-04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9585698">
            <text:p>673039585698</text:p>
          </table:table-cell>
          <table:table-cell office:value-type="string">
            <text:p>original_2013</text:p>
          </table:table-cell>
          <table:table-cell office:value-type="string">
            <text:p>s_surgery</text:p>
          </table:table-cell>
          <table:table-cell office:value-type="string">
            <text:p>text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ell 09 : 20 sünnib elus tütar , Apgar 8/8 palli</text:p>
          </table:table-cell>
          <table:table-cell office:value-type="string">
            <text:p>Apgar 8/8 palli</text:p>
          </table:table-cell>
          <table:table-cell office:value-type="string">
            <text:p><text:s/>, kaal 2908 g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311">
            <text:p>172311</text:p>
          </table:table-cell>
          <table:table-cell office:value-type="float" office:value="147535215">
            <text:p>147535215</text:p>
          </table:table-cell>
          <table:table-cell office:value-type="string">
            <text:p>2012-09-18</text:p>
          </table:table-cell>
          <table:table-cell office:value-type="string">
            <text:p>S</text:p>
          </table:table-cell>
          <table:table-cell office:value-type="string">
            <text:p>2012-09-14</text:p>
          </table:table-cell>
          <table:table-cell office:value-type="float" office:value="33897661766">
            <text:p>3389766176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8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8964">
            <text:p>1078964</text:p>
          </table:table-cell>
          <table:table-cell office:value-type="float" office:value="136961516">
            <text:p>136961516</text:p>
          </table:table-cell>
          <table:table-cell office:value-type="string">
            <text:p>2012-09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1621566410">
            <text:p>51621566410</text:p>
          </table:table-cell>
          <table:table-cell office:value-type="string">
            <text:p>original</text:p>
          </table:table-cell>
          <table:table-cell office:value-type="string">
            <text:p>s_surgery</text:p>
          </table:table-cell>
          <table:table-cell office:value-type="string">
            <text:p>text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8 - 9 - 10 palli</text:p>
          </table:table-cell>
          <table:table-cell office:value-type="string">
            <text:p><text:s/>. Loode väljutatud haardega tuh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68">
            <text:p>3068</text:p>
          </table:table-cell>
          <table:table-cell office:value-type="float" office:value="139025479">
            <text:p>139025479</text:p>
          </table:table-cell>
          <table:table-cell office:value-type="string">
            <text:p>2012-09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string">
            <text:p>LVA.86221-87508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, kaaluga3870 , pikkus 50 cm , Apgar 8</text:p>
          </table:table-cell>
          <table:table-cell office:value-type="string">
            <text:p>Apgar 8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94600">
            <text:p>6694600</text:p>
          </table:table-cell>
          <table:table-cell office:value-type="float" office:value="147511225">
            <text:p>147511225</text:p>
          </table:table-cell>
          <table:table-cell office:value-type="string">
            <text:p>2012-02-21</text:p>
          </table:table-cell>
          <table:table-cell office:value-type="string">
            <text:p>S</text:p>
          </table:table-cell>
          <table:table-cell office:value-type="string">
            <text:p>2012-02-17</text:p>
          </table:table-cell>
          <table:table-cell office:value-type="float" office:value="46151815380">
            <text:p>4615181538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. sünnib tütar kaaluga : 3768 . apgariga : 8/9</text:p>
          </table:table-cell>
          <table:table-cell office:value-type="string">
            <text:p>apgariga : 8/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8060">
            <text:p>288060</text:p>
          </table:table-cell>
          <table:table-cell office:value-type="float" office:value="147511281">
            <text:p>147511281</text:p>
          </table:table-cell>
          <table:table-cell office:value-type="string">
            <text:p>2012-01-30</text:p>
          </table:table-cell>
          <table:table-cell office:value-type="string">
            <text:p>S</text:p>
          </table:table-cell>
          <table:table-cell office:value-type="string">
            <text:p>2012-01-25</text:p>
          </table:table-cell>
          <table:table-cell office:value-type="float" office:value="89142353624">
            <text:p>8914235362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aaluga : 2908g , pikkusega 50cm apgariga : 8</text:p>
          </table:table-cell>
          <table:table-cell office:value-type="string">
            <text:p>apgariga : 8</text:p>
          </table:table-cell>
          <table:table-cell office:value-type="string">
            <text:p>-&gt; 9 .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69832">
            <text:p>7069832</text:p>
          </table:table-cell>
          <table:table-cell office:value-type="float" office:value="124222677">
            <text:p>124222677</text:p>
          </table:table-cell>
          <table:table-cell office:value-type="string">
            <text:p>2012-04-09</text:p>
          </table:table-cell>
          <table:table-cell office:value-type="string">
            <text:p>A</text:p>
          </table:table-cell>
          <table:table-cell office:value-type="string">
            <text:p>2012-02-29</text:p>
          </table:table-cell>
          <table:table-cell office:value-type="float" office:value="99964882567">
            <text:p>9996488256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Raseduse kulg ii , apgar 8</text:p>
          </table:table-cell>
          <table:table-cell office:value-type="string">
            <text:p>apgar 8</text:p>
          </table:table-cell>
          <table:table-cell office:value-type="string">
            <text:p><text:s/>Sünnijärgselt esimestel päevade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81965">
            <text:p>6581965</text:p>
          </table:table-cell>
          <table:table-cell office:value-type="float" office:value="136063976">
            <text:p>136063976</text:p>
          </table:table-cell>
          <table:table-cell office:value-type="string">
            <text:p>2012-09-06</text:p>
          </table:table-cell>
          <table:table-cell office:value-type="string">
            <text:p>S</text:p>
          </table:table-cell>
          <table:table-cell office:value-type="string">
            <text:p>2012-09-01</text:p>
          </table:table-cell>
          <table:table-cell office:value-type="float" office:value="47422416967">
            <text:p>4742241696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oeg kaal 4064g , pikkus 53cm ja apgar 8/8</text:p>
          </table:table-cell>
          <table:table-cell office:value-type="string">
            <text:p>apgar 8/8</text:p>
          </table:table-cell>
          <table:table-cell/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40564">
            <text:p>3640564</text:p>
          </table:table-cell>
          <table:table-cell office:value-type="float" office:value="140787095">
            <text:p>140787095</text:p>
          </table:table-cell>
          <table:table-cell office:value-type="string">
            <text:p>2012-10-08</text:p>
          </table:table-cell>
          <table:table-cell office:value-type="string">
            <text:p>A</text:p>
          </table:table-cell>
          <table:table-cell office:value-type="string">
            <text:p>2012-10-08</text:p>
          </table:table-cell>
          <table:table-cell office:value-type="float" office:value="35559188557">
            <text:p>3555918855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SK - 4300 , pikkus-52cm , Apgar 8/9</text:p>
          </table:table-cell>
          <table:table-cell office:value-type="string">
            <text:p>Apgar 8/9</text:p>
          </table:table-cell>
          <table:table-cell/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94411">
            <text:p>20294411</text:p>
          </table:table-cell>
          <table:table-cell office:value-type="float" office:value="157319257">
            <text:p>157319257</text:p>
          </table:table-cell>
          <table:table-cell office:value-type="string">
            <text:p>2013-01-17</text:p>
          </table:table-cell>
          <table:table-cell office:value-type="string">
            <text:p>A</text:p>
          </table:table-cell>
          <table:table-cell office:value-type="string">
            <text:p>2012-08-22</text:p>
          </table:table-cell>
          <table:table-cell office:value-type="float" office:value="39042658730">
            <text:p>390426587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itus ras 38 . näd . SK 3005 g , Apgar 8/8</text:p>
          </table:table-cell>
          <table:table-cell office:value-type="string">
            <text:p>Apgar 8/8</text:p>
          </table:table-cell>
          <table:table-cell/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21151">
            <text:p>6821151</text:p>
          </table:table-cell>
          <table:table-cell office:value-type="float" office:value="147538486">
            <text:p>147538486</text:p>
          </table:table-cell>
          <table:table-cell office:value-type="string">
            <text:p>2012-08-21</text:p>
          </table:table-cell>
          <table:table-cell office:value-type="string">
            <text:p>S</text:p>
          </table:table-cell>
          <table:table-cell office:value-type="string">
            <text:p>2012-08-15</text:p>
          </table:table-cell>
          <table:table-cell office:value-type="float" office:value="11975692421">
            <text:p>1197569242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ga sünnib elus ajaline poeglaps apgariga 8-9 palli</text:p>
          </table:table-cell>
          <table:table-cell office:value-type="string">
            <text:p>apgariga 8-9 palli</text:p>
          </table:table-cell>
          <table:table-cell office:value-type="string">
            <text:p><text:s/>, massiga 4002 , käsi pea kõrva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61192">
            <text:p>3261192</text:p>
          </table:table-cell>
          <table:table-cell office:value-type="float" office:value="90613394">
            <text:p>90613394</text:p>
          </table:table-cell>
          <table:table-cell office:value-type="string">
            <text:p>2012-03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2480386883">
            <text:p>3248038688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8/10 palli</text:p>
          </table:table-cell>
          <table:table-cell/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354">
            <text:p>220354</text:p>
          </table:table-cell>
          <table:table-cell office:value-type="float" office:value="131137855">
            <text:p>131137855</text:p>
          </table:table-cell>
          <table:table-cell office:value-type="string">
            <text:p>2012-08-03</text:p>
          </table:table-cell>
          <table:table-cell office:value-type="string">
            <text:p>S</text:p>
          </table:table-cell>
          <table:table-cell office:value-type="string">
            <text:p>2012-07-27</text:p>
          </table:table-cell>
          <table:table-cell office:value-type="float" office:value="35602674878">
            <text:p>3560267487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luga 4154 g , pikkusega 52 cm , apgar 8/9</text:p>
          </table:table-cell>
          <table:table-cell office:value-type="string">
            <text:p>apgar 8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18878">
            <text:p>6618878</text:p>
          </table:table-cell>
          <table:table-cell office:value-type="float" office:value="127784011">
            <text:p>127784011</text:p>
          </table:table-cell>
          <table:table-cell office:value-type="string">
            <text:p>2012-06-27</text:p>
          </table:table-cell>
          <table:table-cell office:value-type="string">
            <text:p>S</text:p>
          </table:table-cell>
          <table:table-cell office:value-type="string">
            <text:p>2012-06-21</text:p>
          </table:table-cell>
          <table:table-cell office:value-type="float" office:value="95009049108">
            <text:p>9500904910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luga 3846 g , pikkusega 51 cm , apgar 8/8</text:p>
          </table:table-cell>
          <table:table-cell office:value-type="string">
            <text:p>apgar 8/8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78556">
            <text:p>9778556</text:p>
          </table:table-cell>
          <table:table-cell office:value-type="float" office:value="158949024">
            <text:p>158949024</text:p>
          </table:table-cell>
          <table:table-cell office:value-type="string">
            <text:p>2013-01-2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4263704">
            <text:p>67303426370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Ajaline poeglaps 4045 g , Apgar 8/9/10</text:p>
          </table:table-cell>
          <table:table-cell office:value-type="string">
            <text:p>Apgar 8/9/10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33596">
            <text:p>15833596</text:p>
          </table:table-cell>
          <table:table-cell office:value-type="float" office:value="155228929">
            <text:p>155228929</text:p>
          </table:table-cell>
          <table:table-cell office:value-type="string">
            <text:p>2013-01-02</text:p>
          </table:table-cell>
          <table:table-cell office:value-type="string">
            <text:p>S</text:p>
          </table:table-cell>
          <table:table-cell office:value-type="string">
            <text:p>2012-12-28</text:p>
          </table:table-cell>
          <table:table-cell office:value-type="float" office:value="673037063015">
            <text:p>67303706301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nnib poeg kaaluga : 3954gr/52cm apgariga : 8</text:p>
          </table:table-cell>
          <table:table-cell office:value-type="string">
            <text:p>apgariga : 8</text:p>
          </table:table-cell>
          <table:table-cell office:value-type="string">
            <text:p>--&gt; 9 .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05956">
            <text:p>3605956</text:p>
          </table:table-cell>
          <table:table-cell office:value-type="float" office:value="135529798">
            <text:p>135529798</text:p>
          </table:table-cell>
          <table:table-cell office:value-type="string">
            <text:p>2012-09-03</text:p>
          </table:table-cell>
          <table:table-cell office:value-type="string">
            <text:p>A</text:p>
          </table:table-cell>
          <table:table-cell office:value-type="string">
            <text:p>2012-09-03</text:p>
          </table:table-cell>
          <table:table-cell office:value-type="float" office:value="15925026199">
            <text:p>1592502619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4400g , Apgar 8</text:p>
          </table:table-cell>
          <table:table-cell office:value-type="string">
            <text:p>Apgar 8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78872">
            <text:p>6478872</text:p>
          </table:table-cell>
          <table:table-cell office:value-type="float" office:value="146559472">
            <text:p>146559472</text:p>
          </table:table-cell>
          <table:table-cell office:value-type="string">
            <text:p>2012-11-0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string">
            <text:p>LVA.47221-68609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8-9 palli</text:p>
          </table:table-cell>
          <table:table-cell/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9559">
            <text:p>2339559</text:p>
          </table:table-cell>
          <table:table-cell office:value-type="float" office:value="82751461">
            <text:p>82751461</text:p>
          </table:table-cell>
          <table:table-cell office:value-type="string">
            <text:p>2012-02-08</text:p>
          </table:table-cell>
          <table:table-cell office:value-type="string">
            <text:p>A</text:p>
          </table:table-cell>
          <table:table-cell office:value-type="string">
            <text:p>2012-02-08</text:p>
          </table:table-cell>
          <table:table-cell office:value-type="float" office:value="75877017533">
            <text:p>7587701753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8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92390">
            <text:p>20692390</text:p>
          </table:table-cell>
          <table:table-cell office:value-type="float" office:value="186783766">
            <text:p>186783766</text:p>
          </table:table-cell>
          <table:table-cell office:value-type="string">
            <text:p>2013-07-04</text:p>
          </table:table-cell>
          <table:table-cell office:value-type="string">
            <text:p>A</text:p>
          </table:table-cell>
          <table:table-cell office:value-type="string">
            <text:p>2013-06-06</text:p>
          </table:table-cell>
          <table:table-cell office:value-type="float" office:value="81464076683">
            <text:p>8146407668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Sündinud ajalise lapsena , APGAR 8/8</text:p>
          </table:table-cell>
          <table:table-cell office:value-type="string">
            <text:p>APGAR 8/8</text:p>
          </table:table-cell>
          <table:table-cell office:value-type="string">
            <text:p><text:s/>, motoorne areng olnud eakohane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92695">
            <text:p>9692695</text:p>
          </table:table-cell>
          <table:table-cell office:value-type="float" office:value="182476369">
            <text:p>182476369</text:p>
          </table:table-cell>
          <table:table-cell office:value-type="string">
            <text:p>2013-06-11</text:p>
          </table:table-cell>
          <table:table-cell office:value-type="string">
            <text:p>S</text:p>
          </table:table-cell>
          <table:table-cell office:value-type="string">
            <text:p>2013-02-26</text:p>
          </table:table-cell>
          <table:table-cell office:value-type="float" office:value="94282573997">
            <text:p>9428257399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aps , kaal 2815 , pikkus 49cm , Apgar 8/9</text:p>
          </table:table-cell>
          <table:table-cell office:value-type="string">
            <text:p>Apgar 8/9</text:p>
          </table:table-cell>
          <table:table-cell/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33871">
            <text:p>22533871</text:p>
          </table:table-cell>
          <table:table-cell office:value-type="float" office:value="196480974">
            <text:p>196480974</text:p>
          </table:table-cell>
          <table:table-cell office:value-type="string">
            <text:p>2013-09-09</text:p>
          </table:table-cell>
          <table:table-cell office:value-type="string">
            <text:p>A</text:p>
          </table:table-cell>
          <table:table-cell office:value-type="string">
            <text:p>2012-10-11</text:p>
          </table:table-cell>
          <table:table-cell office:value-type="float" office:value="45048475816">
            <text:p>450484758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inud plaanilise keiserlõikega , Apgar 8/9 palli</text:p>
          </table:table-cell>
          <table:table-cell office:value-type="string">
            <text:p>Apgar 8/9 palli</text:p>
          </table:table-cell>
          <table:table-cell/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80103">
            <text:p>6880103</text:p>
          </table:table-cell>
          <table:table-cell office:value-type="float" office:value="147510499">
            <text:p>147510499</text:p>
          </table:table-cell>
          <table:table-cell office:value-type="string">
            <text:p>2012-01-31</text:p>
          </table:table-cell>
          <table:table-cell office:value-type="string">
            <text:p>S</text:p>
          </table:table-cell>
          <table:table-cell office:value-type="string">
            <text:p>2012-01-26</text:p>
          </table:table-cell>
          <table:table-cell office:value-type="float" office:value="88011451788">
            <text:p>8801145178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ib tütar kaaluga : 3330g - 50cm apgariga : 8 - 9</text:p>
          </table:table-cell>
          <table:table-cell office:value-type="string">
            <text:p>apgariga : 8 - 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5147">
            <text:p>85147</text:p>
          </table:table-cell>
          <table:table-cell office:value-type="float" office:value="147513709">
            <text:p>147513709</text:p>
          </table:table-cell>
          <table:table-cell office:value-type="string">
            <text:p>2012-03-28</text:p>
          </table:table-cell>
          <table:table-cell office:value-type="string">
            <text:p>S</text:p>
          </table:table-cell>
          <table:table-cell office:value-type="string">
            <text:p>2012-03-19</text:p>
          </table:table-cell>
          <table:table-cell office:value-type="float" office:value="19826911355">
            <text:p>1982691135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ib poeg kaaluga : 4094g , 53 cm apgariga : 8-9</text:p>
          </table:table-cell>
          <table:table-cell office:value-type="string">
            <text:p>apgariga : 8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70987">
            <text:p>9670987</text:p>
          </table:table-cell>
          <table:table-cell office:value-type="float" office:value="199911252">
            <text:p>199911252</text:p>
          </table:table-cell>
          <table:table-cell office:value-type="string">
            <text:p>2013-09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7637564803">
            <text:p>2763756480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[-: ]*[0-9]\s*(min(util?)?\s*(pärast)?|[`'´])[-: ]*(?P&lt;value&gt;((10|[0-9])[-/ ]?)+)</text:p>
          </table:table-cell>
          <table:table-cell office:value-type="string">
            <text:p>NULL</text:p>
          </table:table-cell>
          <table:table-cell office:value-type="string">
            <text:p>aaluga 3.230 , pikkusega 52cm . Apgariga 1 min pärast - 8 </text:p>
          </table:table-cell>
          <table:table-cell office:value-type="string">
            <text:p>Apgariga 1 min pärast - 8 </text:p>
          </table:table-cell>
          <table:table-cell office:value-type="string">
            <text:p>; 5 min pärast - 8palli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47246">
            <text:p>16047246</text:p>
          </table:table-cell>
          <table:table-cell office:value-type="float" office:value="215904817">
            <text:p>215904817</text:p>
          </table:table-cell>
          <table:table-cell office:value-type="string">
            <text:p>2013-12-16</text:p>
          </table:table-cell>
          <table:table-cell office:value-type="string">
            <text:p>S</text:p>
          </table:table-cell>
          <table:table-cell office:value-type="string">
            <text:p>2013-12-13</text:p>
          </table:table-cell>
          <table:table-cell office:value-type="float" office:value="19863268839">
            <text:p>1986326883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nnib poeg kaaluga : 3192gr/49cm apgariga : 8</text:p>
          </table:table-cell>
          <table:table-cell office:value-type="string">
            <text:p>apgariga : 8</text:p>
          </table:table-cell>
          <table:table-cell office:value-type="string">
            <text:p>--&gt; 9 .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06961">
            <text:p>3306961</text:p>
          </table:table-cell>
          <table:table-cell office:value-type="float" office:value="90309549">
            <text:p>90309549</text:p>
          </table:table-cell>
          <table:table-cell office:value-type="string">
            <text:p>2012-04-18</text:p>
          </table:table-cell>
          <table:table-cell office:value-type="string">
            <text:p>A</text:p>
          </table:table-cell>
          <table:table-cell office:value-type="string">
            <text:p>2012-04-18</text:p>
          </table:table-cell>
          <table:table-cell office:value-type="float" office:value="45164125078">
            <text:p>4516412507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Sündis Apgariga 8/8</text:p>
          </table:table-cell>
          <table:table-cell office:value-type="string">
            <text:p>Apgariga 8/8</text:p>
          </table:table-cell>
          <table:table-cell office:value-type="string">
            <text:p><text:s/>, s kaaluga 1644 gr , pikkus 40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85825">
            <text:p>5885825</text:p>
          </table:table-cell>
          <table:table-cell office:value-type="float" office:value="83665975">
            <text:p>83665975</text:p>
          </table:table-cell>
          <table:table-cell office:value-type="string">
            <text:p>2012-02-0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9583883733">
            <text:p>49583883733</text:p>
          </table:table-cell>
          <table:table-cell office:value-type="string">
            <text:p>original</text:p>
          </table:table-cell>
          <table:table-cell office:value-type="string">
            <text:p>s_surgery_entry</text:p>
          </table:table-cell>
          <table:table-cell office:value-type="string">
            <text:p>text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nnib elus enneaegne tütarlaps , Apgar 8/9 palli</text:p>
          </table:table-cell>
          <table:table-cell office:value-type="string">
            <text:p>Apgar 8/9 palli</text:p>
          </table:table-cell>
          <table:table-cell office:value-type="string">
            <text:p><text:s/>, kaal 2372g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81490">
            <text:p>15081490</text:p>
          </table:table-cell>
          <table:table-cell office:value-type="float" office:value="178874991">
            <text:p>178874991</text:p>
          </table:table-cell>
          <table:table-cell office:value-type="string">
            <text:p>2013-05-2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6219465">
            <text:p>673046219465</text:p>
          </table:table-cell>
          <table:table-cell office:value-type="string">
            <text:p>original_2013</text:p>
          </table:table-cell>
          <table:table-cell office:value-type="string">
            <text:p>s_surgery</text:p>
          </table:table-cell>
          <table:table-cell office:value-type="string">
            <text:p>text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aaluga 3304g , pikkusega 51cm , Apgar 8/9</text:p>
          </table:table-cell>
          <table:table-cell office:value-type="string">
            <text:p>Apgar 8/9</text:p>
          </table:table-cell>
          <table:table-cell office:value-type="string">
            <text:p><text:s/>. pH 7,32 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27057">
            <text:p>23027057</text:p>
          </table:table-cell>
          <table:table-cell office:value-type="float" office:value="157706895">
            <text:p>157706895</text:p>
          </table:table-cell>
          <table:table-cell office:value-type="string">
            <text:p>2012-08-16</text:p>
          </table:table-cell>
          <table:table-cell office:value-type="string">
            <text:p>A</text:p>
          </table:table-cell>
          <table:table-cell office:value-type="string">
            <text:p>2012-08-16</text:p>
          </table:table-cell>
          <table:table-cell office:value-type="float" office:value="26037564924">
            <text:p>260375649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02 : 06 sünnib elus poeglaps , Apgar 8-8-9</text:p>
          </table:table-cell>
          <table:table-cell office:value-type="string">
            <text:p>Apgar 8-8-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15058">
            <text:p>4715058</text:p>
          </table:table-cell>
          <table:table-cell office:value-type="float" office:value="137468125">
            <text:p>137468125</text:p>
          </table:table-cell>
          <table:table-cell office:value-type="string">
            <text:p>2012-09-04</text:p>
          </table:table-cell>
          <table:table-cell office:value-type="string">
            <text:p>A</text:p>
          </table:table-cell>
          <table:table-cell office:value-type="string">
            <text:p>2012-09-04</text:p>
          </table:table-cell>
          <table:table-cell office:value-type="float" office:value="23449768207">
            <text:p>2344976820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duse kulg ii , loote distress , apgar 8/8/9</text:p>
          </table:table-cell>
          <table:table-cell office:value-type="string">
            <text:p>apgar 8/8/9</text:p>
          </table:table-cell>
          <table:table-cell office:value-type="string">
            <text:p><text:s/>, sk 3352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10289">
            <text:p>20710289</text:p>
          </table:table-cell>
          <table:table-cell office:value-type="float" office:value="155320917">
            <text:p>155320917</text:p>
          </table:table-cell>
          <table:table-cell office:value-type="string">
            <text:p>2012-12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7488075">
            <text:p>6730474880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Sünnikaal 2562g , 37GN , Apgar 8/9</text:p>
          </table:table-cell>
          <table:table-cell office:value-type="string">
            <text:p>Apgar 8/9</text:p>
          </table:table-cell>
          <table:table-cell office:value-type="string">
            <text:p>p , adapteerunud rahuldavalt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99686">
            <text:p>12099686</text:p>
          </table:table-cell>
          <table:table-cell office:value-type="float" office:value="196480974">
            <text:p>196480974</text:p>
          </table:table-cell>
          <table:table-cell office:value-type="string">
            <text:p>2013-09-09</text:p>
          </table:table-cell>
          <table:table-cell office:value-type="string">
            <text:p>A</text:p>
          </table:table-cell>
          <table:table-cell office:value-type="string">
            <text:p>2012-10-15</text:p>
          </table:table-cell>
          <table:table-cell office:value-type="float" office:value="45048475816">
            <text:p>4504847581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inud plaanilise keisrilõikega ( Apgar 8/9</text:p>
          </table:table-cell>
          <table:table-cell office:value-type="string">
            <text:p>Apgar 8/9</text:p>
          </table:table-cell>
          <table:table-cell office:value-type="string">
            <text:p><text:s/>). Laps on jälgimisel neuroloog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83285">
            <text:p>6783285</text:p>
          </table:table-cell>
          <table:table-cell office:value-type="float" office:value="128685793">
            <text:p>128685793</text:p>
          </table:table-cell>
          <table:table-cell office:value-type="string">
            <text:p>2012-07-11</text:p>
          </table:table-cell>
          <table:table-cell office:value-type="string">
            <text:p>S</text:p>
          </table:table-cell>
          <table:table-cell office:value-type="string">
            <text:p>2012-07-03</text:p>
          </table:table-cell>
          <table:table-cell office:value-type="float" office:value="18059684708">
            <text:p>1805968470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s ajaline poeglaps 3710g 49cm , Apgar 8-9</text:p>
          </table:table-cell>
          <table:table-cell office:value-type="string">
            <text:p>Apgar 8-9</text:p>
          </table:table-cell>
          <table:table-cell office:value-type="string">
            <text:p><text:s/>, pH 7,39 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732068">
            <text:p>3732068</text:p>
          </table:table-cell>
          <table:table-cell office:value-type="float" office:value="153232731">
            <text:p>153232731</text:p>
          </table:table-cell>
          <table:table-cell office:value-type="string">
            <text:p>2012-12-19</text:p>
          </table:table-cell>
          <table:table-cell office:value-type="string">
            <text:p>A</text:p>
          </table:table-cell>
          <table:table-cell office:value-type="string">
            <text:p>2012-11-21</text:p>
          </table:table-cell>
          <table:table-cell office:value-type="float" office:value="25009364059">
            <text:p>2500936405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8/9 palli</text:p>
          </table:table-cell>
          <table:table-cell office:value-type="string">
            <text:p><text:s/>Esmakordselt uuringutel 3kv Tol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72434">
            <text:p>15972434</text:p>
          </table:table-cell>
          <table:table-cell office:value-type="float" office:value="210085435">
            <text:p>210085435</text:p>
          </table:table-cell>
          <table:table-cell office:value-type="string">
            <text:p>2013-11-19</text:p>
          </table:table-cell>
          <table:table-cell office:value-type="string">
            <text:p>S</text:p>
          </table:table-cell>
          <table:table-cell office:value-type="string">
            <text:p>2013-11-12</text:p>
          </table:table-cell>
          <table:table-cell office:value-type="float" office:value="673035489260">
            <text:p>67303548926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kaaluga 3256 g , pikkus 53 cm ; Apgar 8/8</text:p>
          </table:table-cell>
          <table:table-cell office:value-type="string">
            <text:p>Apgar 8/8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13918">
            <text:p>20813918</text:p>
          </table:table-cell>
          <table:table-cell office:value-type="float" office:value="155135064">
            <text:p>155135064</text:p>
          </table:table-cell>
          <table:table-cell office:value-type="string">
            <text:p>2013-01-04</text:p>
          </table:table-cell>
          <table:table-cell office:value-type="string">
            <text:p>A</text:p>
          </table:table-cell>
          <table:table-cell office:value-type="string">
            <text:p>2013-01-04</text:p>
          </table:table-cell>
          <table:table-cell office:value-type="float" office:value="31249127396">
            <text:p>312491273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is pl keiserlõikest ajalisena , Apgar 8</text:p>
          </table:table-cell>
          <table:table-cell office:value-type="string">
            <text:p>Apgar 8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47464">
            <text:p>6047464</text:p>
          </table:table-cell>
          <table:table-cell office:value-type="float" office:value="79558871">
            <text:p>79558871</text:p>
          </table:table-cell>
          <table:table-cell office:value-type="string">
            <text:p>2012-01-05</text:p>
          </table:table-cell>
          <table:table-cell office:value-type="string">
            <text:p>S</text:p>
          </table:table-cell>
          <table:table-cell office:value-type="string">
            <text:p>2012-01-02</text:p>
          </table:table-cell>
          <table:table-cell office:value-type="float" office:value="22828762100">
            <text:p>2282876210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8/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54110">
            <text:p>10154110</text:p>
          </table:table-cell>
          <table:table-cell office:value-type="float" office:value="172717961">
            <text:p>172717961</text:p>
          </table:table-cell>
          <table:table-cell office:value-type="string">
            <text:p>2013-04-1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4087520984">
            <text:p>9408752098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ine poeglaps 3860 gr ja 52 cm , Apgar 8</text:p>
          </table:table-cell>
          <table:table-cell office:value-type="string">
            <text:p>Apgar 8</text:p>
          </table:table-cell>
          <table:table-cell office:value-type="string">
            <text:p>--9--10 p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02364">
            <text:p>6602364</text:p>
          </table:table-cell>
          <table:table-cell office:value-type="float" office:value="131626113">
            <text:p>131626113</text:p>
          </table:table-cell>
          <table:table-cell office:value-type="string">
            <text:p>2012-08-06</text:p>
          </table:table-cell>
          <table:table-cell office:value-type="string">
            <text:p>S</text:p>
          </table:table-cell>
          <table:table-cell office:value-type="string">
            <text:p>2012-08-02</text:p>
          </table:table-cell>
          <table:table-cell office:value-type="float" office:value="86216395366">
            <text:p>8621639536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oeg kaal 3452g , pikkus 51cm ja apgar 8/7</text:p>
          </table:table-cell>
          <table:table-cell office:value-type="string">
            <text:p>apgar 8/7</text:p>
          </table:table-cell>
          <table:table-cell/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73798">
            <text:p>22573798</text:p>
          </table:table-cell>
          <table:table-cell office:value-type="float" office:value="156442564">
            <text:p>156442564</text:p>
          </table:table-cell>
          <table:table-cell office:value-type="string">
            <text:p>2012-01-25</text:p>
          </table:table-cell>
          <table:table-cell office:value-type="string">
            <text:p>A</text:p>
          </table:table-cell>
          <table:table-cell office:value-type="string">
            <text:p>2012-01-25</text:p>
          </table:table-cell>
          <table:table-cell office:value-type="float" office:value="673039443289">
            <text:p>6730394432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[-: ]*[0-9]\s*(min(util?)?\s*(pärast)?|[`'´])[-: ]*(?P&lt;value&gt;((10|[0-9])[-/ ]?)+)</text:p>
          </table:table-cell>
          <table:table-cell office:value-type="string">
            <text:p>NULL</text:p>
          </table:table-cell>
          <table:table-cell office:value-type="string">
            <text:p>ib tütar kaaluga : 3434g / 55cm apgariga : 1 ' - 8 </text:p>
          </table:table-cell>
          <table:table-cell office:value-type="string">
            <text:p>apgariga : 1 ' - 8 </text:p>
          </table:table-cell>
          <table:table-cell office:value-type="string">
            <text:p>; 5 ' - 9 .</text:p>
          </table:table-cell>
          <table:table-cell office:value-type="string">
            <text:p>apgariga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985717">
            <text:p>2985717</text:p>
          </table:table-cell>
          <table:table-cell office:value-type="float" office:value="96076960">
            <text:p>96076960</text:p>
          </table:table-cell>
          <table:table-cell office:value-type="string">
            <text:p>2012-04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string">
            <text:p>FIN.9137A21109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i hinne 8/9</text:p>
          </table:table-cell>
          <table:table-cell office:value-type="string">
            <text:p><text:s/>.</text:p>
          </table:table-cell>
          <table:table-cell office:value-type="string">
            <text:p>Apgari hinne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75741">
            <text:p>15975741</text:p>
          </table:table-cell>
          <table:table-cell office:value-type="float" office:value="192977265">
            <text:p>192977265</text:p>
          </table:table-cell>
          <table:table-cell office:value-type="string">
            <text:p>2013-08-16</text:p>
          </table:table-cell>
          <table:table-cell office:value-type="string">
            <text:p>S</text:p>
          </table:table-cell>
          <table:table-cell office:value-type="string">
            <text:p>2013-08-04</text:p>
          </table:table-cell>
          <table:table-cell office:value-type="float" office:value="59803469745">
            <text:p>5980346974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ps : kaal 2732g , pikkus 46cm , Apgar 8-9-9</text:p>
          </table:table-cell>
          <table:table-cell office:value-type="string">
            <text:p>Apgar 8-9-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71417">
            <text:p>9771417</text:p>
          </table:table-cell>
          <table:table-cell office:value-type="float" office:value="180114808">
            <text:p>180114808</text:p>
          </table:table-cell>
          <table:table-cell office:value-type="string">
            <text:p>2013-05-29</text:p>
          </table:table-cell>
          <table:table-cell office:value-type="string">
            <text:p>S</text:p>
          </table:table-cell>
          <table:table-cell office:value-type="string">
            <text:p>2013-05-22</text:p>
          </table:table-cell>
          <table:table-cell office:value-type="float" office:value="12405959300">
            <text:p>1240595930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oeg kaal 3670g , pikkus 51cm ja Apgar 8/8</text:p>
          </table:table-cell>
          <table:table-cell office:value-type="string">
            <text:p>Apgar 8/8</text:p>
          </table:table-cell>
          <table:table-cell/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26868">
            <text:p>6726868</text:p>
          </table:table-cell>
          <table:table-cell office:value-type="float" office:value="133707547">
            <text:p>133707547</text:p>
          </table:table-cell>
          <table:table-cell office:value-type="string">
            <text:p>2012-08-22</text:p>
          </table:table-cell>
          <table:table-cell office:value-type="string">
            <text:p>S</text:p>
          </table:table-cell>
          <table:table-cell office:value-type="string">
            <text:p>2012-08-15</text:p>
          </table:table-cell>
          <table:table-cell office:value-type="float" office:value="64364411591">
            <text:p>6436441159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aps kaaluga 3890g / 50cm pikk ; Apgar 8/9/9</text:p>
          </table:table-cell>
          <table:table-cell office:value-type="string">
            <text:p>Apgar 8/9/9</text:p>
          </table:table-cell>
          <table:table-cell office:value-type="string">
            <text:p><text:s/>; pH 7,236 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91279">
            <text:p>4891279</text:p>
          </table:table-cell>
          <table:table-cell office:value-type="float" office:value="143425388">
            <text:p>143425388</text:p>
          </table:table-cell>
          <table:table-cell office:value-type="string">
            <text:p>2012-10-18</text:p>
          </table:table-cell>
          <table:table-cell office:value-type="string">
            <text:p>A</text:p>
          </table:table-cell>
          <table:table-cell office:value-type="string">
            <text:p>2012-10-18</text:p>
          </table:table-cell>
          <table:table-cell office:value-type="float" office:value="92811837435">
            <text:p>9281183743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sedus , sünnitus ii , sk 3476 , apgar 8/9/9</text:p>
          </table:table-cell>
          <table:table-cell office:value-type="string">
            <text:p>apgar 8/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85771">
            <text:p>20385771</text:p>
          </table:table-cell>
          <table:table-cell office:value-type="float" office:value="195804061">
            <text:p>195804061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office:value-type="string">
            <text:p>2013-07-02</text:p>
          </table:table-cell>
          <table:table-cell office:value-type="float" office:value="673030453394">
            <text:p>6730304533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35 rasedusnädalal , sk 2430 g , APGAR 8/9</text:p>
          </table:table-cell>
          <table:table-cell office:value-type="string">
            <text:p>APGAR 8/9</text:p>
          </table:table-cell>
          <table:table-cell office:value-type="string">
            <text:p><text:s/>, põetud VS baktersepsis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64163">
            <text:p>20364163</text:p>
          </table:table-cell>
          <table:table-cell office:value-type="float" office:value="194414460">
            <text:p>194414460</text:p>
          </table:table-cell>
          <table:table-cell office:value-type="string">
            <text:p>2013-08-28</text:p>
          </table:table-cell>
          <table:table-cell office:value-type="string">
            <text:p>A</text:p>
          </table:table-cell>
          <table:table-cell office:value-type="string">
            <text:p>2013-08-28</text:p>
          </table:table-cell>
          <table:table-cell office:value-type="float" office:value="673034100826">
            <text:p>6730341008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8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04294">
            <text:p>18204294</text:p>
          </table:table-cell>
          <table:table-cell office:value-type="float" office:value="188047908">
            <text:p>188047908</text:p>
          </table:table-cell>
          <table:table-cell office:value-type="string">
            <text:p>2013-07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19390">
            <text:p>6730303193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, pikkus 49 , pea 34 , rind 32 Apgar 8-9-10</text:p>
          </table:table-cell>
          <table:table-cell office:value-type="string">
            <text:p>Apgar 8-9-10</text:p>
          </table:table-cell>
          <table:table-cell/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19581">
            <text:p>3319581</text:p>
          </table:table-cell>
          <table:table-cell office:value-type="float" office:value="90426739">
            <text:p>90426739</text:p>
          </table:table-cell>
          <table:table-cell office:value-type="string">
            <text:p>2012-04-19</text:p>
          </table:table-cell>
          <table:table-cell office:value-type="string">
            <text:p>A</text:p>
          </table:table-cell>
          <table:table-cell office:value-type="string">
            <text:p>2012-04-19</text:p>
          </table:table-cell>
          <table:table-cell office:value-type="float" office:value="13394964556">
            <text:p>1339496455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8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79357">
            <text:p>6179357</text:p>
          </table:table-cell>
          <table:table-cell office:value-type="float" office:value="133596712">
            <text:p>133596712</text:p>
          </table:table-cell>
          <table:table-cell office:value-type="string">
            <text:p>2012-08-1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8776410461">
            <text:p>8877641046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ib elus poeglaps , kaal 3510g , Apgar 8-9</text:p>
          </table:table-cell>
          <table:table-cell office:value-type="string">
            <text:p>Apgar 8-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23345">
            <text:p>9623345</text:p>
          </table:table-cell>
          <table:table-cell office:value-type="float" office:value="184902331">
            <text:p>184902331</text:p>
          </table:table-cell>
          <table:table-cell office:value-type="string">
            <text:p>2013-06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5695746288">
            <text:p>3569574628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laps kaal 2600 , pikkus 49 cm , Apgar 8/9</text:p>
          </table:table-cell>
          <table:table-cell office:value-type="string">
            <text:p>Apgar 8/9</text:p>
          </table:table-cell>
          <table:table-cell/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111303">
            <text:p>15111303</text:p>
          </table:table-cell>
          <table:table-cell office:value-type="float" office:value="163766557">
            <text:p>163766557</text:p>
          </table:table-cell>
          <table:table-cell office:value-type="string">
            <text:p>2013-02-2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9644378137">
            <text:p>19644378137</text:p>
          </table:table-cell>
          <table:table-cell office:value-type="string">
            <text:p>original_2013</text:p>
          </table:table-cell>
          <table:table-cell office:value-type="string">
            <text:p>s_surgery</text:p>
          </table:table-cell>
          <table:table-cell office:value-type="string">
            <text:p>text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rlaps 3306g , pikkusega 48 cm , Apgar 8/9</text:p>
          </table:table-cell>
          <table:table-cell office:value-type="string">
            <text:p>Apgar 8/9</text:p>
          </table:table-cell>
          <table:table-cell office:value-type="string">
            <text:p><text:s/>, nabaväät 1x ümber kaela ja ke</text:p>
          </table:table-cell>
          <table:table-cell office:value-type="string">
            <text:p>Apgar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748335">
            <text:p>15748335</text:p>
          </table:table-cell>
          <table:table-cell office:value-type="float" office:value="172132273">
            <text:p>172132273</text:p>
          </table:table-cell>
          <table:table-cell office:value-type="string">
            <text:p>2013-04-16</text:p>
          </table:table-cell>
          <table:table-cell office:value-type="string">
            <text:p>S</text:p>
          </table:table-cell>
          <table:table-cell office:value-type="string">
            <text:p>2013-04-13</text:p>
          </table:table-cell>
          <table:table-cell office:value-type="float" office:value="82818319045">
            <text:p>8281831904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. sünnib poeg kaaluga : 3090 . apgariga : 9-9</text:p>
          </table:table-cell>
          <table:table-cell office:value-type="string">
            <text:p>apgariga : 9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50955">
            <text:p>16050955</text:p>
          </table:table-cell>
          <table:table-cell office:value-type="float" office:value="183611662">
            <text:p>183611662</text:p>
          </table:table-cell>
          <table:table-cell office:value-type="string">
            <text:p>2013-06-17</text:p>
          </table:table-cell>
          <table:table-cell office:value-type="string">
            <text:p>S</text:p>
          </table:table-cell>
          <table:table-cell office:value-type="string">
            <text:p>2013-06-11</text:p>
          </table:table-cell>
          <table:table-cell office:value-type="float" office:value="673033590674">
            <text:p>67303359067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. sünnib tütar kaaluga : 4276 . apgariga : 9-10</text:p>
          </table:table-cell>
          <table:table-cell office:value-type="string">
            <text:p>apgariga : 9-10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65336">
            <text:p>7765336</text:p>
          </table:table-cell>
          <table:table-cell office:value-type="float" office:value="82550733">
            <text:p>82550733</text:p>
          </table:table-cell>
          <table:table-cell office:value-type="string">
            <text:p>2012-01-26</text:p>
          </table:table-cell>
          <table:table-cell office:value-type="string">
            <text:p>A</text:p>
          </table:table-cell>
          <table:table-cell office:value-type="string">
            <text:p>2011-11-17</text:p>
          </table:table-cell>
          <table:table-cell office:value-type="float" office:value="85749234835">
            <text:p>8574923483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duse kulg ii , vagin sünnitus , apgar 9</text:p>
          </table:table-cell>
          <table:table-cell office:value-type="string">
            <text:p>apgar 9</text:p>
          </table:table-cell>
          <table:table-cell office:value-type="string">
            <text:p><text:s/>, sk 3200 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2691">
            <text:p>302691</text:p>
          </table:table-cell>
          <table:table-cell office:value-type="float" office:value="147545325">
            <text:p>147545325</text:p>
          </table:table-cell>
          <table:table-cell office:value-type="string">
            <text:p>2012-11-05</text:p>
          </table:table-cell>
          <table:table-cell office:value-type="string">
            <text:p>S</text:p>
          </table:table-cell>
          <table:table-cell office:value-type="string">
            <text:p>2012-11-01</text:p>
          </table:table-cell>
          <table:table-cell office:value-type="float" office:value="29957224526">
            <text:p>2995722452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ünnib tütar kaaluga : 3446-49 . apgariga : 9-10</text:p>
          </table:table-cell>
          <table:table-cell office:value-type="string">
            <text:p>apgariga : 9-10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85963">
            <text:p>6685963</text:p>
          </table:table-cell>
          <table:table-cell office:value-type="float" office:value="128895251">
            <text:p>128895251</text:p>
          </table:table-cell>
          <table:table-cell office:value-type="string">
            <text:p>2012-07-13</text:p>
          </table:table-cell>
          <table:table-cell office:value-type="string">
            <text:p>S</text:p>
          </table:table-cell>
          <table:table-cell office:value-type="string">
            <text:p>2012-07-10</text:p>
          </table:table-cell>
          <table:table-cell office:value-type="float" office:value="63146090947">
            <text:p>6314609094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</text:p>
          </table:table-cell>
          <table:table-cell office:value-type="string">
            <text:p><text:s/>-&gt; 8 -&gt; 9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51319">
            <text:p>6751319</text:p>
          </table:table-cell>
          <table:table-cell office:value-type="float" office:value="147545241">
            <text:p>147545241</text:p>
          </table:table-cell>
          <table:table-cell office:value-type="string">
            <text:p>2012-10-25</text:p>
          </table:table-cell>
          <table:table-cell office:value-type="string">
            <text:p>S</text:p>
          </table:table-cell>
          <table:table-cell office:value-type="string">
            <text:p>2012-10-18</text:p>
          </table:table-cell>
          <table:table-cell office:value-type="float" office:value="98192152802">
            <text:p>9819215280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ünnib tütar kaaluga : 3384/49 . apgariga : 9/9</text:p>
          </table:table-cell>
          <table:table-cell office:value-type="string">
            <text:p>apgariga : 9/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84229">
            <text:p>15884229</text:p>
          </table:table-cell>
          <table:table-cell office:value-type="float" office:value="215547375">
            <text:p>215547375</text:p>
          </table:table-cell>
          <table:table-cell office:value-type="string">
            <text:p>2013-12-13</text:p>
          </table:table-cell>
          <table:table-cell office:value-type="string">
            <text:p>S</text:p>
          </table:table-cell>
          <table:table-cell office:value-type="string">
            <text:p>2013-12-10</text:p>
          </table:table-cell>
          <table:table-cell office:value-type="float" office:value="673032115256">
            <text:p>67303211525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/9</text:p>
          </table:table-cell>
          <table:table-cell office:value-type="string">
            <text:p><text:s/>, ph 7,17 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33598">
            <text:p>10133598</text:p>
          </table:table-cell>
          <table:table-cell office:value-type="float" office:value="176957533">
            <text:p>176957533</text:p>
          </table:table-cell>
          <table:table-cell office:value-type="string">
            <text:p>2013-05-0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7917836444">
            <text:p>2791783644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ne tütarlaps 3720 gr ja 51 cm , Apgar 9</text:p>
          </table:table-cell>
          <table:table-cell office:value-type="string">
            <text:p>Apgar 9</text:p>
          </table:table-cell>
          <table:table-cell office:value-type="string">
            <text:p>--10 p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005">
            <text:p>150005</text:p>
          </table:table-cell>
          <table:table-cell office:value-type="float" office:value="81273321">
            <text:p>81273321</text:p>
          </table:table-cell>
          <table:table-cell office:value-type="string">
            <text:p>2012-01-19</text:p>
          </table:table-cell>
          <table:table-cell office:value-type="string">
            <text:p>S</text:p>
          </table:table-cell>
          <table:table-cell office:value-type="string">
            <text:p>2012-01-14</text:p>
          </table:table-cell>
          <table:table-cell office:value-type="float" office:value="47848960254">
            <text:p>4784896025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oeg kaal 2892g , pikkus 49cm ja apgar 9/9</text:p>
          </table:table-cell>
          <table:table-cell office:value-type="string">
            <text:p>apgar 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15826">
            <text:p>15815826</text:p>
          </table:table-cell>
          <table:table-cell office:value-type="float" office:value="178270539">
            <text:p>178270539</text:p>
          </table:table-cell>
          <table:table-cell office:value-type="string">
            <text:p>2013-05-20</text:p>
          </table:table-cell>
          <table:table-cell office:value-type="string">
            <text:p>S</text:p>
          </table:table-cell>
          <table:table-cell office:value-type="string">
            <text:p>2013-05-16</text:p>
          </table:table-cell>
          <table:table-cell office:value-type="float" office:value="673041258324">
            <text:p>67304125832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. sünnib poeg kaaluga : 3186gr apgariga : 9-9</text:p>
          </table:table-cell>
          <table:table-cell office:value-type="string">
            <text:p>apgariga : 9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91572">
            <text:p>6591572</text:p>
          </table:table-cell>
          <table:table-cell office:value-type="float" office:value="126276687">
            <text:p>126276687</text:p>
          </table:table-cell>
          <table:table-cell office:value-type="string">
            <text:p>2012-06-21</text:p>
          </table:table-cell>
          <table:table-cell office:value-type="string">
            <text:p>S</text:p>
          </table:table-cell>
          <table:table-cell office:value-type="string">
            <text:p>2012-06-17</text:p>
          </table:table-cell>
          <table:table-cell office:value-type="float" office:value="39876160701">
            <text:p>3987616070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tar kaal 3910g , pikkus 54cm ja apgar 9/9</text:p>
          </table:table-cell>
          <table:table-cell office:value-type="string">
            <text:p>apgar 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55298">
            <text:p>16055298</text:p>
          </table:table-cell>
          <table:table-cell office:value-type="float" office:value="167036183">
            <text:p>167036183</text:p>
          </table:table-cell>
          <table:table-cell office:value-type="string">
            <text:p>2013-03-15</text:p>
          </table:table-cell>
          <table:table-cell office:value-type="string">
            <text:p>S</text:p>
          </table:table-cell>
          <table:table-cell office:value-type="string">
            <text:p>2013-03-12</text:p>
          </table:table-cell>
          <table:table-cell office:value-type="float" office:value="94666796819">
            <text:p>9466679681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uga : 3304 grammi ja 49 cm pikk apgariga : 9-9 palli</text:p>
          </table:table-cell>
          <table:table-cell office:value-type="string">
            <text:p>apgariga : 9-9 palli</text:p>
          </table:table-cell>
          <table:table-cell/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79904">
            <text:p>5879904</text:p>
          </table:table-cell>
          <table:table-cell office:value-type="float" office:value="144048408">
            <text:p>144048408</text:p>
          </table:table-cell>
          <table:table-cell office:value-type="string">
            <text:p>2012-10-3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1100559567">
            <text:p>51100559567</text:p>
          </table:table-cell>
          <table:table-cell office:value-type="string">
            <text:p>original</text:p>
          </table:table-cell>
          <table:table-cell office:value-type="string">
            <text:p>s_surgery_entry</text:p>
          </table:table-cell>
          <table:table-cell office:value-type="string">
            <text:p>text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260">
            <text:p>42260</text:p>
          </table:table-cell>
          <table:table-cell office:value-type="float" office:value="80533542">
            <text:p>80533542</text:p>
          </table:table-cell>
          <table:table-cell office:value-type="string">
            <text:p>2012-01-16</text:p>
          </table:table-cell>
          <table:table-cell office:value-type="string">
            <text:p>S</text:p>
          </table:table-cell>
          <table:table-cell office:value-type="string">
            <text:p>2012-01-11</text:p>
          </table:table-cell>
          <table:table-cell office:value-type="float" office:value="13823567612">
            <text:p>1382356761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tar kaal 3840g , pikkus 52cm ja apgar 9/9</text:p>
          </table:table-cell>
          <table:table-cell office:value-type="string">
            <text:p>apgar 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70073">
            <text:p>20070073</text:p>
          </table:table-cell>
          <table:table-cell office:value-type="float" office:value="170245692">
            <text:p>170245692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office:value-type="string">
            <text:p>2013-04-04</text:p>
          </table:table-cell>
          <table:table-cell office:value-type="float" office:value="15584220685">
            <text:p>155842206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3060g/48cm , pea ü 34cm , Apgar 9/9</text:p>
          </table:table-cell>
          <table:table-cell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42667">
            <text:p>3542667</text:p>
          </table:table-cell>
          <table:table-cell office:value-type="float" office:value="136974636">
            <text:p>136974636</text:p>
          </table:table-cell>
          <table:table-cell office:value-type="string">
            <text:p>2012-09-12</text:p>
          </table:table-cell>
          <table:table-cell office:value-type="string">
            <text:p>A</text:p>
          </table:table-cell>
          <table:table-cell office:value-type="string">
            <text:p>2012-09-12</text:p>
          </table:table-cell>
          <table:table-cell office:value-type="float" office:value="72620249741">
            <text:p>7262024974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K - 2998 , pikkus - 49 , pü -35 Apgar 9/9</text:p>
          </table:table-cell>
          <table:table-cell office:value-type="string">
            <text:p>Apgar 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13171">
            <text:p>19913171</text:p>
          </table:table-cell>
          <table:table-cell office:value-type="float" office:value="181096617">
            <text:p>181096617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16782">
            <text:p>6730303167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013 <text:s text:c="2"/>: 7 p vanuses , IIr/IIs , Apgar 9/10</text:p>
          </table:table-cell>
          <table:table-cell office:value-type="string">
            <text:p>Apgar 9/10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95667">
            <text:p>19995667</text:p>
          </table:table-cell>
          <table:table-cell office:value-type="float" office:value="168214081">
            <text:p>168214081</text:p>
          </table:table-cell>
          <table:table-cell office:value-type="string">
            <text:p>2013-03-22</text:p>
          </table:table-cell>
          <table:table-cell office:value-type="string">
            <text:p>A</text:p>
          </table:table-cell>
          <table:table-cell office:value-type="string">
            <text:p>2013-01-09</text:p>
          </table:table-cell>
          <table:table-cell office:value-type="float" office:value="81424390231">
            <text:p>814243902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SK 2154g Apgar 9/9</text:p>
          </table:table-cell>
          <table:table-cell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713013">
            <text:p>3713013</text:p>
          </table:table-cell>
          <table:table-cell office:value-type="float" office:value="141470223">
            <text:p>141470223</text:p>
          </table:table-cell>
          <table:table-cell office:value-type="string">
            <text:p>2012-10-11</text:p>
          </table:table-cell>
          <table:table-cell office:value-type="string">
            <text:p>A</text:p>
          </table:table-cell>
          <table:table-cell office:value-type="string">
            <text:p>2012-10-11</text:p>
          </table:table-cell>
          <table:table-cell office:value-type="float" office:value="52048282711">
            <text:p>5204828271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Sündis ajalisena , Apgar 9/10</text:p>
          </table:table-cell>
          <table:table-cell office:value-type="string">
            <text:p>Apgar 9/10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80372">
            <text:p>20080372</text:p>
          </table:table-cell>
          <table:table-cell office:value-type="float" office:value="186260467">
            <text:p>186260467</text:p>
          </table:table-cell>
          <table:table-cell office:value-type="string">
            <text:p>2013-07-02</text:p>
          </table:table-cell>
          <table:table-cell office:value-type="string">
            <text:p>A</text:p>
          </table:table-cell>
          <table:table-cell office:value-type="string">
            <text:p>2013-05-13</text:p>
          </table:table-cell>
          <table:table-cell office:value-type="float" office:value="673030305097">
            <text:p>6730303050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Ema II sünnitus , SK3,6kg Apgar 9/9</text:p>
          </table:table-cell>
          <table:table-cell office:value-type="string">
            <text:p>Apgar 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84050">
            <text:p>6584050</text:p>
          </table:table-cell>
          <table:table-cell office:value-type="float" office:value="143834250">
            <text:p>143834250</text:p>
          </table:table-cell>
          <table:table-cell office:value-type="string">
            <text:p>2012-10-16</text:p>
          </table:table-cell>
          <table:table-cell office:value-type="string">
            <text:p>S</text:p>
          </table:table-cell>
          <table:table-cell office:value-type="string">
            <text:p>2012-10-12</text:p>
          </table:table-cell>
          <table:table-cell office:value-type="float" office:value="55806675597">
            <text:p>5580667559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tar kaal 3020g , pikkus 49cm ja apgar 9/9</text:p>
          </table:table-cell>
          <table:table-cell office:value-type="string">
            <text:p>apgar 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99220">
            <text:p>3199220</text:p>
          </table:table-cell>
          <table:table-cell office:value-type="float" office:value="79519522">
            <text:p>79519522</text:p>
          </table:table-cell>
          <table:table-cell office:value-type="string">
            <text:p>2012-01-05</text:p>
          </table:table-cell>
          <table:table-cell office:value-type="string">
            <text:p>A</text:p>
          </table:table-cell>
          <table:table-cell office:value-type="string">
            <text:p>2012-01-05</text:p>
          </table:table-cell>
          <table:table-cell office:value-type="float" office:value="80221044979">
            <text:p>8022104497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36 m , Apgar 9/9</text:p>
          </table:table-cell>
          <table:table-cell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77059">
            <text:p>7977059</text:p>
          </table:table-cell>
          <table:table-cell office:value-type="float" office:value="136380978">
            <text:p>136380978</text:p>
          </table:table-cell>
          <table:table-cell office:value-type="string">
            <text:p>2012-08-30</text:p>
          </table:table-cell>
          <table:table-cell office:value-type="string">
            <text:p>A</text:p>
          </table:table-cell>
          <table:table-cell office:value-type="string">
            <text:p>2012-08-30</text:p>
          </table:table-cell>
          <table:table-cell office:value-type="float" office:value="28419329985">
            <text:p>2841932998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Rasedus , sünnitus ii , apgar9/9</text:p>
          </table:table-cell>
          <table:table-cell office:value-type="string">
            <text:p>apgar9/9</text:p>
          </table:table-cell>
          <table:table-cell office:value-type="string">
            <text:p>;sk 3482 Käima 12k Ema sõnul 1 e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38315">
            <text:p>9838315</text:p>
          </table:table-cell>
          <table:table-cell office:value-type="float" office:value="157583315">
            <text:p>157583315</text:p>
          </table:table-cell>
          <table:table-cell office:value-type="string">
            <text:p>2013-01-1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6952518">
            <text:p>67303695251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69456">
            <text:p>8069456</text:p>
          </table:table-cell>
          <table:table-cell office:value-type="float" office:value="131633344">
            <text:p>131633344</text:p>
          </table:table-cell>
          <table:table-cell office:value-type="string">
            <text:p>2012-07-03</text:p>
          </table:table-cell>
          <table:table-cell office:value-type="string">
            <text:p>A</text:p>
          </table:table-cell>
          <table:table-cell office:value-type="string">
            <text:p>2012-07-03</text:p>
          </table:table-cell>
          <table:table-cell office:value-type="float" office:value="10204552131">
            <text:p>1020455213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seduse kulg ii , sünnitus vagin apgar 9</text:p>
          </table:table-cell>
          <table:table-cell office:value-type="string">
            <text:p>apgar 9</text:p>
          </table:table-cell>
          <table:table-cell office:value-type="string">
            <text:p><text:s/>, sk 3590 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08868">
            <text:p>21208868</text:p>
          </table:table-cell>
          <table:table-cell office:value-type="float" office:value="202601953">
            <text:p>202601953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office:value-type="string">
            <text:p>2013-10-11</text:p>
          </table:table-cell>
          <table:table-cell office:value-type="float" office:value="85300924227">
            <text:p>853009242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95831">
            <text:p>9695831</text:p>
          </table:table-cell>
          <table:table-cell office:value-type="float" office:value="196412190">
            <text:p>196412190</text:p>
          </table:table-cell>
          <table:table-cell office:value-type="string">
            <text:p>2013-09-0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9383617857">
            <text:p>7938361785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[-: ]*[0-9]\s*(min(util?)?\s*(pärast)?|[`'´])[-: ]*(?P&lt;value&gt;((10|[0-9])[-/ ]?)+)</text:p>
          </table:table-cell>
          <table:table-cell office:value-type="string">
            <text:p>NULL</text:p>
          </table:table-cell>
          <table:table-cell office:value-type="string">
            <text:p>aluga 3.410 , pikkusega 52 cm . Apgariga 1 min pärast - 9 </text:p>
          </table:table-cell>
          <table:table-cell office:value-type="string">
            <text:p>Apgariga 1 min pärast - 9 </text:p>
          </table:table-cell>
          <table:table-cell office:value-type="string">
            <text:p>; 5 min pärast - 9 palli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694">
            <text:p>38694</text:p>
          </table:table-cell>
          <table:table-cell office:value-type="float" office:value="130651407">
            <text:p>130651407</text:p>
          </table:table-cell>
          <table:table-cell office:value-type="string">
            <text:p>2012-07-30</text:p>
          </table:table-cell>
          <table:table-cell office:value-type="string">
            <text:p>S</text:p>
          </table:table-cell>
          <table:table-cell office:value-type="string">
            <text:p>2012-07-25</text:p>
          </table:table-cell>
          <table:table-cell office:value-type="float" office:value="58979382858">
            <text:p>5897938285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luga 3800 g , pikkusega 52 cm , apgar 9/9</text:p>
          </table:table-cell>
          <table:table-cell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92541">
            <text:p>6592541</text:p>
          </table:table-cell>
          <table:table-cell office:value-type="float" office:value="125551276">
            <text:p>125551276</text:p>
          </table:table-cell>
          <table:table-cell office:value-type="string">
            <text:p>2012-05-3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string">
            <text:p>RUS.4801025150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ine poeglaps 3180 gr ja 49 cm , Apgar 9</text:p>
          </table:table-cell>
          <table:table-cell office:value-type="string">
            <text:p>Apgar 9</text:p>
          </table:table-cell>
          <table:table-cell office:value-type="string">
            <text:p>--10--10 p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55833">
            <text:p>14055833</text:p>
          </table:table-cell>
          <table:table-cell office:value-type="float" office:value="178587865">
            <text:p>178587865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office:value-type="string">
            <text:p>2013-05-16</text:p>
          </table:table-cell>
          <table:table-cell office:value-type="float" office:value="673031219219">
            <text:p>67303121921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tütar kaaluga : 2776 gr , 48 cm apgariga : 9-10</text:p>
          </table:table-cell>
          <table:table-cell office:value-type="string">
            <text:p>apgariga : 9-10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8517">
            <text:p>248517</text:p>
          </table:table-cell>
          <table:table-cell office:value-type="float" office:value="86630350">
            <text:p>86630350</text:p>
          </table:table-cell>
          <table:table-cell office:value-type="string">
            <text:p>2012-03-19</text:p>
          </table:table-cell>
          <table:table-cell office:value-type="string">
            <text:p>S</text:p>
          </table:table-cell>
          <table:table-cell office:value-type="string">
            <text:p>2012-03-15</text:p>
          </table:table-cell>
          <table:table-cell office:value-type="float" office:value="12013638946">
            <text:p>1201363894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tar kaal 3686g , pikkus 52cm ja apgar 9/9</text:p>
          </table:table-cell>
          <table:table-cell office:value-type="string">
            <text:p>apgar 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73744">
            <text:p>11073744</text:p>
          </table:table-cell>
          <table:table-cell office:value-type="float" office:value="181734072">
            <text:p>181734072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office:value-type="string">
            <text:p>2010-06-02</text:p>
          </table:table-cell>
          <table:table-cell office:value-type="float" office:value="673030389602">
            <text:p>67303038960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dusest ja sünnitusest ajalisena Apgariga 9/9 palli</text:p>
          </table:table-cell>
          <table:table-cell office:value-type="string">
            <text:p>Apgariga 9/9 palli</text:p>
          </table:table-cell>
          <table:table-cell/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15905">
            <text:p>15915905</text:p>
          </table:table-cell>
          <table:table-cell office:value-type="float" office:value="183844404">
            <text:p>183844404</text:p>
          </table:table-cell>
          <table:table-cell office:value-type="string">
            <text:p>2013-06-18</text:p>
          </table:table-cell>
          <table:table-cell office:value-type="string">
            <text:p>S</text:p>
          </table:table-cell>
          <table:table-cell office:value-type="string">
            <text:p>2013-06-15</text:p>
          </table:table-cell>
          <table:table-cell office:value-type="float" office:value="673042698184">
            <text:p>67304269818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[-: ]*[0-9]\s*(min(util?)?\s*(pärast)?|[`'´])[-: ]*(?P&lt;value&gt;((10|[0-9])[-/ ]?)+)</text:p>
          </table:table-cell>
          <table:table-cell office:value-type="string">
            <text:p>NULL</text:p>
          </table:table-cell>
          <table:table-cell office:value-type="string">
            <text:p>r kaaluga : 4074g , pikkus 52cm apgariga : 1 ' - 9 </text:p>
          </table:table-cell>
          <table:table-cell office:value-type="string">
            <text:p>apgariga : 1 ' - 9 </text:p>
          </table:table-cell>
          <table:table-cell office:value-type="string">
            <text:p>; 5 ' - 10 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5484">
            <text:p>115484</text:p>
          </table:table-cell>
          <table:table-cell office:value-type="float" office:value="141236691">
            <text:p>141236691</text:p>
          </table:table-cell>
          <table:table-cell office:value-type="string">
            <text:p>2012-10-09</text:p>
          </table:table-cell>
          <table:table-cell office:value-type="string">
            <text:p>S</text:p>
          </table:table-cell>
          <table:table-cell office:value-type="string">
            <text:p>2012-10-03</text:p>
          </table:table-cell>
          <table:table-cell office:value-type="float" office:value="34648685914">
            <text:p>3464868591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oeg kaal 3632g , pikkus 52cm ja apgar 9/9</text:p>
          </table:table-cell>
          <table:table-cell office:value-type="string">
            <text:p>apgar 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64572">
            <text:p>6664572</text:p>
          </table:table-cell>
          <table:table-cell office:value-type="float" office:value="151105271">
            <text:p>151105271</text:p>
          </table:table-cell>
          <table:table-cell office:value-type="string">
            <text:p>2012-11-29</text:p>
          </table:table-cell>
          <table:table-cell office:value-type="string">
            <text:p>S</text:p>
          </table:table-cell>
          <table:table-cell office:value-type="string">
            <text:p>2012-11-27</text:p>
          </table:table-cell>
          <table:table-cell office:value-type="float" office:value="37687255800">
            <text:p>3768725580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nib poeg kaaluga : 4130g - 53cm apgariga : 9-9</text:p>
          </table:table-cell>
          <table:table-cell office:value-type="string">
            <text:p>apgariga : 9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13632">
            <text:p>9813632</text:p>
          </table:table-cell>
          <table:table-cell office:value-type="float" office:value="162064500">
            <text:p>162064500</text:p>
          </table:table-cell>
          <table:table-cell office:value-type="string">
            <text:p>2013-02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9618311414">
            <text:p>4961831141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laps 3600 kaal , pikkus 53 cm , Apgar 9/10</text:p>
          </table:table-cell>
          <table:table-cell office:value-type="string">
            <text:p>Apgar 9/10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56077">
            <text:p>11756077</text:p>
          </table:table-cell>
          <table:table-cell office:value-type="float" office:value="156460337">
            <text:p>156460337</text:p>
          </table:table-cell>
          <table:table-cell office:value-type="string">
            <text:p>2012-01-31</text:p>
          </table:table-cell>
          <table:table-cell office:value-type="string">
            <text:p>A</text:p>
          </table:table-cell>
          <table:table-cell office:value-type="string">
            <text:p>2012-01-31</text:p>
          </table:table-cell>
          <table:table-cell office:value-type="float" office:value="673034632140">
            <text:p>67303463214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0 - poeg kaaluga : 2948g - 49cm apgariga : 9 - 9</text:p>
          </table:table-cell>
          <table:table-cell office:value-type="string">
            <text:p>apgariga : 9 - 9</text:p>
          </table:table-cell>
          <table:table-cell office:value-type="string">
            <text:p><text:s/>. : Partus II maturus gravid in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68565">
            <text:p>10468565</text:p>
          </table:table-cell>
          <table:table-cell office:value-type="float" office:value="212086388">
            <text:p>212086388</text:p>
          </table:table-cell>
          <table:table-cell office:value-type="string">
            <text:p>2013-11-28</text:p>
          </table:table-cell>
          <table:table-cell office:value-type="string">
            <text:p>S</text:p>
          </table:table-cell>
          <table:table-cell office:value-type="string">
            <text:p>2013-11-25</text:p>
          </table:table-cell>
          <table:table-cell office:value-type="float" office:value="673030402797">
            <text:p>67303040279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luga : 3872 g , pikkusega 50 cm apgariga : 9-9</text:p>
          </table:table-cell>
          <table:table-cell office:value-type="string">
            <text:p>apgariga : 9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40492">
            <text:p>10440492</text:p>
          </table:table-cell>
          <table:table-cell office:value-type="float" office:value="157580875">
            <text:p>157580875</text:p>
          </table:table-cell>
          <table:table-cell office:value-type="string">
            <text:p>2013-01-08</text:p>
          </table:table-cell>
          <table:table-cell office:value-type="string">
            <text:p>S</text:p>
          </table:table-cell>
          <table:table-cell office:value-type="string">
            <text:p>2013-01-05</text:p>
          </table:table-cell>
          <table:table-cell office:value-type="float" office:value="29397168173">
            <text:p>2939716817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sünnib poeg kaaluga : 3936/52 . apgariga : 9/9</text:p>
          </table:table-cell>
          <table:table-cell office:value-type="string">
            <text:p>apgariga : 9/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35227">
            <text:p>9635227</text:p>
          </table:table-cell>
          <table:table-cell office:value-type="float" office:value="209311540">
            <text:p>209311540</text:p>
          </table:table-cell>
          <table:table-cell office:value-type="string">
            <text:p>2013-11-15</text:p>
          </table:table-cell>
          <table:table-cell office:value-type="string">
            <text:p>S</text:p>
          </table:table-cell>
          <table:table-cell office:value-type="string">
            <text:p>2013-11-13</text:p>
          </table:table-cell>
          <table:table-cell office:value-type="float" office:value="673034136406">
            <text:p>67303413640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ajalisena , Ir/Is , sk 3230g , Apgar 9/9</text:p>
          </table:table-cell>
          <table:table-cell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26518">
            <text:p>20326518</text:p>
          </table:table-cell>
          <table:table-cell office:value-type="float" office:value="210142926">
            <text:p>210142926</text:p>
          </table:table-cell>
          <table:table-cell office:value-type="string">
            <text:p>2013-11-19</text:p>
          </table:table-cell>
          <table:table-cell office:value-type="string">
            <text:p>A</text:p>
          </table:table-cell>
          <table:table-cell office:value-type="string">
            <text:p>2013-11-19</text:p>
          </table:table-cell>
          <table:table-cell office:value-type="float" office:value="673030316380">
            <text:p>6730303163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38289">
            <text:p>10438289</text:p>
          </table:table-cell>
          <table:table-cell office:value-type="float" office:value="172006842">
            <text:p>172006842</text:p>
          </table:table-cell>
          <table:table-cell office:value-type="string">
            <text:p>2013-04-1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1609494">
            <text:p>67304160949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luga 3430 g , pikkusega 49 cm , Apgar 9-9</text:p>
          </table:table-cell>
          <table:table-cell office:value-type="string">
            <text:p>Apgar 9-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74577">
            <text:p>20174577</text:p>
          </table:table-cell>
          <table:table-cell office:value-type="float" office:value="160600943">
            <text:p>160600943</text:p>
          </table:table-cell>
          <table:table-cell office:value-type="string">
            <text:p>2013-02-04</text:p>
          </table:table-cell>
          <table:table-cell office:value-type="string">
            <text:p>A</text:p>
          </table:table-cell>
          <table:table-cell office:value-type="string">
            <text:p>2013-01-30</text:p>
          </table:table-cell>
          <table:table-cell office:value-type="float" office:value="30558126627">
            <text:p>305581266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40386">
            <text:p>8140386</text:p>
          </table:table-cell>
          <table:table-cell office:value-type="float" office:value="147571707">
            <text:p>147571707</text:p>
          </table:table-cell>
          <table:table-cell office:value-type="string">
            <text:p>2012-09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1088738963">
            <text:p>9108873896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nnikaal 3070 g , pikkus 51 cm , Apgar 9 palli</text:p>
          </table:table-cell>
          <table:table-cell office:value-type="string">
            <text:p>Apgar 9 palli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79891">
            <text:p>6179891</text:p>
          </table:table-cell>
          <table:table-cell office:value-type="float" office:value="91436172">
            <text:p>91436172</text:p>
          </table:table-cell>
          <table:table-cell office:value-type="string">
            <text:p>2012-04-2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8757878719">
            <text:p>2875787871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0-9]{1,2}[: ]*(?P&lt;value&gt;(10|[0-9]))</text:p>
          </table:table-cell>
          <table:table-cell office:value-type="string">
            <text:p>NULL</text:p>
          </table:table-cell>
          <table:table-cell office:value-type="string">
            <text:p>kaal 2470 g pikkus 48 cm Apgar 09</text:p>
          </table:table-cell>
          <table:table-cell office:value-type="string">
            <text:p>Apgar 09</text:p>
          </table:table-cell>
          <table:table-cell office:value-type="string">
            <text:p><text:s/>/ 09 p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67467">
            <text:p>15867467</text:p>
          </table:table-cell>
          <table:table-cell office:value-type="float" office:value="211760706">
            <text:p>211760706</text:p>
          </table:table-cell>
          <table:table-cell office:value-type="string">
            <text:p>2013-11-27</text:p>
          </table:table-cell>
          <table:table-cell office:value-type="string">
            <text:p>S</text:p>
          </table:table-cell>
          <table:table-cell office:value-type="string">
            <text:p>2013-11-19</text:p>
          </table:table-cell>
          <table:table-cell office:value-type="float" office:value="673039702872">
            <text:p>67303970287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sündis elus ajaline tütarlaps , Apgar 9/9</text:p>
          </table:table-cell>
          <table:table-cell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69399">
            <text:p>15969399</text:p>
          </table:table-cell>
          <table:table-cell office:value-type="float" office:value="155184968">
            <text:p>155184968</text:p>
          </table:table-cell>
          <table:table-cell office:value-type="string">
            <text:p>2012-12-11</text:p>
          </table:table-cell>
          <table:table-cell office:value-type="string">
            <text:p>S</text:p>
          </table:table-cell>
          <table:table-cell office:value-type="string">
            <text:p>2012-12-07</text:p>
          </table:table-cell>
          <table:table-cell office:value-type="float" office:value="99131168728">
            <text:p>9913116872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. sünnib poeg kaaluga : 3408 . apgariga : 9/9</text:p>
          </table:table-cell>
          <table:table-cell office:value-type="string">
            <text:p>apgariga : 9/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07054">
            <text:p>9607054</text:p>
          </table:table-cell>
          <table:table-cell office:value-type="float" office:value="178298105">
            <text:p>178298105</text:p>
          </table:table-cell>
          <table:table-cell office:value-type="string">
            <text:p>2013-05-20</text:p>
          </table:table-cell>
          <table:table-cell office:value-type="string">
            <text:p>S</text:p>
          </table:table-cell>
          <table:table-cell office:value-type="string">
            <text:p>2013-05-16</text:p>
          </table:table-cell>
          <table:table-cell office:value-type="float" office:value="673035111781">
            <text:p>67303511178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luga 3816 g , pikkusega 49 cm , Apgar 9/9</text:p>
          </table:table-cell>
          <table:table-cell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57878">
            <text:p>3157878</text:p>
          </table:table-cell>
          <table:table-cell office:value-type="float" office:value="83056668">
            <text:p>83056668</text:p>
          </table:table-cell>
          <table:table-cell office:value-type="string">
            <text:p>2012-02-10</text:p>
          </table:table-cell>
          <table:table-cell office:value-type="string">
            <text:p>A</text:p>
          </table:table-cell>
          <table:table-cell office:value-type="string">
            <text:p>2012-02-10</text:p>
          </table:table-cell>
          <table:table-cell office:value-type="float" office:value="20451831536">
            <text:p>2045183153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65063">
            <text:p>9865063</text:p>
          </table:table-cell>
          <table:table-cell office:value-type="float" office:value="213435924">
            <text:p>213435924</text:p>
          </table:table-cell>
          <table:table-cell office:value-type="string">
            <text:p>2013-12-04</text:p>
          </table:table-cell>
          <table:table-cell office:value-type="string">
            <text:p>S</text:p>
          </table:table-cell>
          <table:table-cell office:value-type="string">
            <text:p>2013-11-29</text:p>
          </table:table-cell>
          <table:table-cell office:value-type="float" office:value="673042460521">
            <text:p>67304246052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sai ravi ) , s , kaal 3600 gr , Apgar 9/9</text:p>
          </table:table-cell>
          <table:table-cell office:value-type="string">
            <text:p>Apgar 9/9</text:p>
          </table:table-cell>
          <table:table-cell office:value-type="string">
            <text:p><text:s/>, RP pole saanud , kohe Retrovi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96060">
            <text:p>20396060</text:p>
          </table:table-cell>
          <table:table-cell office:value-type="float" office:value="199987629">
            <text:p>199987629</text:p>
          </table:table-cell>
          <table:table-cell office:value-type="string">
            <text:p>2013-09-27</text:p>
          </table:table-cell>
          <table:table-cell office:value-type="string">
            <text:p>A</text:p>
          </table:table-cell>
          <table:table-cell office:value-type="string">
            <text:p>2013-09-27</text:p>
          </table:table-cell>
          <table:table-cell office:value-type="float" office:value="673030351199">
            <text:p>6730303511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SK 3272g Apgar 9</text:p>
          </table:table-cell>
          <table:table-cell office:value-type="string">
            <text:p>Apgar 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32699">
            <text:p>10332699</text:p>
          </table:table-cell>
          <table:table-cell office:value-type="float" office:value="169481085">
            <text:p>169481085</text:p>
          </table:table-cell>
          <table:table-cell office:value-type="string">
            <text:p>2013-04-01</text:p>
          </table:table-cell>
          <table:table-cell office:value-type="string">
            <text:p>S</text:p>
          </table:table-cell>
          <table:table-cell office:value-type="string">
            <text:p>2013-03-28</text:p>
          </table:table-cell>
          <table:table-cell office:value-type="float" office:value="45474482132">
            <text:p>4547448213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kaaluga : 3622g pikkusega 50cm apgariga : 9 - 9</text:p>
          </table:table-cell>
          <table:table-cell office:value-type="string">
            <text:p>apgariga : 9 - 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30359">
            <text:p>10530359</text:p>
          </table:table-cell>
          <table:table-cell office:value-type="float" office:value="189797737">
            <text:p>189797737</text:p>
          </table:table-cell>
          <table:table-cell office:value-type="string">
            <text:p>2013-07-26</text:p>
          </table:table-cell>
          <table:table-cell office:value-type="string">
            <text:p>S</text:p>
          </table:table-cell>
          <table:table-cell office:value-type="string">
            <text:p>2013-07-22</text:p>
          </table:table-cell>
          <table:table-cell office:value-type="float" office:value="61020277174">
            <text:p>6102027717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aaluga : 3648g , pikkusega 53cm apgariga : 9-9</text:p>
          </table:table-cell>
          <table:table-cell office:value-type="string">
            <text:p>apgariga : 9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20404">
            <text:p>3820404</text:p>
          </table:table-cell>
          <table:table-cell office:value-type="float" office:value="152260246">
            <text:p>152260246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office:value-type="string">
            <text:p>2012-12-05</text:p>
          </table:table-cell>
          <table:table-cell office:value-type="float" office:value="11121765151">
            <text:p>1112176515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ündinud ajalisest sünnitusest , Apgar 9/10</text:p>
          </table:table-cell>
          <table:table-cell office:value-type="string">
            <text:p>Apgar 9/10</text:p>
          </table:table-cell>
          <table:table-cell office:value-type="string">
            <text:p><text:s/>, SK 4460 g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45953">
            <text:p>16045953</text:p>
          </table:table-cell>
          <table:table-cell office:value-type="float" office:value="192964885">
            <text:p>192964885</text:p>
          </table:table-cell>
          <table:table-cell office:value-type="string">
            <text:p>2013-08-19</text:p>
          </table:table-cell>
          <table:table-cell office:value-type="string">
            <text:p>S</text:p>
          </table:table-cell>
          <table:table-cell office:value-type="string">
            <text:p>2013-08-14</text:p>
          </table:table-cell>
          <table:table-cell office:value-type="float" office:value="70921033407">
            <text:p>7092103340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ib tütar kaaluga : 3080g , 49cm apgariga : 9-9</text:p>
          </table:table-cell>
          <table:table-cell office:value-type="string">
            <text:p>apgariga : 9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952">
            <text:p>221952</text:p>
          </table:table-cell>
          <table:table-cell office:value-type="float" office:value="129810106">
            <text:p>129810106</text:p>
          </table:table-cell>
          <table:table-cell office:value-type="string">
            <text:p>2012-07-19</text:p>
          </table:table-cell>
          <table:table-cell office:value-type="string">
            <text:p>S</text:p>
          </table:table-cell>
          <table:table-cell office:value-type="string">
            <text:p>2012-07-14</text:p>
          </table:table-cell>
          <table:table-cell office:value-type="float" office:value="25971241459">
            <text:p>2597124145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oeg kaal 3195g , pikkus 48cm ja apgar 9/9</text:p>
          </table:table-cell>
          <table:table-cell office:value-type="string">
            <text:p>apgar 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604">
            <text:p>108604</text:p>
          </table:table-cell>
          <table:table-cell office:value-type="float" office:value="152995146">
            <text:p>152995146</text:p>
          </table:table-cell>
          <table:table-cell office:value-type="string">
            <text:p>2012-12-17</text:p>
          </table:table-cell>
          <table:table-cell office:value-type="string">
            <text:p>S</text:p>
          </table:table-cell>
          <table:table-cell office:value-type="string">
            <text:p>2012-12-04</text:p>
          </table:table-cell>
          <table:table-cell office:value-type="float" office:value="92748425910">
            <text:p>9274842591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aps : kaal 3800 , pikkus 54cm , Apgar 9-9-9</text:p>
          </table:table-cell>
          <table:table-cell office:value-type="string">
            <text:p>Apgar 9-9-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23595">
            <text:p>6823595</text:p>
          </table:table-cell>
          <table:table-cell office:value-type="float" office:value="147528157">
            <text:p>147528157</text:p>
          </table:table-cell>
          <table:table-cell office:value-type="string">
            <text:p>2012-07-02</text:p>
          </table:table-cell>
          <table:table-cell office:value-type="string">
            <text:p>S</text:p>
          </table:table-cell>
          <table:table-cell office:value-type="string">
            <text:p>2012-06-28</text:p>
          </table:table-cell>
          <table:table-cell office:value-type="float" office:value="85649171623">
            <text:p>8564917162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ünnib tütar kaaluga : 4616/53 . apgariga : 9/9</text:p>
          </table:table-cell>
          <table:table-cell office:value-type="string">
            <text:p>apgariga : 9/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1927">
            <text:p>251927</text:p>
          </table:table-cell>
          <table:table-cell office:value-type="float" office:value="121250918">
            <text:p>121250918</text:p>
          </table:table-cell>
          <table:table-cell office:value-type="string">
            <text:p>2012-05-21</text:p>
          </table:table-cell>
          <table:table-cell office:value-type="string">
            <text:p>S</text:p>
          </table:table-cell>
          <table:table-cell office:value-type="string">
            <text:p>2012-05-15</text:p>
          </table:table-cell>
          <table:table-cell office:value-type="float" office:value="17574320465">
            <text:p>1757432046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luga 3730 g , pikkusega 49 cm , apgar 9/9</text:p>
          </table:table-cell>
          <table:table-cell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15248">
            <text:p>3215248</text:p>
          </table:table-cell>
          <table:table-cell office:value-type="float" office:value="88984453">
            <text:p>88984453</text:p>
          </table:table-cell>
          <table:table-cell office:value-type="string">
            <text:p>2012-04-06</text:p>
          </table:table-cell>
          <table:table-cell office:value-type="string">
            <text:p>A</text:p>
          </table:table-cell>
          <table:table-cell office:value-type="string">
            <text:p>2012-04-05</text:p>
          </table:table-cell>
          <table:table-cell office:value-type="float" office:value="56695188759">
            <text:p>5669518875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Rasedus ii , sünnitus ajaline , Apgar 9/9</text:p>
          </table:table-cell>
          <table:table-cell office:value-type="string">
            <text:p>Apgar 9/9</text:p>
          </table:table-cell>
          <table:table-cell office:value-type="string">
            <text:p><text:s/>, SK 3892g Sm-s suht suur kaalu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51975">
            <text:p>10151975</text:p>
          </table:table-cell>
          <table:table-cell office:value-type="float" office:value="218179137">
            <text:p>218179137</text:p>
          </table:table-cell>
          <table:table-cell office:value-type="string">
            <text:p>2013-12-22</text:p>
          </table:table-cell>
          <table:table-cell office:value-type="string">
            <text:p>S</text:p>
          </table:table-cell>
          <table:table-cell office:value-type="string">
            <text:p>2013-12-12</text:p>
          </table:table-cell>
          <table:table-cell office:value-type="float" office:value="85276183290">
            <text:p>8527618329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ps : kaal 4300g , pikkus 54cm , Apgar 9-9-10</text:p>
          </table:table-cell>
          <table:table-cell office:value-type="string">
            <text:p>Apgar 9-9-10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19442">
            <text:p>21519442</text:p>
          </table:table-cell>
          <table:table-cell office:value-type="float" office:value="205948808">
            <text:p>205948808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office:value-type="string">
            <text:p>2013-06-19</text:p>
          </table:table-cell>
          <table:table-cell office:value-type="float" office:value="673039442181">
            <text:p>6730394421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tütar kaaluga : 3984 gr , 51 cm apgariga : 9-10</text:p>
          </table:table-cell>
          <table:table-cell office:value-type="string">
            <text:p>apgariga : 9-10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58290">
            <text:p>6858290</text:p>
          </table:table-cell>
          <table:table-cell office:value-type="float" office:value="133728110">
            <text:p>133728110</text:p>
          </table:table-cell>
          <table:table-cell office:value-type="string">
            <text:p>2012-08-22</text:p>
          </table:table-cell>
          <table:table-cell office:value-type="string">
            <text:p>S</text:p>
          </table:table-cell>
          <table:table-cell office:value-type="string">
            <text:p>2012-08-13</text:p>
          </table:table-cell>
          <table:table-cell office:value-type="float" office:value="24286447848">
            <text:p>2428644784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ajaline tütarlaps 3670g-51cm , Apgar 9-9</text:p>
          </table:table-cell>
          <table:table-cell office:value-type="string">
            <text:p>Apgar 9-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58834">
            <text:p>6858834</text:p>
          </table:table-cell>
          <table:table-cell office:value-type="float" office:value="149550704">
            <text:p>149550704</text:p>
          </table:table-cell>
          <table:table-cell office:value-type="string">
            <text:p>2012-11-29</text:p>
          </table:table-cell>
          <table:table-cell office:value-type="string">
            <text:p>S</text:p>
          </table:table-cell>
          <table:table-cell office:value-type="string">
            <text:p>2012-11-26</text:p>
          </table:table-cell>
          <table:table-cell office:value-type="float" office:value="20048760265">
            <text:p>2004876026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elus ajaline tütar 3100g 48cm , Apgar 9-9</text:p>
          </table:table-cell>
          <table:table-cell office:value-type="string">
            <text:p>Apgar 9-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41641">
            <text:p>20841641</text:p>
          </table:table-cell>
          <table:table-cell office:value-type="float" office:value="170216366">
            <text:p>170216366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68011">
            <text:p>6730303680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hinne 9-10 palli</text:p>
          </table:table-cell>
          <table:table-cell/>
          <table:table-cell office:value-type="string">
            <text:p>Apgar hinne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65902">
            <text:p>10565902</text:p>
          </table:table-cell>
          <table:table-cell office:value-type="float" office:value="180114809">
            <text:p>180114809</text:p>
          </table:table-cell>
          <table:table-cell office:value-type="string">
            <text:p>2013-05-29</text:p>
          </table:table-cell>
          <table:table-cell office:value-type="string">
            <text:p>S</text:p>
          </table:table-cell>
          <table:table-cell office:value-type="string">
            <text:p>2013-05-25</text:p>
          </table:table-cell>
          <table:table-cell office:value-type="float" office:value="673042093477">
            <text:p>67304209347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ib tütar kaaluga : 3538g / 49cm apgariga : 9/9</text:p>
          </table:table-cell>
          <table:table-cell office:value-type="string">
            <text:p>apgariga : 9/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20141">
            <text:p>6720141</text:p>
          </table:table-cell>
          <table:table-cell office:value-type="float" office:value="147531355">
            <text:p>147531355</text:p>
          </table:table-cell>
          <table:table-cell office:value-type="string">
            <text:p>2012-07-02</text:p>
          </table:table-cell>
          <table:table-cell office:value-type="string">
            <text:p>S</text:p>
          </table:table-cell>
          <table:table-cell office:value-type="string">
            <text:p>2012-06-27</text:p>
          </table:table-cell>
          <table:table-cell office:value-type="float" office:value="39141647156">
            <text:p>3914164715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. sünnib poeg kaaluga : 3900 . apgariga : 9-9</text:p>
          </table:table-cell>
          <table:table-cell office:value-type="string">
            <text:p>apgariga : 9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102017">
            <text:p>16102017</text:p>
          </table:table-cell>
          <table:table-cell office:value-type="float" office:value="178270030">
            <text:p>178270030</text:p>
          </table:table-cell>
          <table:table-cell office:value-type="string">
            <text:p>2013-05-20</text:p>
          </table:table-cell>
          <table:table-cell office:value-type="string">
            <text:p>S</text:p>
          </table:table-cell>
          <table:table-cell office:value-type="string">
            <text:p>2013-05-15</text:p>
          </table:table-cell>
          <table:table-cell office:value-type="float" office:value="673032627129">
            <text:p>67303262712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poeg kaaluga : 3470 gr , 51 cm apgariga : 9-9</text:p>
          </table:table-cell>
          <table:table-cell office:value-type="string">
            <text:p>apgariga : 9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40899">
            <text:p>6640899</text:p>
          </table:table-cell>
          <table:table-cell office:value-type="float" office:value="120825509">
            <text:p>120825509</text:p>
          </table:table-cell>
          <table:table-cell office:value-type="string">
            <text:p>2012-05-10</text:p>
          </table:table-cell>
          <table:table-cell office:value-type="string">
            <text:p>S</text:p>
          </table:table-cell>
          <table:table-cell office:value-type="string">
            <text:p>2012-05-07</text:p>
          </table:table-cell>
          <table:table-cell office:value-type="float" office:value="13627978154">
            <text:p>1362797815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rasedusest 38 GN-l , sk 2830g , Apgar 9</text:p>
          </table:table-cell>
          <table:table-cell office:value-type="string">
            <text:p>Apgar 9</text:p>
          </table:table-cell>
          <table:table-cell office:value-type="string">
            <text:p>p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98496">
            <text:p>6598496</text:p>
          </table:table-cell>
          <table:table-cell office:value-type="float" office:value="149358071">
            <text:p>149358071</text:p>
          </table:table-cell>
          <table:table-cell office:value-type="string">
            <text:p>2012-11-05</text:p>
          </table:table-cell>
          <table:table-cell office:value-type="string">
            <text:p>S</text:p>
          </table:table-cell>
          <table:table-cell office:value-type="string">
            <text:p>2012-10-30</text:p>
          </table:table-cell>
          <table:table-cell office:value-type="float" office:value="10932227449">
            <text:p>1093222744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luga 3920 g , pikkusega 50 cm , apgar 9/9</text:p>
          </table:table-cell>
          <table:table-cell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82941">
            <text:p>17082941</text:p>
          </table:table-cell>
          <table:table-cell office:value-type="float" office:value="196039910">
            <text:p>196039910</text:p>
          </table:table-cell>
          <table:table-cell office:value-type="string">
            <text:p>2013-09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05419">
            <text:p>6730303054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[-: ]*[0-9]\s*(min(util?)?\s*(pärast)?|[`'´])[-: ]*(?P&lt;value&gt;((10|[0-9])[-/ ]?)+)</text:p>
          </table:table-cell>
          <table:table-cell office:value-type="string">
            <text:p>NULL</text:p>
          </table:table-cell>
          <table:table-cell table:number-columns-repeated="2" office:value-type="string">
            <text:p>Apgari hinne 1 min 9 </text:p>
          </table:table-cell>
          <table:table-cell office:value-type="string">
            <text:p>, 5 min 10 .</text:p>
          </table:table-cell>
          <table:table-cell office:value-type="string">
            <text:p>Apgari hinne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82280">
            <text:p>19982280</text:p>
          </table:table-cell>
          <table:table-cell office:value-type="float" office:value="200601975">
            <text:p>200601975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office:value-type="string">
            <text:p>2013-10-01</text:p>
          </table:table-cell>
          <table:table-cell office:value-type="float" office:value="673045459986">
            <text:p>6730454599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9247">
            <text:p>69247</text:p>
          </table:table-cell>
          <table:table-cell office:value-type="float" office:value="83665336">
            <text:p>83665336</text:p>
          </table:table-cell>
          <table:table-cell office:value-type="string">
            <text:p>2012-02-16</text:p>
          </table:table-cell>
          <table:table-cell office:value-type="string">
            <text:p>S</text:p>
          </table:table-cell>
          <table:table-cell office:value-type="string">
            <text:p>2012-02-11</text:p>
          </table:table-cell>
          <table:table-cell office:value-type="float" office:value="60577136596">
            <text:p>6057713659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luga 3250 g , pikkusega 49 cm , apgar 9/9</text:p>
          </table:table-cell>
          <table:table-cell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76750">
            <text:p>19976750</text:p>
          </table:table-cell>
          <table:table-cell office:value-type="float" office:value="213645670">
            <text:p>213645670</text:p>
          </table:table-cell>
          <table:table-cell office:value-type="string">
            <text:p>2013-12-04</text:p>
          </table:table-cell>
          <table:table-cell office:value-type="string">
            <text:p>A</text:p>
          </table:table-cell>
          <table:table-cell office:value-type="string">
            <text:p>2013-11-01</text:p>
          </table:table-cell>
          <table:table-cell office:value-type="float" office:value="24379535002">
            <text:p>243795350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-10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89727">
            <text:p>8089727</text:p>
          </table:table-cell>
          <table:table-cell office:value-type="float" office:value="138460050">
            <text:p>138460050</text:p>
          </table:table-cell>
          <table:table-cell office:value-type="string">
            <text:p>2012-09-10</text:p>
          </table:table-cell>
          <table:table-cell office:value-type="string">
            <text:p>A</text:p>
          </table:table-cell>
          <table:table-cell office:value-type="string">
            <text:p>2012-04-12</text:p>
          </table:table-cell>
          <table:table-cell office:value-type="float" office:value="40858362289">
            <text:p>4085836228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/8/8 palli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72207">
            <text:p>15872207</text:p>
          </table:table-cell>
          <table:table-cell office:value-type="float" office:value="193010799">
            <text:p>193010799</text:p>
          </table:table-cell>
          <table:table-cell office:value-type="string">
            <text:p>2013-08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4679151599">
            <text:p>4467915159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l 31.07.13 sündis poeg 3426 g , Apgar 9/9</text:p>
          </table:table-cell>
          <table:table-cell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11733">
            <text:p>10211733</text:p>
          </table:table-cell>
          <table:table-cell office:value-type="float" office:value="191981966">
            <text:p>191981966</text:p>
          </table:table-cell>
          <table:table-cell office:value-type="string">
            <text:p>2013-08-12</text:p>
          </table:table-cell>
          <table:table-cell office:value-type="string">
            <text:p>S</text:p>
          </table:table-cell>
          <table:table-cell office:value-type="string">
            <text:p>2013-08-06</text:p>
          </table:table-cell>
          <table:table-cell office:value-type="float" office:value="673037167781">
            <text:p>67303716778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. sünnib tütar kaaluga : 3306 . apgariga : 9-10</text:p>
          </table:table-cell>
          <table:table-cell office:value-type="string">
            <text:p>apgariga : 9-10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544823">
            <text:p>11544823</text:p>
          </table:table-cell>
          <table:table-cell office:value-type="float" office:value="208766282">
            <text:p>208766282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office:value-type="string">
            <text:p>2013-11-06</text:p>
          </table:table-cell>
          <table:table-cell office:value-type="float" office:value="673044759801">
            <text:p>67304475980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nnib elus , ajaline tütarlaps , apgar 9/9</text:p>
          </table:table-cell>
          <table:table-cell office:value-type="string">
            <text:p>apgar 9/9</text:p>
          </table:table-cell>
          <table:table-cell office:value-type="string">
            <text:p><text:s/>, Sünnikaal 3478 , pikkus 49 cm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18216">
            <text:p>6018216</text:p>
          </table:table-cell>
          <table:table-cell office:value-type="float" office:value="81511942">
            <text:p>81511942</text:p>
          </table:table-cell>
          <table:table-cell office:value-type="string">
            <text:p>2012-01-26</text:p>
          </table:table-cell>
          <table:table-cell office:value-type="string">
            <text:p>S</text:p>
          </table:table-cell>
          <table:table-cell office:value-type="string">
            <text:p>2012-01-20</text:p>
          </table:table-cell>
          <table:table-cell office:value-type="float" office:value="42016393380">
            <text:p>4201639338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/9/9</text:p>
          </table:table-cell>
          <table:table-cell office:value-type="string">
            <text:p><text:s/>, adptatsiooniperiood probleemi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27319">
            <text:p>10327319</text:p>
          </table:table-cell>
          <table:table-cell office:value-type="float" office:value="155214921">
            <text:p>155214921</text:p>
          </table:table-cell>
          <table:table-cell office:value-type="string">
            <text:p>2012-12-11</text:p>
          </table:table-cell>
          <table:table-cell office:value-type="string">
            <text:p>S</text:p>
          </table:table-cell>
          <table:table-cell office:value-type="string">
            <text:p>2012-12-08</text:p>
          </table:table-cell>
          <table:table-cell office:value-type="float" office:value="72783139211">
            <text:p>7278313921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tütar kaaluga : 4390 gr , 53 cm apgariga : 9-9</text:p>
          </table:table-cell>
          <table:table-cell office:value-type="string">
            <text:p>apgariga : 9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01180">
            <text:p>10001180</text:p>
          </table:table-cell>
          <table:table-cell office:value-type="float" office:value="187513186">
            <text:p>187513186</text:p>
          </table:table-cell>
          <table:table-cell office:value-type="string">
            <text:p>2013-07-09</text:p>
          </table:table-cell>
          <table:table-cell office:value-type="string">
            <text:p>S</text:p>
          </table:table-cell>
          <table:table-cell office:value-type="string">
            <text:p>2013-07-05</text:p>
          </table:table-cell>
          <table:table-cell office:value-type="float" office:value="673034632361">
            <text:p>67303463236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tar kaal 3382g , pikkus 51cm ja Apgar 9/9</text:p>
          </table:table-cell>
          <table:table-cell office:value-type="string">
            <text:p>Apgar 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46973">
            <text:p>10646973</text:p>
          </table:table-cell>
          <table:table-cell office:value-type="float" office:value="167786069">
            <text:p>167786069</text:p>
          </table:table-cell>
          <table:table-cell office:value-type="string">
            <text:p>2013-03-20</text:p>
          </table:table-cell>
          <table:table-cell office:value-type="string">
            <text:p>A</text:p>
          </table:table-cell>
          <table:table-cell office:value-type="string">
            <text:p>2013-03-01</text:p>
          </table:table-cell>
          <table:table-cell office:value-type="float" office:value="63796270130">
            <text:p>6379627013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ib tütar kaaluga : 3080g / 50cm apgariga : 9/9</text:p>
          </table:table-cell>
          <table:table-cell office:value-type="string">
            <text:p>apgariga : 9/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53266">
            <text:p>6353266</text:p>
          </table:table-cell>
          <table:table-cell office:value-type="float" office:value="154570532">
            <text:p>154570532</text:p>
          </table:table-cell>
          <table:table-cell office:value-type="string">
            <text:p>2012-12-2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6142168132">
            <text:p>2614216813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kaal 3500 g pikkus 52 cm Apgar 9 / 9</text:p>
          </table:table-cell>
          <table:table-cell office:value-type="string">
            <text:p>Apgar 9 / 9</text:p>
          </table:table-cell>
          <table:table-cell office:value-type="string">
            <text:p>p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69902">
            <text:p>9869902</text:p>
          </table:table-cell>
          <table:table-cell office:value-type="float" office:value="202405397">
            <text:p>202405397</text:p>
          </table:table-cell>
          <table:table-cell office:value-type="string">
            <text:p>2013-10-1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7528879">
            <text:p>67303752887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08.10 sünnib ajaline tütarlaps Apgar 9/9</text:p>
          </table:table-cell>
          <table:table-cell office:value-type="string">
            <text:p>Apgar 9/9</text:p>
          </table:table-cell>
          <table:table-cell office:value-type="string">
            <text:p><text:s/>, kaal 2710g , pikkus 47cm , p 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74811">
            <text:p>10274811</text:p>
          </table:table-cell>
          <table:table-cell office:value-type="float" office:value="182474262">
            <text:p>182474262</text:p>
          </table:table-cell>
          <table:table-cell office:value-type="string">
            <text:p>2013-06-11</text:p>
          </table:table-cell>
          <table:table-cell office:value-type="string">
            <text:p>S</text:p>
          </table:table-cell>
          <table:table-cell office:value-type="string">
            <text:p>2013-06-08</text:p>
          </table:table-cell>
          <table:table-cell office:value-type="float" office:value="673044214529">
            <text:p>67304421452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ib tütar kaaluga : 3158g , 49cm apgariga : 9-9</text:p>
          </table:table-cell>
          <table:table-cell office:value-type="string">
            <text:p>apgariga : 9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11420">
            <text:p>9911420</text:p>
          </table:table-cell>
          <table:table-cell office:value-type="float" office:value="188499958">
            <text:p>188499958</text:p>
          </table:table-cell>
          <table:table-cell office:value-type="string">
            <text:p>2013-07-17</text:p>
          </table:table-cell>
          <table:table-cell office:value-type="string">
            <text:p>S</text:p>
          </table:table-cell>
          <table:table-cell office:value-type="string">
            <text:p>2013-07-13</text:p>
          </table:table-cell>
          <table:table-cell office:value-type="float" office:value="673046536996">
            <text:p>67304653699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02488">
            <text:p>3202488</text:p>
          </table:table-cell>
          <table:table-cell office:value-type="float" office:value="80058376">
            <text:p>80058376</text:p>
          </table:table-cell>
          <table:table-cell office:value-type="string">
            <text:p>2012-01-11</text:p>
          </table:table-cell>
          <table:table-cell office:value-type="string">
            <text:p>A</text:p>
          </table:table-cell>
          <table:table-cell office:value-type="string">
            <text:p>2012-01-11</text:p>
          </table:table-cell>
          <table:table-cell office:value-type="float" office:value="29870441728">
            <text:p>2987044172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Sündis ajalisena , 3200g/50cm , Apgar 9</text:p>
          </table:table-cell>
          <table:table-cell office:value-type="string">
            <text:p>Apgar 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85515">
            <text:p>23785515</text:p>
          </table:table-cell>
          <table:table-cell office:value-type="float" office:value="156448362">
            <text:p>156448362</text:p>
          </table:table-cell>
          <table:table-cell office:value-type="string">
            <text:p>2012-02-21</text:p>
          </table:table-cell>
          <table:table-cell office:value-type="string">
            <text:p>A</text:p>
          </table:table-cell>
          <table:table-cell office:value-type="string">
            <text:p>2011-12-19</text:p>
          </table:table-cell>
          <table:table-cell office:value-type="float" office:value="673034892472">
            <text:p>6730348924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kaaluga : 3344 g ja 49 cm pikk apgariga : 9-9</text:p>
          </table:table-cell>
          <table:table-cell office:value-type="string">
            <text:p>apgariga : 9-9</text:p>
          </table:table-cell>
          <table:table-cell office:value-type="string">
            <text:p><text:s/>p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6694">
            <text:p>86694</text:p>
          </table:table-cell>
          <table:table-cell office:value-type="float" office:value="126276589">
            <text:p>126276589</text:p>
          </table:table-cell>
          <table:table-cell office:value-type="string">
            <text:p>2012-06-21</text:p>
          </table:table-cell>
          <table:table-cell office:value-type="string">
            <text:p>S</text:p>
          </table:table-cell>
          <table:table-cell office:value-type="string">
            <text:p>2012-06-17</text:p>
          </table:table-cell>
          <table:table-cell office:value-type="float" office:value="67786188111">
            <text:p>6778618811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tar kaal 3456g , pikkus 52cm ja apgar 9/10</text:p>
          </table:table-cell>
          <table:table-cell office:value-type="string">
            <text:p>apgar 9/10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04421">
            <text:p>15804421</text:p>
          </table:table-cell>
          <table:table-cell office:value-type="float" office:value="162515766">
            <text:p>162515766</text:p>
          </table:table-cell>
          <table:table-cell office:value-type="string">
            <text:p>2013-02-12</text:p>
          </table:table-cell>
          <table:table-cell office:value-type="string">
            <text:p>S</text:p>
          </table:table-cell>
          <table:table-cell office:value-type="string">
            <text:p>2013-02-08</text:p>
          </table:table-cell>
          <table:table-cell office:value-type="float" office:value="27832423469">
            <text:p>2783242346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nib tütar kaaluga : 3716gr/50cm apgariga : 9</text:p>
          </table:table-cell>
          <table:table-cell office:value-type="string">
            <text:p>apgariga : 9</text:p>
          </table:table-cell>
          <table:table-cell office:value-type="string">
            <text:p>--&gt; 10 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10308">
            <text:p>9910308</text:p>
          </table:table-cell>
          <table:table-cell office:value-type="float" office:value="169440951">
            <text:p>169440951</text:p>
          </table:table-cell>
          <table:table-cell office:value-type="string">
            <text:p>2013-03-26</text:p>
          </table:table-cell>
          <table:table-cell office:value-type="string">
            <text:p>S</text:p>
          </table:table-cell>
          <table:table-cell office:value-type="string">
            <text:p>2013-03-24</text:p>
          </table:table-cell>
          <table:table-cell office:value-type="float" office:value="91082877053">
            <text:p>9108287705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oeg kaal 3836g , pikkus 54cm ja apgar 9/9</text:p>
          </table:table-cell>
          <table:table-cell office:value-type="string">
            <text:p>apgar 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26734">
            <text:p>9626734</text:p>
          </table:table-cell>
          <table:table-cell office:value-type="float" office:value="170803506">
            <text:p>170803506</text:p>
          </table:table-cell>
          <table:table-cell office:value-type="string">
            <text:p>2013-04-04</text:p>
          </table:table-cell>
          <table:table-cell office:value-type="string">
            <text:p>S</text:p>
          </table:table-cell>
          <table:table-cell office:value-type="string">
            <text:p>2013-03-31</text:p>
          </table:table-cell>
          <table:table-cell office:value-type="float" office:value="673044893599">
            <text:p>67304489359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oeg kaal 3410g , pikkus 52cm ja apgar 9/9</text:p>
          </table:table-cell>
          <table:table-cell office:value-type="string">
            <text:p>apgar 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09932">
            <text:p>3209932</text:p>
          </table:table-cell>
          <table:table-cell office:value-type="float" office:value="83574666">
            <text:p>83574666</text:p>
          </table:table-cell>
          <table:table-cell office:value-type="string">
            <text:p>2012-02-16</text:p>
          </table:table-cell>
          <table:table-cell office:value-type="string">
            <text:p>A</text:p>
          </table:table-cell>
          <table:table-cell office:value-type="string">
            <text:p>2012-02-16</text:p>
          </table:table-cell>
          <table:table-cell office:value-type="float" office:value="40233354698">
            <text:p>4023335469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42598">
            <text:p>6042598</text:p>
          </table:table-cell>
          <table:table-cell office:value-type="float" office:value="79586577">
            <text:p>79586577</text:p>
          </table:table-cell>
          <table:table-cell office:value-type="string">
            <text:p>2012-01-06</text:p>
          </table:table-cell>
          <table:table-cell office:value-type="string">
            <text:p>S</text:p>
          </table:table-cell>
          <table:table-cell office:value-type="string">
            <text:p>2012-01-04</text:p>
          </table:table-cell>
          <table:table-cell office:value-type="float" office:value="72797618853">
            <text:p>7279761885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78546">
            <text:p>6678546</text:p>
          </table:table-cell>
          <table:table-cell office:value-type="float" office:value="153264827">
            <text:p>153264827</text:p>
          </table:table-cell>
          <table:table-cell office:value-type="string">
            <text:p>2012-12-19</text:p>
          </table:table-cell>
          <table:table-cell office:value-type="string">
            <text:p>S</text:p>
          </table:table-cell>
          <table:table-cell office:value-type="string">
            <text:p>2012-12-11</text:p>
          </table:table-cell>
          <table:table-cell office:value-type="float" office:value="53178341273">
            <text:p>5317834127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aluga 3050g , pikkusega 48 cm , Apgar 9-10</text:p>
          </table:table-cell>
          <table:table-cell office:value-type="string">
            <text:p>Apgar 9-10</text:p>
          </table:table-cell>
          <table:table-cell office:value-type="string">
            <text:p><text:s/>, ph 7,35 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52741">
            <text:p>23352741</text:p>
          </table:table-cell>
          <table:table-cell office:value-type="float" office:value="210144548">
            <text:p>210144548</text:p>
          </table:table-cell>
          <table:table-cell office:value-type="string">
            <text:p>2013-11-19</text:p>
          </table:table-cell>
          <table:table-cell office:value-type="string">
            <text:p>A</text:p>
          </table:table-cell>
          <table:table-cell office:value-type="string">
            <text:p>2013-09-12</text:p>
          </table:table-cell>
          <table:table-cell office:value-type="float" office:value="68435159955">
            <text:p>684351599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nib poeg kaaluga : 3514g , 50cm apgariga : 9-10</text:p>
          </table:table-cell>
          <table:table-cell office:value-type="string">
            <text:p>apgariga : 9-10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97991">
            <text:p>9897991</text:p>
          </table:table-cell>
          <table:table-cell office:value-type="float" office:value="197748964">
            <text:p>197748964</text:p>
          </table:table-cell>
          <table:table-cell office:value-type="string">
            <text:p>2013-09-1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1377147">
            <text:p>67304137714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[-: ]*[0-9]\s*(min(util?)?\s*(pärast)?|[`'´])[-: ]*(?P&lt;value&gt;((10|[0-9])[-/ ]?)+)</text:p>
          </table:table-cell>
          <table:table-cell office:value-type="string">
            <text:p>NULL</text:p>
          </table:table-cell>
          <table:table-cell table:number-columns-repeated="2" office:value-type="string">
            <text:p>Apgar 1 min pärast - 9 </text:p>
          </table:table-cell>
          <table:table-cell office:value-type="string">
            <text:p>; 5 min pärast - 9 p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28608">
            <text:p>3328608</text:p>
          </table:table-cell>
          <table:table-cell office:value-type="float" office:value="86572014">
            <text:p>86572014</text:p>
          </table:table-cell>
          <table:table-cell office:value-type="string">
            <text:p>2012-03-19</text:p>
          </table:table-cell>
          <table:table-cell office:value-type="string">
            <text:p>A</text:p>
          </table:table-cell>
          <table:table-cell office:value-type="string">
            <text:p>2012-03-19</text:p>
          </table:table-cell>
          <table:table-cell office:value-type="float" office:value="65248412624">
            <text:p>6524841262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K - 2950 , pikkus -49 , pü - 34 Apgar 9/10</text:p>
          </table:table-cell>
          <table:table-cell office:value-type="string">
            <text:p>Apgar 9/10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9608">
            <text:p>2089608</text:p>
          </table:table-cell>
          <table:table-cell office:value-type="float" office:value="79985888">
            <text:p>79985888</text:p>
          </table:table-cell>
          <table:table-cell office:value-type="string">
            <text:p>2011-11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2914764469">
            <text:p>6291476446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0-9]{1,2}[: ]*(?P&lt;value&gt;(10|[0-9]))</text:p>
          </table:table-cell>
          <table:table-cell office:value-type="string">
            <text:p>NULL</text:p>
          </table:table-cell>
          <table:table-cell office:value-type="string">
            <text:p>APGAR 1 : 8 APGAR 5 : 9</text:p>
          </table:table-cell>
          <table:table-cell office:value-type="string">
            <text:p>APGAR 5 : 9</text:p>
          </table:table-cell>
          <table:table-cell office:value-type="string">
            <text:p><text:s/>APGAR 10 : 9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46334">
            <text:p>9946334</text:p>
          </table:table-cell>
          <table:table-cell office:value-type="float" office:value="187458613">
            <text:p>187458613</text:p>
          </table:table-cell>
          <table:table-cell office:value-type="string">
            <text:p>2013-07-0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8499454804">
            <text:p>5849945480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85981">
            <text:p>5885981</text:p>
          </table:table-cell>
          <table:table-cell office:value-type="float" office:value="154569388">
            <text:p>154569388</text:p>
          </table:table-cell>
          <table:table-cell office:value-type="string">
            <text:p>2012-12-2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0097048051">
            <text:p>80097048051</text:p>
          </table:table-cell>
          <table:table-cell office:value-type="string">
            <text:p>original</text:p>
          </table:table-cell>
          <table:table-cell office:value-type="string">
            <text:p>s_surgery_entry</text:p>
          </table:table-cell>
          <table:table-cell office:value-type="string">
            <text:p>text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sündis , õlad sündisid kergelt Apgar 9/9 punkti</text:p>
          </table:table-cell>
          <table:table-cell office:value-type="string">
            <text:p>Apgar 9/9 punkti</text:p>
          </table:table-cell>
          <table:table-cell office:value-type="string">
            <text:p><text:s/>Lapse adaptsioon on rahuldav Pä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593">
            <text:p>208593</text:p>
          </table:table-cell>
          <table:table-cell office:value-type="float" office:value="92010633">
            <text:p>92010633</text:p>
          </table:table-cell>
          <table:table-cell office:value-type="string">
            <text:p>2012-03-27</text:p>
          </table:table-cell>
          <table:table-cell office:value-type="string">
            <text:p>S</text:p>
          </table:table-cell>
          <table:table-cell office:value-type="string">
            <text:p>2012-03-20</text:p>
          </table:table-cell>
          <table:table-cell office:value-type="float" office:value="26458665084">
            <text:p>2645866508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luga 2742 g , pikkusega 46 cm , apgar 9/9</text:p>
          </table:table-cell>
          <table:table-cell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76653">
            <text:p>10276653</text:p>
          </table:table-cell>
          <table:table-cell office:value-type="float" office:value="208190557">
            <text:p>208190557</text:p>
          </table:table-cell>
          <table:table-cell office:value-type="string">
            <text:p>2013-11-08</text:p>
          </table:table-cell>
          <table:table-cell office:value-type="string">
            <text:p>S</text:p>
          </table:table-cell>
          <table:table-cell office:value-type="string">
            <text:p>2013-11-08</text:p>
          </table:table-cell>
          <table:table-cell office:value-type="float" office:value="46099992647">
            <text:p>4609999264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kaaluga : 4418g pikkusega 56cm apgariga : 9 - 9</text:p>
          </table:table-cell>
          <table:table-cell office:value-type="string">
            <text:p>apgariga : 9 - 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09846">
            <text:p>10409846</text:p>
          </table:table-cell>
          <table:table-cell office:value-type="float" office:value="205729398">
            <text:p>205729398</text:p>
          </table:table-cell>
          <table:table-cell office:value-type="string">
            <text:p>2013-10-28</text:p>
          </table:table-cell>
          <table:table-cell office:value-type="string">
            <text:p>S</text:p>
          </table:table-cell>
          <table:table-cell office:value-type="string">
            <text:p>2013-10-27</text:p>
          </table:table-cell>
          <table:table-cell office:value-type="float" office:value="673033305081">
            <text:p>67303330508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apse kaal 3590g , pikkus 53cm , apgar 9/9</text:p>
          </table:table-cell>
          <table:table-cell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691457">
            <text:p>15691457</text:p>
          </table:table-cell>
          <table:table-cell office:value-type="float" office:value="190289917">
            <text:p>190289917</text:p>
          </table:table-cell>
          <table:table-cell office:value-type="string">
            <text:p>2013-07-3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3433558768">
            <text:p>63433558768</text:p>
          </table:table-cell>
          <table:table-cell office:value-type="string">
            <text:p>original_2013</text:p>
          </table:table-cell>
          <table:table-cell office:value-type="string">
            <text:p>s_surgery_entry</text:p>
          </table:table-cell>
          <table:table-cell office:value-type="string">
            <text:p>text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sünnib tütarlaps kaal 32194g , Apgar 9</text:p>
          </table:table-cell>
          <table:table-cell office:value-type="string">
            <text:p>Apgar 9</text:p>
          </table:table-cell>
          <table:table-cell office:value-type="string">
            <text:p>--&gt; 9 p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47751">
            <text:p>23147751</text:p>
          </table:table-cell>
          <table:table-cell office:value-type="float" office:value="190834812">
            <text:p>190834812</text:p>
          </table:table-cell>
          <table:table-cell office:value-type="string">
            <text:p>2013-08-02</text:p>
          </table:table-cell>
          <table:table-cell office:value-type="string">
            <text:p>A</text:p>
          </table:table-cell>
          <table:table-cell office:value-type="string">
            <text:p>2013-05-15</text:p>
          </table:table-cell>
          <table:table-cell office:value-type="float" office:value="673032627129">
            <text:p>6730326271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poeg kaaluga : 3470 gr , 51 cm apgariga : 9-9</text:p>
          </table:table-cell>
          <table:table-cell office:value-type="string">
            <text:p>apgariga : 9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831">
            <text:p>63831</text:p>
          </table:table-cell>
          <table:table-cell office:value-type="float" office:value="147529610">
            <text:p>147529610</text:p>
          </table:table-cell>
          <table:table-cell office:value-type="string">
            <text:p>2012-07-03</text:p>
          </table:table-cell>
          <table:table-cell office:value-type="string">
            <text:p>S</text:p>
          </table:table-cell>
          <table:table-cell office:value-type="string">
            <text:p>2012-06-29</text:p>
          </table:table-cell>
          <table:table-cell office:value-type="float" office:value="90042942028">
            <text:p>9004294202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. sünnib poeg kaaluga : 3364 g apgariga : 9-9</text:p>
          </table:table-cell>
          <table:table-cell office:value-type="string">
            <text:p>apgariga : 9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77262">
            <text:p>8077262</text:p>
          </table:table-cell>
          <table:table-cell office:value-type="float" office:value="145844956">
            <text:p>145844956</text:p>
          </table:table-cell>
          <table:table-cell office:value-type="string">
            <text:p>2012-11-01</text:p>
          </table:table-cell>
          <table:table-cell office:value-type="string">
            <text:p>A</text:p>
          </table:table-cell>
          <table:table-cell office:value-type="string">
            <text:p>2012-04-12</text:p>
          </table:table-cell>
          <table:table-cell office:value-type="float" office:value="25131167320">
            <text:p>2513116732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Normaalne rasedus ja sünnitus Apgar 9/10 palli</text:p>
          </table:table-cell>
          <table:table-cell office:value-type="string">
            <text:p>Apgar 9/10 palli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73533">
            <text:p>6473533</text:p>
          </table:table-cell>
          <table:table-cell office:value-type="float" office:value="79717213">
            <text:p>79717213</text:p>
          </table:table-cell>
          <table:table-cell office:value-type="string">
            <text:p>2012-01-09</text:p>
          </table:table-cell>
          <table:table-cell office:value-type="string">
            <text:p>S</text:p>
          </table:table-cell>
          <table:table-cell office:value-type="string">
            <text:p>2012-01-02</text:p>
          </table:table-cell>
          <table:table-cell office:value-type="float" office:value="66055872277">
            <text:p>6605587227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/9</text:p>
          </table:table-cell>
          <table:table-cell office:value-type="string">
            <text:p><text:s/>, sk 3144g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98702">
            <text:p>20598702</text:p>
          </table:table-cell>
          <table:table-cell office:value-type="float" office:value="193387377">
            <text:p>193387377</text:p>
          </table:table-cell>
          <table:table-cell office:value-type="string">
            <text:p>2013-08-21</text:p>
          </table:table-cell>
          <table:table-cell office:value-type="string">
            <text:p>A</text:p>
          </table:table-cell>
          <table:table-cell office:value-type="string">
            <text:p>2013-08-21</text:p>
          </table:table-cell>
          <table:table-cell office:value-type="float" office:value="673030366778">
            <text:p>6730303667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689194">
            <text:p>15689194</text:p>
          </table:table-cell>
          <table:table-cell office:value-type="float" office:value="169348241">
            <text:p>169348241</text:p>
          </table:table-cell>
          <table:table-cell office:value-type="string">
            <text:p>2013-01-1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0308688879">
            <text:p>20308688879</text:p>
          </table:table-cell>
          <table:table-cell office:value-type="string">
            <text:p>original_2013</text:p>
          </table:table-cell>
          <table:table-cell office:value-type="string">
            <text:p>s_surgery_entry</text:p>
          </table:table-cell>
          <table:table-cell office:value-type="string">
            <text:p>text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i hinne 9/7/9 palli</text:p>
          </table:table-cell>
          <table:table-cell/>
          <table:table-cell office:value-type="string">
            <text:p>Apgari hinne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00311">
            <text:p>21000311</text:p>
          </table:table-cell>
          <table:table-cell office:value-type="float" office:value="213352131">
            <text:p>213352131</text:p>
          </table:table-cell>
          <table:table-cell office:value-type="string">
            <text:p>2013-12-04</text:p>
          </table:table-cell>
          <table:table-cell office:value-type="string">
            <text:p>A</text:p>
          </table:table-cell>
          <table:table-cell office:value-type="string">
            <text:p>2013-12-04</text:p>
          </table:table-cell>
          <table:table-cell office:value-type="float" office:value="673030331001">
            <text:p>6730303310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/10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57608">
            <text:p>3157608</text:p>
          </table:table-cell>
          <table:table-cell office:value-type="float" office:value="89347586">
            <text:p>89347586</text:p>
          </table:table-cell>
          <table:table-cell office:value-type="string">
            <text:p>2012-04-10</text:p>
          </table:table-cell>
          <table:table-cell office:value-type="string">
            <text:p>A</text:p>
          </table:table-cell>
          <table:table-cell office:value-type="string">
            <text:p>2012-03-13</text:p>
          </table:table-cell>
          <table:table-cell office:value-type="float" office:value="84084055252">
            <text:p>8408405525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69022">
            <text:p>6869022</text:p>
          </table:table-cell>
          <table:table-cell office:value-type="float" office:value="151107371">
            <text:p>151107371</text:p>
          </table:table-cell>
          <table:table-cell office:value-type="string">
            <text:p>2012-11-29</text:p>
          </table:table-cell>
          <table:table-cell office:value-type="string">
            <text:p>S</text:p>
          </table:table-cell>
          <table:table-cell office:value-type="string">
            <text:p>2012-11-22</text:p>
          </table:table-cell>
          <table:table-cell office:value-type="float" office:value="82416180303">
            <text:p>8241618030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uga : 4114 grammi ja 53 cm pikk apgariga : 9-9 palli</text:p>
          </table:table-cell>
          <table:table-cell office:value-type="string">
            <text:p>apgariga : 9-9 palli</text:p>
          </table:table-cell>
          <table:table-cell/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16646">
            <text:p>6416646</text:p>
          </table:table-cell>
          <table:table-cell office:value-type="float" office:value="124496186">
            <text:p>124496186</text:p>
          </table:table-cell>
          <table:table-cell office:value-type="string">
            <text:p>2012-06-12</text:p>
          </table:table-cell>
          <table:table-cell office:value-type="string">
            <text:p>S</text:p>
          </table:table-cell>
          <table:table-cell office:value-type="string">
            <text:p>2012-06-11</text:p>
          </table:table-cell>
          <table:table-cell office:value-type="float" office:value="42462866381">
            <text:p>4246286638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/10</text:p>
          </table:table-cell>
          <table:table-cell office:value-type="string">
            <text:p><text:s/>. 3 R/2 S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115062">
            <text:p>16115062</text:p>
          </table:table-cell>
          <table:table-cell office:value-type="float" office:value="218587171">
            <text:p>218587171</text:p>
          </table:table-cell>
          <table:table-cell office:value-type="string">
            <text:p>2013-12-2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2744850150">
            <text:p>9274485015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5257">
            <text:p>115257</text:p>
          </table:table-cell>
          <table:table-cell office:value-type="float" office:value="134261968">
            <text:p>134261968</text:p>
          </table:table-cell>
          <table:table-cell office:value-type="string">
            <text:p>2012-08-24</text:p>
          </table:table-cell>
          <table:table-cell office:value-type="string">
            <text:p>S</text:p>
          </table:table-cell>
          <table:table-cell office:value-type="string">
            <text:p>2012-08-18</text:p>
          </table:table-cell>
          <table:table-cell office:value-type="float" office:value="66031347112">
            <text:p>6603134711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oeg kaal 3930g , pikkus 53cm ja apgar 9/9</text:p>
          </table:table-cell>
          <table:table-cell office:value-type="string">
            <text:p>apgar 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60932">
            <text:p>15060932</text:p>
          </table:table-cell>
          <table:table-cell office:value-type="float" office:value="191470915">
            <text:p>191470915</text:p>
          </table:table-cell>
          <table:table-cell office:value-type="string">
            <text:p>2013-08-0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5709854174">
            <text:p>25709854174</text:p>
          </table:table-cell>
          <table:table-cell office:value-type="string">
            <text:p>original_2013</text:p>
          </table:table-cell>
          <table:table-cell office:value-type="string">
            <text:p>s_surgery</text:p>
          </table:table-cell>
          <table:table-cell office:value-type="string">
            <text:p>text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rlaps 3820g , pikkusega 53 cm , Apgar 9/9</text:p>
          </table:table-cell>
          <table:table-cell office:value-type="string">
            <text:p>Apgar 9/9</text:p>
          </table:table-cell>
          <table:table-cell office:value-type="string">
            <text:p><text:s/>, nabaväät ii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572">
            <text:p>202572</text:p>
          </table:table-cell>
          <table:table-cell office:value-type="float" office:value="133187809">
            <text:p>133187809</text:p>
          </table:table-cell>
          <table:table-cell office:value-type="string">
            <text:p>2012-08-15</text:p>
          </table:table-cell>
          <table:table-cell office:value-type="string">
            <text:p>S</text:p>
          </table:table-cell>
          <table:table-cell office:value-type="string">
            <text:p>2012-08-11</text:p>
          </table:table-cell>
          <table:table-cell office:value-type="float" office:value="49319990047">
            <text:p>4931999004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luga 3806 g , pikkusega 52 cm , apgar 9/9</text:p>
          </table:table-cell>
          <table:table-cell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749">
            <text:p>134749</text:p>
          </table:table-cell>
          <table:table-cell office:value-type="float" office:value="147524114">
            <text:p>147524114</text:p>
          </table:table-cell>
          <table:table-cell office:value-type="string">
            <text:p>2012-05-09</text:p>
          </table:table-cell>
          <table:table-cell office:value-type="string">
            <text:p>S</text:p>
          </table:table-cell>
          <table:table-cell office:value-type="string">
            <text:p>2012-05-05</text:p>
          </table:table-cell>
          <table:table-cell office:value-type="float" office:value="73755896628">
            <text:p>7375589662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b tütar kaaluga : 3580g - 50 cm apgariga : 9-9</text:p>
          </table:table-cell>
          <table:table-cell office:value-type="string">
            <text:p>apgariga : 9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062">
            <text:p>218062</text:p>
          </table:table-cell>
          <table:table-cell office:value-type="float" office:value="83621721">
            <text:p>83621721</text:p>
          </table:table-cell>
          <table:table-cell office:value-type="string">
            <text:p>2012-02-13</text:p>
          </table:table-cell>
          <table:table-cell office:value-type="string">
            <text:p>S</text:p>
          </table:table-cell>
          <table:table-cell office:value-type="string">
            <text:p>2012-02-11</text:p>
          </table:table-cell>
          <table:table-cell office:value-type="float" office:value="62111553341">
            <text:p>6211155334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tar kaal 3782g , pikkus 51cm ja apgar 9/9</text:p>
          </table:table-cell>
          <table:table-cell office:value-type="string">
            <text:p>apgar 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83142">
            <text:p>3083142</text:p>
          </table:table-cell>
          <table:table-cell office:value-type="float" office:value="121452627">
            <text:p>121452627</text:p>
          </table:table-cell>
          <table:table-cell office:value-type="string">
            <text:p>2012-05-22</text:p>
          </table:table-cell>
          <table:table-cell office:value-type="string">
            <text:p>A</text:p>
          </table:table-cell>
          <table:table-cell office:value-type="string">
            <text:p>2012-05-22</text:p>
          </table:table-cell>
          <table:table-cell office:value-type="float" office:value="30978512866">
            <text:p>3097851286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es : sk 3328 g , pikkus 50 cm , Apgar 9/9</text:p>
          </table:table-cell>
          <table:table-cell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85049">
            <text:p>23485049</text:p>
          </table:table-cell>
          <table:table-cell office:value-type="float" office:value="157017513">
            <text:p>157017513</text:p>
          </table:table-cell>
          <table:table-cell office:value-type="string">
            <text:p>2012-04-20</text:p>
          </table:table-cell>
          <table:table-cell office:value-type="string">
            <text:p>A</text:p>
          </table:table-cell>
          <table:table-cell office:value-type="string">
            <text:p>2012-04-14</text:p>
          </table:table-cell>
          <table:table-cell office:value-type="float" office:value="54839040088">
            <text:p>548390400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kaaluga : 3674 g , pikkus 50 cm apgariga : 9-9</text:p>
          </table:table-cell>
          <table:table-cell office:value-type="string">
            <text:p>apgariga : 9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686556">
            <text:p>15686556</text:p>
          </table:table-cell>
          <table:table-cell office:value-type="float" office:value="177651067">
            <text:p>177651067</text:p>
          </table:table-cell>
          <table:table-cell office:value-type="string">
            <text:p>2013-05-1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3276256">
            <text:p>673043276256</text:p>
          </table:table-cell>
          <table:table-cell office:value-type="string">
            <text:p>original_2013</text:p>
          </table:table-cell>
          <table:table-cell office:value-type="string">
            <text:p>s_surgery_entry</text:p>
          </table:table-cell>
          <table:table-cell office:value-type="string">
            <text:p>text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glaps 3970g , pikkusega 56 cm , Apgar 9/9</text:p>
          </table:table-cell>
          <table:table-cell office:value-type="string">
            <text:p>Apgar 9/9</text:p>
          </table:table-cell>
          <table:table-cell office:value-type="string">
            <text:p><text:s/>, nabaväät 1x ümber kaela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00785">
            <text:p>19600785</text:p>
          </table:table-cell>
          <table:table-cell office:value-type="float" office:value="196275428">
            <text:p>196275428</text:p>
          </table:table-cell>
          <table:table-cell office:value-type="string">
            <text:p>2013-09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89351">
            <text:p>6730303893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-10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57232">
            <text:p>20657232</text:p>
          </table:table-cell>
          <table:table-cell office:value-type="float" office:value="195242105">
            <text:p>195242105</text:p>
          </table:table-cell>
          <table:table-cell office:value-type="string">
            <text:p>2013-09-02</text:p>
          </table:table-cell>
          <table:table-cell office:value-type="string">
            <text:p>A</text:p>
          </table:table-cell>
          <table:table-cell office:value-type="string">
            <text:p>2013-09-02</text:p>
          </table:table-cell>
          <table:table-cell office:value-type="float" office:value="673046003745">
            <text:p>6730460037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21809">
            <text:p>15821809</text:p>
          </table:table-cell>
          <table:table-cell office:value-type="float" office:value="168422303">
            <text:p>168422303</text:p>
          </table:table-cell>
          <table:table-cell office:value-type="string">
            <text:p>2013-03-25</text:p>
          </table:table-cell>
          <table:table-cell office:value-type="string">
            <text:p>S</text:p>
          </table:table-cell>
          <table:table-cell office:value-type="string">
            <text:p>2013-03-19</text:p>
          </table:table-cell>
          <table:table-cell office:value-type="float" office:value="60812091421">
            <text:p>6081209142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poeg kaaluga : 3822 gr , 51 cm apgariga : 9-9</text:p>
          </table:table-cell>
          <table:table-cell office:value-type="string">
            <text:p>apgariga : 9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912749">
            <text:p>10912749</text:p>
          </table:table-cell>
          <table:table-cell office:value-type="float" office:value="194338994">
            <text:p>194338994</text:p>
          </table:table-cell>
          <table:table-cell office:value-type="string">
            <text:p>2013-08-28</text:p>
          </table:table-cell>
          <table:table-cell office:value-type="string">
            <text:p>A</text:p>
          </table:table-cell>
          <table:table-cell office:value-type="string">
            <text:p>2013-08-22</text:p>
          </table:table-cell>
          <table:table-cell office:value-type="float" office:value="673039719238">
            <text:p>67303971923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Sündis tütar kaaluga : 3564gr apgariga : 9-10</text:p>
          </table:table-cell>
          <table:table-cell office:value-type="string">
            <text:p>apgariga : 9-10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14906">
            <text:p>15814906</text:p>
          </table:table-cell>
          <table:table-cell office:value-type="float" office:value="210711053">
            <text:p>210711053</text:p>
          </table:table-cell>
          <table:table-cell office:value-type="string">
            <text:p>2013-11-20</text:p>
          </table:table-cell>
          <table:table-cell office:value-type="string">
            <text:p>S</text:p>
          </table:table-cell>
          <table:table-cell office:value-type="string">
            <text:p>2013-11-19</text:p>
          </table:table-cell>
          <table:table-cell office:value-type="float" office:value="673043941056">
            <text:p>67304394105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sündis elus ajaline tütarlaps , Apgariga 9/9</text:p>
          </table:table-cell>
          <table:table-cell office:value-type="string">
            <text:p>Apgariga 9/9</text:p>
          </table:table-cell>
          <table:table-cell office:value-type="string">
            <text:p><text:s/>, kaal 3556g ja pikkus 51cm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67300">
            <text:p>6867300</text:p>
          </table:table-cell>
          <table:table-cell office:value-type="float" office:value="147532967">
            <text:p>147532967</text:p>
          </table:table-cell>
          <table:table-cell office:value-type="string">
            <text:p>2012-07-19</text:p>
          </table:table-cell>
          <table:table-cell office:value-type="string">
            <text:p>S</text:p>
          </table:table-cell>
          <table:table-cell office:value-type="string">
            <text:p>2012-07-15</text:p>
          </table:table-cell>
          <table:table-cell office:value-type="float" office:value="94122783943">
            <text:p>9412278394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. sünnib tütar kaaluga : 3686 g apgariga : 9-10</text:p>
          </table:table-cell>
          <table:table-cell office:value-type="string">
            <text:p>apgariga : 9-10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16302">
            <text:p>22716302</text:p>
          </table:table-cell>
          <table:table-cell office:value-type="float" office:value="206917703">
            <text:p>206917703</text:p>
          </table:table-cell>
          <table:table-cell office:value-type="string">
            <text:p>2013-11-04</text:p>
          </table:table-cell>
          <table:table-cell office:value-type="string">
            <text:p>A</text:p>
          </table:table-cell>
          <table:table-cell office:value-type="string">
            <text:p>2013-11-04</text:p>
          </table:table-cell>
          <table:table-cell office:value-type="float" office:value="18787099516">
            <text:p>187870995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s kaaluga 4132g , pikkus 53cm , Apgar 9/9</text:p>
          </table:table-cell>
          <table:table-cell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50469">
            <text:p>10050469</text:p>
          </table:table-cell>
          <table:table-cell office:value-type="float" office:value="181258924">
            <text:p>181258924</text:p>
          </table:table-cell>
          <table:table-cell office:value-type="string">
            <text:p>2013-06-04</text:p>
          </table:table-cell>
          <table:table-cell office:value-type="string">
            <text:p>S</text:p>
          </table:table-cell>
          <table:table-cell office:value-type="string">
            <text:p>2013-06-01</text:p>
          </table:table-cell>
          <table:table-cell office:value-type="float" office:value="78262759903">
            <text:p>7826275990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oeg kaal 3574g , pikkus 52cm ja Apgar 9/9</text:p>
          </table:table-cell>
          <table:table-cell office:value-type="string">
            <text:p>Apgar 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59298">
            <text:p>10259298</text:p>
          </table:table-cell>
          <table:table-cell office:value-type="float" office:value="167461540">
            <text:p>167461540</text:p>
          </table:table-cell>
          <table:table-cell office:value-type="string">
            <text:p>2013-03-19</text:p>
          </table:table-cell>
          <table:table-cell office:value-type="string">
            <text:p>S</text:p>
          </table:table-cell>
          <table:table-cell office:value-type="string">
            <text:p>2013-03-16</text:p>
          </table:table-cell>
          <table:table-cell office:value-type="float" office:value="673033731687">
            <text:p>67303373168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. sünnib poeg kaaluga : 4244 . apgariga : 9-9</text:p>
          </table:table-cell>
          <table:table-cell office:value-type="string">
            <text:p>apgariga : 9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58844">
            <text:p>24658844</text:p>
          </table:table-cell>
          <table:table-cell office:value-type="float" office:value="202897724">
            <text:p>202897724</text:p>
          </table:table-cell>
          <table:table-cell office:value-type="string">
            <text:p>2013-10-14</text:p>
          </table:table-cell>
          <table:table-cell office:value-type="string">
            <text:p>A</text:p>
          </table:table-cell>
          <table:table-cell office:value-type="string">
            <text:p>2013-10-14</text:p>
          </table:table-cell>
          <table:table-cell office:value-type="float" office:value="673039818835">
            <text:p>6730398188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oomne tütarlaps kaaluga 4602g , Apgar 9/9</text:p>
          </table:table-cell>
          <table:table-cell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61611">
            <text:p>20061611</text:p>
          </table:table-cell>
          <table:table-cell office:value-type="float" office:value="181497392">
            <text:p>181497392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office:value-type="string">
            <text:p>2012-10-25</text:p>
          </table:table-cell>
          <table:table-cell office:value-type="float" office:value="45454195413">
            <text:p>454541954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39 . näd . SK 3458 g , Apgar 9/9</text:p>
          </table:table-cell>
          <table:table-cell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99986">
            <text:p>6599986</text:p>
          </table:table-cell>
          <table:table-cell office:value-type="float" office:value="151406449">
            <text:p>151406449</text:p>
          </table:table-cell>
          <table:table-cell office:value-type="string">
            <text:p>2012-11-13</text:p>
          </table:table-cell>
          <table:table-cell office:value-type="string">
            <text:p>S</text:p>
          </table:table-cell>
          <table:table-cell office:value-type="string">
            <text:p>2012-11-07</text:p>
          </table:table-cell>
          <table:table-cell office:value-type="float" office:value="96223824326">
            <text:p>9622382432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luga 3634 g , pikkusega 56 cm , apgar 9/10</text:p>
          </table:table-cell>
          <table:table-cell office:value-type="string">
            <text:p>apgar 9/10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39796">
            <text:p>6839796</text:p>
          </table:table-cell>
          <table:table-cell office:value-type="float" office:value="147526383">
            <text:p>147526383</text:p>
          </table:table-cell>
          <table:table-cell office:value-type="string">
            <text:p>2012-07-03</text:p>
          </table:table-cell>
          <table:table-cell office:value-type="string">
            <text:p>S</text:p>
          </table:table-cell>
          <table:table-cell office:value-type="string">
            <text:p>2012-06-27</text:p>
          </table:table-cell>
          <table:table-cell office:value-type="float" office:value="17697742628">
            <text:p>1769774262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[-: ]*[0-9]\s*(min(util?)?\s*(pärast)?|[`'´])[-: ]*(?P&lt;value&gt;((10|[0-9])[-/ ]?)+)</text:p>
          </table:table-cell>
          <table:table-cell office:value-type="string">
            <text:p>NULL</text:p>
          </table:table-cell>
          <table:table-cell office:value-type="string">
            <text:p>ib tütar kaaluga : 3086g / 49cm apgariga : 1 ' - 9 </text:p>
          </table:table-cell>
          <table:table-cell office:value-type="string">
            <text:p>apgariga : 1 ' - 9 </text:p>
          </table:table-cell>
          <table:table-cell office:value-type="string">
            <text:p>; 5 ' - 9 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48215">
            <text:p>3148215</text:p>
          </table:table-cell>
          <table:table-cell office:value-type="float" office:value="83925941">
            <text:p>83925941</text:p>
          </table:table-cell>
          <table:table-cell office:value-type="string">
            <text:p>2012-02-20</text:p>
          </table:table-cell>
          <table:table-cell office:value-type="string">
            <text:p>A</text:p>
          </table:table-cell>
          <table:table-cell office:value-type="string">
            <text:p>2012-02-20</text:p>
          </table:table-cell>
          <table:table-cell office:value-type="float" office:value="17034191725">
            <text:p>1703419172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/9</text:p>
          </table:table-cell>
          <table:table-cell office:value-type="string">
            <text:p><text:s/>, kaal 2284 , pikkus 45 , PÜ 32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55938">
            <text:p>23455938</text:p>
          </table:table-cell>
          <table:table-cell office:value-type="float" office:value="156380181">
            <text:p>156380181</text:p>
          </table:table-cell>
          <table:table-cell office:value-type="string">
            <text:p>2012-03-02</text:p>
          </table:table-cell>
          <table:table-cell office:value-type="string">
            <text:p>A</text:p>
          </table:table-cell>
          <table:table-cell office:value-type="string">
            <text:p>2012-02-26</text:p>
          </table:table-cell>
          <table:table-cell office:value-type="float" office:value="65735357580">
            <text:p>657353575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-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55607">
            <text:p>21155607</text:p>
          </table:table-cell>
          <table:table-cell office:value-type="float" office:value="187808291">
            <text:p>187808291</text:p>
          </table:table-cell>
          <table:table-cell office:value-type="string">
            <text:p>2013-07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9713261589">
            <text:p>997132615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9267">
            <text:p>69267</text:p>
          </table:table-cell>
          <table:table-cell office:value-type="float" office:value="147530667">
            <text:p>147530667</text:p>
          </table:table-cell>
          <table:table-cell office:value-type="string">
            <text:p>2012-07-02</text:p>
          </table:table-cell>
          <table:table-cell office:value-type="string">
            <text:p>S</text:p>
          </table:table-cell>
          <table:table-cell office:value-type="string">
            <text:p>2012-06-28</text:p>
          </table:table-cell>
          <table:table-cell office:value-type="float" office:value="38005836035">
            <text:p>3800583603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[-: ]*[0-9]\s*(min(util?)?\s*(pärast)?|[`'´])[-: ]*(?P&lt;value&gt;((10|[0-9])[-/ ]?)+)</text:p>
          </table:table-cell>
          <table:table-cell office:value-type="string">
            <text:p>NULL</text:p>
          </table:table-cell>
          <table:table-cell office:value-type="string">
            <text:p>nib poeg kaaluga : 3292g / 49cm apgariga : 1 ' - 9 </text:p>
          </table:table-cell>
          <table:table-cell office:value-type="string">
            <text:p>apgariga : 1 ' - 9 </text:p>
          </table:table-cell>
          <table:table-cell office:value-type="string">
            <text:p>; 5 ' - 9 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15513">
            <text:p>16015513</text:p>
          </table:table-cell>
          <table:table-cell office:value-type="float" office:value="178279007">
            <text:p>178279007</text:p>
          </table:table-cell>
          <table:table-cell office:value-type="string">
            <text:p>2013-05-18</text:p>
          </table:table-cell>
          <table:table-cell office:value-type="string">
            <text:p>S</text:p>
          </table:table-cell>
          <table:table-cell office:value-type="string">
            <text:p>2013-05-15</text:p>
          </table:table-cell>
          <table:table-cell office:value-type="float" office:value="673044095576">
            <text:p>67304409557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ps : kaal 4090g , pikkus 52cm , Apgar 9-9-9</text:p>
          </table:table-cell>
          <table:table-cell office:value-type="string">
            <text:p>Apgar 9-9-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43047">
            <text:p>6743047</text:p>
          </table:table-cell>
          <table:table-cell office:value-type="float" office:value="133728099">
            <text:p>133728099</text:p>
          </table:table-cell>
          <table:table-cell office:value-type="string">
            <text:p>2012-08-22</text:p>
          </table:table-cell>
          <table:table-cell office:value-type="string">
            <text:p>S</text:p>
          </table:table-cell>
          <table:table-cell office:value-type="string">
            <text:p>2012-08-13</text:p>
          </table:table-cell>
          <table:table-cell office:value-type="float" office:value="55715550365">
            <text:p>5571555036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-10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992686">
            <text:p>2992686</text:p>
          </table:table-cell>
          <table:table-cell office:value-type="float" office:value="122192999">
            <text:p>122192999</text:p>
          </table:table-cell>
          <table:table-cell office:value-type="string">
            <text:p>2012-05-28</text:p>
          </table:table-cell>
          <table:table-cell office:value-type="string">
            <text:p>A</text:p>
          </table:table-cell>
          <table:table-cell office:value-type="string">
            <text:p>2012-05-28</text:p>
          </table:table-cell>
          <table:table-cell office:value-type="float" office:value="99298757664">
            <text:p>9929875766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- 3550 , pikkus-51 , pü - 34 , Apgar - 9/9</text:p>
          </table:table-cell>
          <table:table-cell office:value-type="string">
            <text:p>Apgar - 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2052">
            <text:p>2152052</text:p>
          </table:table-cell>
          <table:table-cell office:value-type="float" office:value="84163721">
            <text:p>84163721</text:p>
          </table:table-cell>
          <table:table-cell office:value-type="string">
            <text:p>2012-02-22</text:p>
          </table:table-cell>
          <table:table-cell office:value-type="string">
            <text:p>A</text:p>
          </table:table-cell>
          <table:table-cell office:value-type="string">
            <text:p>2012-02-22</text:p>
          </table:table-cell>
          <table:table-cell office:value-type="float" office:value="54477349916">
            <text:p>5447734991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94409">
            <text:p>3194409</text:p>
          </table:table-cell>
          <table:table-cell office:value-type="float" office:value="89564639">
            <text:p>89564639</text:p>
          </table:table-cell>
          <table:table-cell office:value-type="string">
            <text:p>2012-04-11</text:p>
          </table:table-cell>
          <table:table-cell office:value-type="string">
            <text:p>A</text:p>
          </table:table-cell>
          <table:table-cell office:value-type="string">
            <text:p>2012-04-11</text:p>
          </table:table-cell>
          <table:table-cell office:value-type="float" office:value="15057856913">
            <text:p>1505785691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48186">
            <text:p>10348186</text:p>
          </table:table-cell>
          <table:table-cell office:value-type="float" office:value="198410626">
            <text:p>198410626</text:p>
          </table:table-cell>
          <table:table-cell office:value-type="string">
            <text:p>2013-09-18</text:p>
          </table:table-cell>
          <table:table-cell office:value-type="string">
            <text:p>S</text:p>
          </table:table-cell>
          <table:table-cell office:value-type="string">
            <text:p>2013-08-16</text:p>
          </table:table-cell>
          <table:table-cell office:value-type="float" office:value="673040305312">
            <text:p>67304030531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ib tütar kaaluga : 3360g/47,5cm apgariga : 9/9</text:p>
          </table:table-cell>
          <table:table-cell office:value-type="string">
            <text:p>apgariga : 9/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87554">
            <text:p>6787554</text:p>
          </table:table-cell>
          <table:table-cell office:value-type="float" office:value="147512118">
            <text:p>147512118</text:p>
          </table:table-cell>
          <table:table-cell office:value-type="string">
            <text:p>2012-02-15</text:p>
          </table:table-cell>
          <table:table-cell office:value-type="string">
            <text:p>S</text:p>
          </table:table-cell>
          <table:table-cell office:value-type="string">
            <text:p>2012-02-12</text:p>
          </table:table-cell>
          <table:table-cell office:value-type="float" office:value="47826182298">
            <text:p>4782618229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. sünnib poeg kaaluga : 3231 g apgariga : 9-10</text:p>
          </table:table-cell>
          <table:table-cell office:value-type="string">
            <text:p>apgariga : 9-10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69025">
            <text:p>9769025</text:p>
          </table:table-cell>
          <table:table-cell office:value-type="float" office:value="198418771">
            <text:p>198418771</text:p>
          </table:table-cell>
          <table:table-cell office:value-type="string">
            <text:p>2013-09-1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2262247800">
            <text:p>3226224780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0-9]{1,2}[: ]*(?P&lt;value&gt;(10|[0-9]))</text:p>
          </table:table-cell>
          <table:table-cell office:value-type="string">
            <text:p>NULL</text:p>
          </table:table-cell>
          <table:table-cell office:value-type="string">
            <text:p>rlaps kaal 3240 , pikkus 52cm , Apgar 99</text:p>
          </table:table-cell>
          <table:table-cell office:value-type="string">
            <text:p>Apgar 99</text:p>
          </table:table-cell>
          <table:table-cell office:value-type="string">
            <text:p><text:s/>p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99763">
            <text:p>10499763</text:p>
          </table:table-cell>
          <table:table-cell office:value-type="float" office:value="219499177">
            <text:p>219499177</text:p>
          </table:table-cell>
          <table:table-cell office:value-type="string">
            <text:p>2013-12-29</text:p>
          </table:table-cell>
          <table:table-cell office:value-type="string">
            <text:p>S</text:p>
          </table:table-cell>
          <table:table-cell office:value-type="string">
            <text:p>2013-12-27</text:p>
          </table:table-cell>
          <table:table-cell office:value-type="float" office:value="99391542073">
            <text:p>9939154207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e tütarlaps Kaal-3738 Pikkus 51 Apgar 9/9</text:p>
          </table:table-cell>
          <table:table-cell office:value-type="string">
            <text:p>Apgar 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754647">
            <text:p>15754647</text:p>
          </table:table-cell>
          <table:table-cell office:value-type="float" office:value="219265680">
            <text:p>219265680</text:p>
          </table:table-cell>
          <table:table-cell office:value-type="string">
            <text:p>2013-12-30</text:p>
          </table:table-cell>
          <table:table-cell office:value-type="string">
            <text:p>S</text:p>
          </table:table-cell>
          <table:table-cell office:value-type="string">
            <text:p>2013-12-26</text:p>
          </table:table-cell>
          <table:table-cell office:value-type="float" office:value="673032021953">
            <text:p>67303202195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s , kaal 3092g , pikkus 52 cm , Apgar 9/10 palli</text:p>
          </table:table-cell>
          <table:table-cell office:value-type="string">
            <text:p>Apgar 9/10 palli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048">
            <text:p>75048</text:p>
          </table:table-cell>
          <table:table-cell office:value-type="float" office:value="129839882">
            <text:p>129839882</text:p>
          </table:table-cell>
          <table:table-cell office:value-type="string">
            <text:p>2012-07-16</text:p>
          </table:table-cell>
          <table:table-cell office:value-type="string">
            <text:p>S</text:p>
          </table:table-cell>
          <table:table-cell office:value-type="string">
            <text:p>2012-07-09</text:p>
          </table:table-cell>
          <table:table-cell office:value-type="float" office:value="68405520034">
            <text:p>6840552003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oeg kaal 3030g , pikkus 49cm ja apgar 9/9</text:p>
          </table:table-cell>
          <table:table-cell office:value-type="string">
            <text:p>apgar 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28435">
            <text:p>6628435</text:p>
          </table:table-cell>
          <table:table-cell office:value-type="float" office:value="147546800">
            <text:p>147546800</text:p>
          </table:table-cell>
          <table:table-cell office:value-type="string">
            <text:p>2012-10-12</text:p>
          </table:table-cell>
          <table:table-cell office:value-type="string">
            <text:p>S</text:p>
          </table:table-cell>
          <table:table-cell office:value-type="string">
            <text:p>2012-10-08</text:p>
          </table:table-cell>
          <table:table-cell office:value-type="float" office:value="84073810172">
            <text:p>8407381017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aaluga : 4198g , pikkusega 52cm apgariga : 9</text:p>
          </table:table-cell>
          <table:table-cell office:value-type="string">
            <text:p>apgariga : 9</text:p>
          </table:table-cell>
          <table:table-cell office:value-type="string">
            <text:p>-&gt; 9 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195">
            <text:p>66195</text:p>
          </table:table-cell>
          <table:table-cell office:value-type="float" office:value="127804670">
            <text:p>127804670</text:p>
          </table:table-cell>
          <table:table-cell office:value-type="string">
            <text:p>2012-06-27</text:p>
          </table:table-cell>
          <table:table-cell office:value-type="string">
            <text:p>S</text:p>
          </table:table-cell>
          <table:table-cell office:value-type="string">
            <text:p>2012-06-22</text:p>
          </table:table-cell>
          <table:table-cell office:value-type="float" office:value="46974783504">
            <text:p>4697478350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luga 3304 g , pikkusega 51 cm , apgar 9/9</text:p>
          </table:table-cell>
          <table:table-cell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54695">
            <text:p>15054695</text:p>
          </table:table-cell>
          <table:table-cell office:value-type="float" office:value="175494969">
            <text:p>175494969</text:p>
          </table:table-cell>
          <table:table-cell office:value-type="string">
            <text:p>2013-05-0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3288479">
            <text:p>673033288479</text:p>
          </table:table-cell>
          <table:table-cell office:value-type="string">
            <text:p>original_2013</text:p>
          </table:table-cell>
          <table:table-cell office:value-type="string">
            <text:p>s_surgery</text:p>
          </table:table-cell>
          <table:table-cell office:value-type="string">
            <text:p>text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</text:p>
          </table:table-cell>
          <table:table-cell office:value-type="string">
            <text:p>-&gt; 9 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40889">
            <text:p>10440889</text:p>
          </table:table-cell>
          <table:table-cell office:value-type="float" office:value="199211162">
            <text:p>199211162</text:p>
          </table:table-cell>
          <table:table-cell office:value-type="string">
            <text:p>2013-09-24</text:p>
          </table:table-cell>
          <table:table-cell office:value-type="string">
            <text:p>S</text:p>
          </table:table-cell>
          <table:table-cell office:value-type="string">
            <text:p>2013-09-21</text:p>
          </table:table-cell>
          <table:table-cell office:value-type="float" office:value="673040606338">
            <text:p>67304060633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nib poeg kaaluga : 3476g , 51cm apgariga : 9-10</text:p>
          </table:table-cell>
          <table:table-cell office:value-type="string">
            <text:p>apgariga : 9-10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71817">
            <text:p>20771817</text:p>
          </table:table-cell>
          <table:table-cell office:value-type="float" office:value="215132548">
            <text:p>215132548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86288">
            <text:p>6730304862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 palli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65400">
            <text:p>15865400</text:p>
          </table:table-cell>
          <table:table-cell office:value-type="float" office:value="212822051">
            <text:p>212822051</text:p>
          </table:table-cell>
          <table:table-cell office:value-type="string">
            <text:p>2013-11-3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5810988096">
            <text:p>6581098809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30472">
            <text:p>10130472</text:p>
          </table:table-cell>
          <table:table-cell office:value-type="float" office:value="197413023">
            <text:p>197413023</text:p>
          </table:table-cell>
          <table:table-cell office:value-type="string">
            <text:p>2013-09-1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2204682">
            <text:p>67303220468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ne tütarlaps 4220 gr ja 54 cm , Apgar 9</text:p>
          </table:table-cell>
          <table:table-cell office:value-type="string">
            <text:p>Apgar 9</text:p>
          </table:table-cell>
          <table:table-cell office:value-type="string">
            <text:p>--10 p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396">
            <text:p>46396</text:p>
          </table:table-cell>
          <table:table-cell office:value-type="float" office:value="133934489">
            <text:p>133934489</text:p>
          </table:table-cell>
          <table:table-cell office:value-type="string">
            <text:p>2012-08-23</text:p>
          </table:table-cell>
          <table:table-cell office:value-type="string">
            <text:p>S</text:p>
          </table:table-cell>
          <table:table-cell office:value-type="string">
            <text:p>2012-08-17</text:p>
          </table:table-cell>
          <table:table-cell office:value-type="float" office:value="83641860127">
            <text:p>8364186012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luga 3680 g , pikkusega 51 cm , apgar 9/9</text:p>
          </table:table-cell>
          <table:table-cell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48366">
            <text:p>20548366</text:p>
          </table:table-cell>
          <table:table-cell office:value-type="float" office:value="170225756">
            <text:p>170225756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office:value-type="string">
            <text:p>2013-04-04</text:p>
          </table:table-cell>
          <table:table-cell office:value-type="float" office:value="673030368685">
            <text:p>6730303686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91621">
            <text:p>6191621</text:p>
          </table:table-cell>
          <table:table-cell office:value-type="float" office:value="154570086">
            <text:p>154570086</text:p>
          </table:table-cell>
          <table:table-cell office:value-type="string">
            <text:p>2012-12-2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9234355975">
            <text:p>9923435597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0-9]{1,2}[: ]*(?P&lt;value&gt;(10|[0-9]))</text:p>
          </table:table-cell>
          <table:table-cell office:value-type="string">
            <text:p>NULL</text:p>
          </table:table-cell>
          <table:table-cell office:value-type="string">
            <text:p>eglaps kaal 4400 g pikkus 56 cm Apgar 09</text:p>
          </table:table-cell>
          <table:table-cell office:value-type="string">
            <text:p>Apgar 09</text:p>
          </table:table-cell>
          <table:table-cell office:value-type="string">
            <text:p><text:s/>/ 09 p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1448">
            <text:p>2251448</text:p>
          </table:table-cell>
          <table:table-cell office:value-type="float" office:value="80635356">
            <text:p>80635356</text:p>
          </table:table-cell>
          <table:table-cell office:value-type="string">
            <text:p>2011-07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3805574339">
            <text:p>4380557433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0-9]{1,2}[: ]*(?P&lt;value&gt;(10|[0-9]))</text:p>
          </table:table-cell>
          <table:table-cell office:value-type="string">
            <text:p>NULL</text:p>
          </table:table-cell>
          <table:table-cell office:value-type="string">
            <text:p>APGAR 1 : 9 APGAR 5 : 9 APGAR 10 : 9</text:p>
          </table:table-cell>
          <table:table-cell office:value-type="string">
            <text:p>APGAR 10 : 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80704">
            <text:p>16080704</text:p>
          </table:table-cell>
          <table:table-cell office:value-type="float" office:value="170706324">
            <text:p>170706324</text:p>
          </table:table-cell>
          <table:table-cell office:value-type="string">
            <text:p>2013-04-05</text:p>
          </table:table-cell>
          <table:table-cell office:value-type="string">
            <text:p>S</text:p>
          </table:table-cell>
          <table:table-cell office:value-type="string">
            <text:p>2013-03-27</text:p>
          </table:table-cell>
          <table:table-cell office:value-type="float" office:value="94962487318">
            <text:p>9496248731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ps : kaal 3496g , pikkus 56cm , Apgar 9-9</text:p>
          </table:table-cell>
          <table:table-cell office:value-type="string">
            <text:p>Apgar 9-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1270">
            <text:p>2101270</text:p>
          </table:table-cell>
          <table:table-cell office:value-type="float" office:value="80707938">
            <text:p>80707938</text:p>
          </table:table-cell>
          <table:table-cell office:value-type="string">
            <text:p>2012-01-18</text:p>
          </table:table-cell>
          <table:table-cell office:value-type="string">
            <text:p>A</text:p>
          </table:table-cell>
          <table:table-cell office:value-type="string">
            <text:p>2012-01-18</text:p>
          </table:table-cell>
          <table:table-cell office:value-type="float" office:value="78596014434">
            <text:p>7859601443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05831">
            <text:p>9605831</text:p>
          </table:table-cell>
          <table:table-cell office:value-type="float" office:value="219402970">
            <text:p>219402970</text:p>
          </table:table-cell>
          <table:table-cell office:value-type="string">
            <text:p>2013-12-19</text:p>
          </table:table-cell>
          <table:table-cell office:value-type="string">
            <text:p>S</text:p>
          </table:table-cell>
          <table:table-cell office:value-type="string">
            <text:p>2013-12-08</text:p>
          </table:table-cell>
          <table:table-cell office:value-type="float" office:value="673047123422">
            <text:p>67304712342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arlaps kaal 3250g , pikkus 52cm Apgar 9/9</text:p>
          </table:table-cell>
          <table:table-cell office:value-type="string">
            <text:p>Apgar 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7358">
            <text:p>277358</text:p>
          </table:table-cell>
          <table:table-cell office:value-type="float" office:value="147516750">
            <text:p>147516750</text:p>
          </table:table-cell>
          <table:table-cell office:value-type="string">
            <text:p>2012-03-29</text:p>
          </table:table-cell>
          <table:table-cell office:value-type="string">
            <text:p>S</text:p>
          </table:table-cell>
          <table:table-cell office:value-type="string">
            <text:p>2012-03-25</text:p>
          </table:table-cell>
          <table:table-cell office:value-type="float" office:value="31161865083">
            <text:p>3116186508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. sünnib tütar kaaluga : 3842gr apgariga : 9-9</text:p>
          </table:table-cell>
          <table:table-cell office:value-type="string">
            <text:p>apgariga : 9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67729">
            <text:p>10167729</text:p>
          </table:table-cell>
          <table:table-cell office:value-type="float" office:value="178502881">
            <text:p>178502881</text:p>
          </table:table-cell>
          <table:table-cell office:value-type="string">
            <text:p>2013-05-1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5748396621">
            <text:p>5574839662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dis elus , enneaegne poeglaps , Apgar 9/9</text:p>
          </table:table-cell>
          <table:table-cell office:value-type="string">
            <text:p>Apgar 9/9</text:p>
          </table:table-cell>
          <table:table-cell office:value-type="string">
            <text:p><text:s/>, sünnikaal 2370 g , pikkus 44 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54224">
            <text:p>15854224</text:p>
          </table:table-cell>
          <table:table-cell office:value-type="float" office:value="179536654">
            <text:p>179536654</text:p>
          </table:table-cell>
          <table:table-cell office:value-type="string">
            <text:p>2013-05-2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7064951350">
            <text:p>7706495135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58 sündis I kaksik -poeglaps , apgar 9/10</text:p>
          </table:table-cell>
          <table:table-cell office:value-type="string">
            <text:p>apgar 9/10</text:p>
          </table:table-cell>
          <table:table-cell office:value-type="string">
            <text:p><text:s/>, kaal 3650 g , pikkus 50 cm , 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21490">
            <text:p>23921490</text:p>
          </table:table-cell>
          <table:table-cell office:value-type="float" office:value="181149647">
            <text:p>181149647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office:value-type="string">
            <text:p>2013-04-04</text:p>
          </table:table-cell>
          <table:table-cell office:value-type="float" office:value="673039771178">
            <text:p>6730397711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1 sünndis tütar kaaluga 3830g , Apgar 9-9</text:p>
          </table:table-cell>
          <table:table-cell office:value-type="string">
            <text:p>Apgar 9-9</text:p>
          </table:table-cell>
          <table:table-cell office:value-type="string">
            <text:p><text:s/>( Grav in h 41+1 , Partus III m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87175">
            <text:p>20487175</text:p>
          </table:table-cell>
          <table:table-cell office:value-type="float" office:value="171833477">
            <text:p>171833477</text:p>
          </table:table-cell>
          <table:table-cell office:value-type="string">
            <text:p>2013-04-14</text:p>
          </table:table-cell>
          <table:table-cell office:value-type="string">
            <text:p>A</text:p>
          </table:table-cell>
          <table:table-cell office:value-type="string">
            <text:p>2013-04-11</text:p>
          </table:table-cell>
          <table:table-cell office:value-type="float" office:value="96222153813">
            <text:p>962221538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enneaegne lootevete puhkemine , Apgar 9/10</text:p>
          </table:table-cell>
          <table:table-cell office:value-type="string">
            <text:p>Apgar 9/10</text:p>
          </table:table-cell>
          <table:table-cell office:value-type="string">
            <text:p><text:s/>, SK 4198 SM-s probleemideta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31475">
            <text:p>3831475</text:p>
          </table:table-cell>
          <table:table-cell office:value-type="float" office:value="150456028">
            <text:p>150456028</text:p>
          </table:table-cell>
          <table:table-cell office:value-type="string">
            <text:p>2012-12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1084411353">
            <text:p>9108441135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 palli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773340">
            <text:p>3773340</text:p>
          </table:table-cell>
          <table:table-cell office:value-type="float" office:value="140791503">
            <text:p>140791503</text:p>
          </table:table-cell>
          <table:table-cell office:value-type="string">
            <text:p>2012-10-08</text:p>
          </table:table-cell>
          <table:table-cell office:value-type="string">
            <text:p>A</text:p>
          </table:table-cell>
          <table:table-cell office:value-type="string">
            <text:p>2012-08-07</text:p>
          </table:table-cell>
          <table:table-cell office:value-type="float" office:value="76671144909">
            <text:p>7667114490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eale sündi vajas ventileerimist Apgar 9</text:p>
          </table:table-cell>
          <table:table-cell office:value-type="string">
            <text:p>Apgar 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23935">
            <text:p>6623935</text:p>
          </table:table-cell>
          <table:table-cell office:value-type="float" office:value="133055716">
            <text:p>133055716</text:p>
          </table:table-cell>
          <table:table-cell office:value-type="string">
            <text:p>2012-08-15</text:p>
          </table:table-cell>
          <table:table-cell office:value-type="string">
            <text:p>S</text:p>
          </table:table-cell>
          <table:table-cell office:value-type="string">
            <text:p>2012-08-09</text:p>
          </table:table-cell>
          <table:table-cell office:value-type="float" office:value="83100749535">
            <text:p>8310074953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tar kaal 3218g , pikkus 51cm ja apgar 9/9</text:p>
          </table:table-cell>
          <table:table-cell office:value-type="string">
            <text:p>apgar 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77998">
            <text:p>19977998</text:p>
          </table:table-cell>
          <table:table-cell office:value-type="float" office:value="167785302">
            <text:p>167785302</text:p>
          </table:table-cell>
          <table:table-cell office:value-type="string">
            <text:p>2013-03-20</text:p>
          </table:table-cell>
          <table:table-cell office:value-type="string">
            <text:p>A</text:p>
          </table:table-cell>
          <table:table-cell office:value-type="string">
            <text:p>2013-03-20</text:p>
          </table:table-cell>
          <table:table-cell office:value-type="float" office:value="53215532626">
            <text:p>532155326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3498g/50cm , pea ü 34cm , Apgar 9/10</text:p>
          </table:table-cell>
          <table:table-cell office:value-type="string">
            <text:p>Apgar 9/10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987557">
            <text:p>2987557</text:p>
          </table:table-cell>
          <table:table-cell office:value-type="float" office:value="129412572">
            <text:p>129412572</text:p>
          </table:table-cell>
          <table:table-cell office:value-type="string">
            <text:p>2012-07-18</text:p>
          </table:table-cell>
          <table:table-cell office:value-type="string">
            <text:p>A</text:p>
          </table:table-cell>
          <table:table-cell office:value-type="string">
            <text:p>2012-06-25</text:p>
          </table:table-cell>
          <table:table-cell office:value-type="float" office:value="83057663792">
            <text:p>8305766379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/10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84337">
            <text:p>6084337</text:p>
          </table:table-cell>
          <table:table-cell office:value-type="float" office:value="153832246">
            <text:p>153832246</text:p>
          </table:table-cell>
          <table:table-cell office:value-type="string">
            <text:p>2012-12-1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0500366739">
            <text:p>7050036673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35 cm , rinnaümbermõõt 31 cm , apgar 9/9</text:p>
          </table:table-cell>
          <table:table-cell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52465">
            <text:p>6552465</text:p>
          </table:table-cell>
          <table:table-cell office:value-type="float" office:value="129810600">
            <text:p>129810600</text:p>
          </table:table-cell>
          <table:table-cell office:value-type="string">
            <text:p>2012-07-19</text:p>
          </table:table-cell>
          <table:table-cell office:value-type="string">
            <text:p>S</text:p>
          </table:table-cell>
          <table:table-cell office:value-type="string">
            <text:p>2012-07-14</text:p>
          </table:table-cell>
          <table:table-cell office:value-type="float" office:value="92244159457">
            <text:p>9224415945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tar kaal 3244g , pikkus 51cm ja apgar 9/10</text:p>
          </table:table-cell>
          <table:table-cell office:value-type="string">
            <text:p>apgar 9/10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64097">
            <text:p>7564097</text:p>
          </table:table-cell>
          <table:table-cell office:value-type="float" office:value="90642400">
            <text:p>90642400</text:p>
          </table:table-cell>
          <table:table-cell office:value-type="string">
            <text:p>2012-04-11</text:p>
          </table:table-cell>
          <table:table-cell office:value-type="string">
            <text:p>A</text:p>
          </table:table-cell>
          <table:table-cell office:value-type="string">
            <text:p>2012-04-11</text:p>
          </table:table-cell>
          <table:table-cell office:value-type="float" office:value="69341833922">
            <text:p>6934183392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</text:p>
          </table:table-cell>
          <table:table-cell office:value-type="string">
            <text:p>p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06229">
            <text:p>20406229</text:p>
          </table:table-cell>
          <table:table-cell office:value-type="float" office:value="213724802">
            <text:p>213724802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office:value-type="string">
            <text:p>2013-10-07</text:p>
          </table:table-cell>
          <table:table-cell office:value-type="float" office:value="673030318154">
            <text:p>6730303181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36 cm , Apgar 9/10</text:p>
          </table:table-cell>
          <table:table-cell office:value-type="string">
            <text:p>Apgar 9/10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144">
            <text:p>107144</text:p>
          </table:table-cell>
          <table:table-cell office:value-type="float" office:value="147513000">
            <text:p>147513000</text:p>
          </table:table-cell>
          <table:table-cell office:value-type="string">
            <text:p>2012-02-17</text:p>
          </table:table-cell>
          <table:table-cell office:value-type="string">
            <text:p>S</text:p>
          </table:table-cell>
          <table:table-cell office:value-type="string">
            <text:p>2012-02-13</text:p>
          </table:table-cell>
          <table:table-cell office:value-type="float" office:value="69294944027">
            <text:p>6929494402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. sünnib tütar kaaluga : 3944 g apgariga : 9-9</text:p>
          </table:table-cell>
          <table:table-cell office:value-type="string">
            <text:p>apgariga : 9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877">
            <text:p>234877</text:p>
          </table:table-cell>
          <table:table-cell office:value-type="float" office:value="147517767">
            <text:p>147517767</text:p>
          </table:table-cell>
          <table:table-cell office:value-type="string">
            <text:p>2012-03-16</text:p>
          </table:table-cell>
          <table:table-cell office:value-type="string">
            <text:p>S</text:p>
          </table:table-cell>
          <table:table-cell office:value-type="string">
            <text:p>2012-03-13</text:p>
          </table:table-cell>
          <table:table-cell office:value-type="float" office:value="54841596092">
            <text:p>5484159609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. sünnib poeg kaaluga : 3218 g apgariga : 9-9</text:p>
          </table:table-cell>
          <table:table-cell office:value-type="string">
            <text:p>apgariga : 9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22603">
            <text:p>9822603</text:p>
          </table:table-cell>
          <table:table-cell office:value-type="float" office:value="197705399">
            <text:p>197705399</text:p>
          </table:table-cell>
          <table:table-cell office:value-type="string">
            <text:p>2013-09-1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9408687">
            <text:p>67303940868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VI R / IV S , 37 GN , Apgar 9-9</text:p>
          </table:table-cell>
          <table:table-cell office:value-type="string">
            <text:p>Apgar 9-9</text:p>
          </table:table-cell>
          <table:table-cell office:value-type="string">
            <text:p>p , vaginaalne sünnitus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10923">
            <text:p>20510923</text:p>
          </table:table-cell>
          <table:table-cell office:value-type="float" office:value="195511099">
            <text:p>195511099</text:p>
          </table:table-cell>
          <table:table-cell office:value-type="string">
            <text:p>2013-09-03</text:p>
          </table:table-cell>
          <table:table-cell office:value-type="string">
            <text:p>A</text:p>
          </table:table-cell>
          <table:table-cell office:value-type="string">
            <text:p>2013-09-03</text:p>
          </table:table-cell>
          <table:table-cell office:value-type="float" office:value="673030557566">
            <text:p>6730305575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65699">
            <text:p>9765699</text:p>
          </table:table-cell>
          <table:table-cell office:value-type="float" office:value="174320316">
            <text:p>174320316</text:p>
          </table:table-cell>
          <table:table-cell office:value-type="string">
            <text:p>2013-04-26</text:p>
          </table:table-cell>
          <table:table-cell office:value-type="string">
            <text:p>S</text:p>
          </table:table-cell>
          <table:table-cell office:value-type="string">
            <text:p>2013-04-22</text:p>
          </table:table-cell>
          <table:table-cell office:value-type="float" office:value="29624546622">
            <text:p>2962454662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est vaakumekstraktsiooni teel , APGAR 9</text:p>
          </table:table-cell>
          <table:table-cell office:value-type="string">
            <text:p>APGAR 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17619">
            <text:p>14217619</text:p>
          </table:table-cell>
          <table:table-cell office:value-type="float" office:value="174650570">
            <text:p>174650570</text:p>
          </table:table-cell>
          <table:table-cell office:value-type="string">
            <text:p>2013-04-29</text:p>
          </table:table-cell>
          <table:table-cell office:value-type="string">
            <text:p>A</text:p>
          </table:table-cell>
          <table:table-cell office:value-type="string">
            <text:p>2013-04-15</text:p>
          </table:table-cell>
          <table:table-cell office:value-type="float" office:value="24162397513">
            <text:p>2416239751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c teel , sündis T 3362 grammi , apgar 9-10 palli</text:p>
          </table:table-cell>
          <table:table-cell office:value-type="string">
            <text:p>apgar 9-10 palli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68087">
            <text:p>9668087</text:p>
          </table:table-cell>
          <table:table-cell office:value-type="float" office:value="167823904">
            <text:p>167823904</text:p>
          </table:table-cell>
          <table:table-cell office:value-type="string">
            <text:p>2013-03-05</text:p>
          </table:table-cell>
          <table:table-cell office:value-type="string">
            <text:p>S</text:p>
          </table:table-cell>
          <table:table-cell office:value-type="string">
            <text:p>2013-03-01</text:p>
          </table:table-cell>
          <table:table-cell office:value-type="float" office:value="70483116597">
            <text:p>7048311659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tar kaal 3264g , pikkus 50cm ja apgar 9/9</text:p>
          </table:table-cell>
          <table:table-cell office:value-type="string">
            <text:p>apgar 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08777">
            <text:p>6408777</text:p>
          </table:table-cell>
          <table:table-cell office:value-type="float" office:value="92047070">
            <text:p>92047070</text:p>
          </table:table-cell>
          <table:table-cell office:value-type="string">
            <text:p>2012-04-1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0909387896">
            <text:p>9090938789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iline poeglaps kaaluga 2316 g , Apgar 9/9</text:p>
          </table:table-cell>
          <table:table-cell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85572">
            <text:p>3685572</text:p>
          </table:table-cell>
          <table:table-cell office:value-type="float" office:value="153829292">
            <text:p>153829292</text:p>
          </table:table-cell>
          <table:table-cell office:value-type="string">
            <text:p>2012-12-21</text:p>
          </table:table-cell>
          <table:table-cell office:value-type="string">
            <text:p>A</text:p>
          </table:table-cell>
          <table:table-cell office:value-type="string">
            <text:p>2012-11-23</text:p>
          </table:table-cell>
          <table:table-cell office:value-type="float" office:value="33709794718">
            <text:p>3370979471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- 3610 , pikkus - 52 , pü-34 , Apgar -9/9</text:p>
          </table:table-cell>
          <table:table-cell office:value-type="string">
            <text:p>Apgar -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60163">
            <text:p>6160163</text:p>
          </table:table-cell>
          <table:table-cell office:value-type="float" office:value="83621350">
            <text:p>83621350</text:p>
          </table:table-cell>
          <table:table-cell office:value-type="string">
            <text:p>2012-01-2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5024543016">
            <text:p>3502454301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[-: ]*[0-9]\s*(min(util?)?\s*(pärast)?|[`'´])[-: ]*(?P&lt;value&gt;((10|[0-9])[-/ ]?)+)</text:p>
          </table:table-cell>
          <table:table-cell office:value-type="string">
            <text:p>NULL</text:p>
          </table:table-cell>
          <table:table-cell table:number-columns-repeated="2" office:value-type="string">
            <text:p>Apgar 1 min pärast-9 </text:p>
          </table:table-cell>
          <table:table-cell office:value-type="string">
            <text:p>; 5 min pärast-9 palli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00643">
            <text:p>17000643</text:p>
          </table:table-cell>
          <table:table-cell office:value-type="float" office:value="188436324">
            <text:p>188436324</text:p>
          </table:table-cell>
          <table:table-cell office:value-type="string">
            <text:p>2013-07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5752049689">
            <text:p>157520496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1 ras , 1 sün , 39 ras näd , Apgar 9/10</text:p>
          </table:table-cell>
          <table:table-cell office:value-type="string">
            <text:p>Apgar 9/10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876">
            <text:p>227876</text:p>
          </table:table-cell>
          <table:table-cell office:value-type="float" office:value="147538354">
            <text:p>147538354</text:p>
          </table:table-cell>
          <table:table-cell office:value-type="string">
            <text:p>2012-09-25</text:p>
          </table:table-cell>
          <table:table-cell office:value-type="string">
            <text:p>S</text:p>
          </table:table-cell>
          <table:table-cell office:value-type="string">
            <text:p>2012-09-22</text:p>
          </table:table-cell>
          <table:table-cell office:value-type="float" office:value="84910860981">
            <text:p>8491086098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ünnib tütar kaaluga : 3578/50 . apgariga : 9/10</text:p>
          </table:table-cell>
          <table:table-cell office:value-type="string">
            <text:p>apgariga : 9/10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28927">
            <text:p>6528927</text:p>
          </table:table-cell>
          <table:table-cell office:value-type="float" office:value="120799986">
            <text:p>120799986</text:p>
          </table:table-cell>
          <table:table-cell office:value-type="string">
            <text:p>2012-05-18</text:p>
          </table:table-cell>
          <table:table-cell office:value-type="string">
            <text:p>S</text:p>
          </table:table-cell>
          <table:table-cell office:value-type="string">
            <text:p>2012-05-11</text:p>
          </table:table-cell>
          <table:table-cell office:value-type="float" office:value="62016042879">
            <text:p>6201604287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oeg kaal 3945g , pikkus 52cm ja apgar 9/9</text:p>
          </table:table-cell>
          <table:table-cell office:value-type="string">
            <text:p>apgar 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60373">
            <text:p>6160373</text:p>
          </table:table-cell>
          <table:table-cell office:value-type="float" office:value="132767125">
            <text:p>132767125</text:p>
          </table:table-cell>
          <table:table-cell office:value-type="string">
            <text:p>2012-08-14</text:p>
          </table:table-cell>
          <table:table-cell office:value-type="string">
            <text:p>S</text:p>
          </table:table-cell>
          <table:table-cell office:value-type="string">
            <text:p>2012-08-14</text:p>
          </table:table-cell>
          <table:table-cell office:value-type="float" office:value="93207979946">
            <text:p>9320797994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/10</text:p>
          </table:table-cell>
          <table:table-cell office:value-type="string">
            <text:p><text:s/>. 3 R/3 S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83408">
            <text:p>16083408</text:p>
          </table:table-cell>
          <table:table-cell office:value-type="float" office:value="166212064">
            <text:p>166212064</text:p>
          </table:table-cell>
          <table:table-cell office:value-type="string">
            <text:p>2013-03-11</text:p>
          </table:table-cell>
          <table:table-cell office:value-type="string">
            <text:p>S</text:p>
          </table:table-cell>
          <table:table-cell office:value-type="string">
            <text:p>2013-03-07</text:p>
          </table:table-cell>
          <table:table-cell office:value-type="float" office:value="673038167882">
            <text:p>67303816788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. sünnib tütar kaaluga : 3504 . apgariga : 9-9</text:p>
          </table:table-cell>
          <table:table-cell office:value-type="string">
            <text:p>apgariga : 9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66054">
            <text:p>22166054</text:p>
          </table:table-cell>
          <table:table-cell office:value-type="float" office:value="157710019">
            <text:p>157710019</text:p>
          </table:table-cell>
          <table:table-cell office:value-type="string">
            <text:p>2012-08-02</text:p>
          </table:table-cell>
          <table:table-cell office:value-type="string">
            <text:p>A</text:p>
          </table:table-cell>
          <table:table-cell office:value-type="string">
            <text:p>2012-07-28</text:p>
          </table:table-cell>
          <table:table-cell office:value-type="float" office:value="25932345067">
            <text:p>259323450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ünnib tütar kaaluga : 3148/49 . apgariga : 9-10</text:p>
          </table:table-cell>
          <table:table-cell office:value-type="string">
            <text:p>apgariga : 9-10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53841">
            <text:p>6753841</text:p>
          </table:table-cell>
          <table:table-cell office:value-type="float" office:value="88722028">
            <text:p>88722028</text:p>
          </table:table-cell>
          <table:table-cell office:value-type="string">
            <text:p>2012-04-04</text:p>
          </table:table-cell>
          <table:table-cell office:value-type="string">
            <text:p>S</text:p>
          </table:table-cell>
          <table:table-cell office:value-type="string">
            <text:p>2012-03-30</text:p>
          </table:table-cell>
          <table:table-cell office:value-type="float" office:value="62844590352">
            <text:p>6284459035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laps kaaluga 3190g ja 49cm pikk Apgar 9/9</text:p>
          </table:table-cell>
          <table:table-cell office:value-type="string">
            <text:p>Apgar 9/9</text:p>
          </table:table-cell>
          <table:table-cell office:value-type="string">
            <text:p><text:s/>ph 7,32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17">
            <text:p>11417</text:p>
          </table:table-cell>
          <table:table-cell office:value-type="float" office:value="131625674">
            <text:p>131625674</text:p>
          </table:table-cell>
          <table:table-cell office:value-type="string">
            <text:p>2012-08-06</text:p>
          </table:table-cell>
          <table:table-cell office:value-type="string">
            <text:p>S</text:p>
          </table:table-cell>
          <table:table-cell office:value-type="string">
            <text:p>2012-08-01</text:p>
          </table:table-cell>
          <table:table-cell office:value-type="float" office:value="18317482987">
            <text:p>1831748298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luga 3712 g , pikkusega 52 cm , apgar 9/9</text:p>
          </table:table-cell>
          <table:table-cell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71998">
            <text:p>20471998</text:p>
          </table:table-cell>
          <table:table-cell office:value-type="float" office:value="167475730">
            <text:p>167475730</text:p>
          </table:table-cell>
          <table:table-cell office:value-type="string">
            <text:p>2013-03-19</text:p>
          </table:table-cell>
          <table:table-cell office:value-type="string">
            <text:p>A</text:p>
          </table:table-cell>
          <table:table-cell office:value-type="string">
            <text:p>2013-03-19</text:p>
          </table:table-cell>
          <table:table-cell office:value-type="float" office:value="75924977825">
            <text:p>759249778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) , 3258g/49cm , pea ü 36,5cm , Apgar 9/10</text:p>
          </table:table-cell>
          <table:table-cell office:value-type="string">
            <text:p>Apgar 9/10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83012">
            <text:p>22383012</text:p>
          </table:table-cell>
          <table:table-cell office:value-type="float" office:value="191685576">
            <text:p>191685576</text:p>
          </table:table-cell>
          <table:table-cell office:value-type="string">
            <text:p>2013-08-08</text:p>
          </table:table-cell>
          <table:table-cell office:value-type="string">
            <text:p>A</text:p>
          </table:table-cell>
          <table:table-cell office:value-type="string">
            <text:p>2013-08-31</text:p>
          </table:table-cell>
          <table:table-cell office:value-type="float" office:value="673045059448">
            <text:p>6730450594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ündis tütar kaaluga : 2846-50 . apgariga : 9-9</text:p>
          </table:table-cell>
          <table:table-cell office:value-type="string">
            <text:p>apgariga : 9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2086">
            <text:p>2372086</text:p>
          </table:table-cell>
          <table:table-cell office:value-type="float" office:value="85052689">
            <text:p>85052689</text:p>
          </table:table-cell>
          <table:table-cell office:value-type="string">
            <text:p>2012-03-02</text:p>
          </table:table-cell>
          <table:table-cell office:value-type="string">
            <text:p>A</text:p>
          </table:table-cell>
          <table:table-cell office:value-type="string">
            <text:p>2012-03-02</text:p>
          </table:table-cell>
          <table:table-cell office:value-type="float" office:value="18779692902">
            <text:p>1877969290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21328">
            <text:p>6621328</text:p>
          </table:table-cell>
          <table:table-cell office:value-type="float" office:value="131625579">
            <text:p>131625579</text:p>
          </table:table-cell>
          <table:table-cell office:value-type="string">
            <text:p>2012-08-06</text:p>
          </table:table-cell>
          <table:table-cell office:value-type="string">
            <text:p>S</text:p>
          </table:table-cell>
          <table:table-cell office:value-type="string">
            <text:p>2012-08-01</text:p>
          </table:table-cell>
          <table:table-cell office:value-type="float" office:value="47177535083">
            <text:p>4717753508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luga 3695 g , pikkusega 52 cm , apgar 9/9</text:p>
          </table:table-cell>
          <table:table-cell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976">
            <text:p>174976</text:p>
          </table:table-cell>
          <table:table-cell office:value-type="float" office:value="86767688">
            <text:p>86767688</text:p>
          </table:table-cell>
          <table:table-cell office:value-type="string">
            <text:p>2012-03-16</text:p>
          </table:table-cell>
          <table:table-cell office:value-type="string">
            <text:p>S</text:p>
          </table:table-cell>
          <table:table-cell office:value-type="string">
            <text:p>2012-03-13</text:p>
          </table:table-cell>
          <table:table-cell office:value-type="float" office:value="96078827444">
            <text:p>9607882744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oeg kaal 4430g , pikkus 57cm ja apgar 9/10</text:p>
          </table:table-cell>
          <table:table-cell office:value-type="string">
            <text:p>apgar 9/10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568575">
            <text:p>12568575</text:p>
          </table:table-cell>
          <table:table-cell office:value-type="float" office:value="168870640">
            <text:p>168870640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office:value-type="string">
            <text:p>2013-01-31</text:p>
          </table:table-cell>
          <table:table-cell office:value-type="float" office:value="673044387488">
            <text:p>67304438748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Normaalne ajaline sünnitus Apgariga 9/9 palli</text:p>
          </table:table-cell>
          <table:table-cell office:value-type="string">
            <text:p>Apgariga 9/9 palli</text:p>
          </table:table-cell>
          <table:table-cell/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88442">
            <text:p>16588442</text:p>
          </table:table-cell>
          <table:table-cell office:value-type="float" office:value="184854814">
            <text:p>184854814</text:p>
          </table:table-cell>
          <table:table-cell office:value-type="string">
            <text:p>2013-06-21</text:p>
          </table:table-cell>
          <table:table-cell office:value-type="string">
            <text:p>S</text:p>
          </table:table-cell>
          <table:table-cell office:value-type="string">
            <text:p>2013-06-18</text:p>
          </table:table-cell>
          <table:table-cell office:value-type="float" office:value="673038190124">
            <text:p>67303819012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alisena kaaluga 3300g , 50 cm , Apgar 9/10</text:p>
          </table:table-cell>
          <table:table-cell office:value-type="string">
            <text:p>Apgar 9/10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106">
            <text:p>14106</text:p>
          </table:table-cell>
          <table:table-cell office:value-type="float" office:value="140685039">
            <text:p>140685039</text:p>
          </table:table-cell>
          <table:table-cell office:value-type="string">
            <text:p>2012-10-04</text:p>
          </table:table-cell>
          <table:table-cell office:value-type="string">
            <text:p>S</text:p>
          </table:table-cell>
          <table:table-cell office:value-type="string">
            <text:p>2012-09-26</text:p>
          </table:table-cell>
          <table:table-cell office:value-type="float" office:value="86516260313">
            <text:p>8651626031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tar kaal 3912g , pikkus 53cm ja apgar 9/9</text:p>
          </table:table-cell>
          <table:table-cell office:value-type="string">
            <text:p>apgar 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99775">
            <text:p>10399775</text:p>
          </table:table-cell>
          <table:table-cell office:value-type="float" office:value="204715069">
            <text:p>204715069</text:p>
          </table:table-cell>
          <table:table-cell office:value-type="string">
            <text:p>2013-10-22</text:p>
          </table:table-cell>
          <table:table-cell office:value-type="string">
            <text:p>S</text:p>
          </table:table-cell>
          <table:table-cell office:value-type="string">
            <text:p>2013-10-20</text:p>
          </table:table-cell>
          <table:table-cell office:value-type="float" office:value="32774992944">
            <text:p>3277499294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<text:s/>poeg kaaluga : 3458 gr , 51 cm apgariga : 9-10</text:p>
          </table:table-cell>
          <table:table-cell office:value-type="string">
            <text:p>apgariga : 9-10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02109">
            <text:p>20002109</text:p>
          </table:table-cell>
          <table:table-cell office:value-type="float" office:value="179258684">
            <text:p>179258684</text:p>
          </table:table-cell>
          <table:table-cell office:value-type="string">
            <text:p>2013-05-24</text:p>
          </table:table-cell>
          <table:table-cell office:value-type="string">
            <text:p>A</text:p>
          </table:table-cell>
          <table:table-cell office:value-type="string">
            <text:p>2013-05-24</text:p>
          </table:table-cell>
          <table:table-cell office:value-type="float" office:value="39818796380">
            <text:p>398187963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Ajaline sünnitus , SK 3380g Apgar 9</text:p>
          </table:table-cell>
          <table:table-cell office:value-type="string">
            <text:p>Apgar 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85961">
            <text:p>17185961</text:p>
          </table:table-cell>
          <table:table-cell office:value-type="float" office:value="177310748">
            <text:p>177310748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91910">
            <text:p>6730304919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0-9]{1,2}[: ]*(?P&lt;value&gt;(10|[0-9]))</text:p>
          </table:table-cell>
          <table:table-cell office:value-type="string">
            <text:p>NULL</text:p>
          </table:table-cell>
          <table:table-cell office:value-type="string">
            <text:p>APGAR 1 : 8/APGAR 5 : 9</text:p>
          </table:table-cell>
          <table:table-cell office:value-type="string">
            <text:p>APGAR 5 : 9</text:p>
          </table:table-cell>
          <table:table-cell office:value-type="string">
            <text:p>/APGAR 10 : 9 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66345">
            <text:p>10366345</text:p>
          </table:table-cell>
          <table:table-cell office:value-type="float" office:value="202498961">
            <text:p>202498961</text:p>
          </table:table-cell>
          <table:table-cell office:value-type="string">
            <text:p>2013-10-10</text:p>
          </table:table-cell>
          <table:table-cell office:value-type="string">
            <text:p>S</text:p>
          </table:table-cell>
          <table:table-cell office:value-type="string">
            <text:p>2013-10-07</text:p>
          </table:table-cell>
          <table:table-cell office:value-type="float" office:value="37868836501">
            <text:p>3786883650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jaline poeglaps kaaluga 3638-50 Apgariga 9/9</text:p>
          </table:table-cell>
          <table:table-cell office:value-type="string">
            <text:p>Apgariga 9/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400">
            <text:p>8400</text:p>
          </table:table-cell>
          <table:table-cell office:value-type="float" office:value="92267640">
            <text:p>92267640</text:p>
          </table:table-cell>
          <table:table-cell office:value-type="string">
            <text:p>2012-04-11</text:p>
          </table:table-cell>
          <table:table-cell office:value-type="string">
            <text:p>S</text:p>
          </table:table-cell>
          <table:table-cell office:value-type="string">
            <text:p>2012-04-04</text:p>
          </table:table-cell>
          <table:table-cell office:value-type="float" office:value="40834523043">
            <text:p>4083452304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tar kaal 3260g , pikkus 49cm ja apgar 9/9</text:p>
          </table:table-cell>
          <table:table-cell office:value-type="string">
            <text:p>apgar 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32783">
            <text:p>6632783</text:p>
          </table:table-cell>
          <table:table-cell office:value-type="float" office:value="147517860">
            <text:p>147517860</text:p>
          </table:table-cell>
          <table:table-cell office:value-type="string">
            <text:p>2012-04-11</text:p>
          </table:table-cell>
          <table:table-cell office:value-type="string">
            <text:p>S</text:p>
          </table:table-cell>
          <table:table-cell office:value-type="string">
            <text:p>2012-04-08</text:p>
          </table:table-cell>
          <table:table-cell office:value-type="float" office:value="43648511640">
            <text:p>4364851164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. sünnib tütar kaaluga : 3852 g apgariga : 9-9</text:p>
          </table:table-cell>
          <table:table-cell office:value-type="string">
            <text:p>apgariga : 9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78938">
            <text:p>3578938</text:p>
          </table:table-cell>
          <table:table-cell office:value-type="float" office:value="149611021">
            <text:p>149611021</text:p>
          </table:table-cell>
          <table:table-cell office:value-type="string">
            <text:p>2012-11-29</text:p>
          </table:table-cell>
          <table:table-cell office:value-type="string">
            <text:p>A</text:p>
          </table:table-cell>
          <table:table-cell office:value-type="string">
            <text:p>2012-11-29</text:p>
          </table:table-cell>
          <table:table-cell office:value-type="float" office:value="87277523273">
            <text:p>8727752327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S/k 3554 gr pikkus 51 sm Apgar 9/10</text:p>
          </table:table-cell>
          <table:table-cell office:value-type="string">
            <text:p>Apgar 9/10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923787">
            <text:p>3923787</text:p>
          </table:table-cell>
          <table:table-cell office:value-type="float" office:value="136056935">
            <text:p>136056935</text:p>
          </table:table-cell>
          <table:table-cell office:value-type="string">
            <text:p>2012-09-06</text:p>
          </table:table-cell>
          <table:table-cell office:value-type="string">
            <text:p>A</text:p>
          </table:table-cell>
          <table:table-cell office:value-type="string">
            <text:p>2012-09-06</text:p>
          </table:table-cell>
          <table:table-cell office:value-type="float" office:value="85678848154">
            <text:p>8567884815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2234g/48cm , pea ü 31 cm , Apgar 9/9</text:p>
          </table:table-cell>
          <table:table-cell office:value-type="string">
            <text:p>Apgar 9/9</text:p>
          </table:table-cell>
          <table:table-cell office:value-type="string">
            <text:p><text:s/>, esilekutsutud---&gt; vaakumsünni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55468">
            <text:p>20255468</text:p>
          </table:table-cell>
          <table:table-cell office:value-type="float" office:value="199095150">
            <text:p>199095150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office:value-type="string">
            <text:p>2013-09-23</text:p>
          </table:table-cell>
          <table:table-cell office:value-type="float" office:value="673030461051">
            <text:p>6730304610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959177">
            <text:p>20959177</text:p>
          </table:table-cell>
          <table:table-cell office:value-type="float" office:value="168986342">
            <text:p>168986342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office:value-type="string">
            <text:p>2013-03-19</text:p>
          </table:table-cell>
          <table:table-cell office:value-type="float" office:value="16228320683">
            <text:p>1622832068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/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787638">
            <text:p>15787638</text:p>
          </table:table-cell>
          <table:table-cell office:value-type="float" office:value="219164972">
            <text:p>219164972</text:p>
          </table:table-cell>
          <table:table-cell office:value-type="string">
            <text:p>2013-12-26</text:p>
          </table:table-cell>
          <table:table-cell office:value-type="string">
            <text:p>S</text:p>
          </table:table-cell>
          <table:table-cell office:value-type="string">
            <text:p>2013-12-24</text:p>
          </table:table-cell>
          <table:table-cell office:value-type="float" office:value="60099246051">
            <text:p>6009924605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kaaluga 3572 g , pikkus 52 cm , Apgar 9/10</text:p>
          </table:table-cell>
          <table:table-cell office:value-type="string">
            <text:p>Apgar 9/10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16946">
            <text:p>20216946</text:p>
          </table:table-cell>
          <table:table-cell office:value-type="float" office:value="189382155">
            <text:p>189382155</text:p>
          </table:table-cell>
          <table:table-cell office:value-type="string">
            <text:p>2013-07-23</text:p>
          </table:table-cell>
          <table:table-cell office:value-type="string">
            <text:p>A</text:p>
          </table:table-cell>
          <table:table-cell office:value-type="string">
            <text:p>2013-07-23</text:p>
          </table:table-cell>
          <table:table-cell office:value-type="float" office:value="48310735502">
            <text:p>483107355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nitus 37 . ras nädalal SK 3870g Apgar 9</text:p>
          </table:table-cell>
          <table:table-cell office:value-type="string">
            <text:p>Apgar 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43743">
            <text:p>6243743</text:p>
          </table:table-cell>
          <table:table-cell office:value-type="float" office:value="81591229">
            <text:p>81591229</text:p>
          </table:table-cell>
          <table:table-cell office:value-type="string">
            <text:p>2012-01-27</text:p>
          </table:table-cell>
          <table:table-cell office:value-type="string">
            <text:p>S</text:p>
          </table:table-cell>
          <table:table-cell office:value-type="string">
            <text:p>2012-01-17</text:p>
          </table:table-cell>
          <table:table-cell office:value-type="float" office:value="68954244709">
            <text:p>6895424470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/9/9</text:p>
          </table:table-cell>
          <table:table-cell office:value-type="string">
            <text:p><text:s/>, sk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68515">
            <text:p>23568515</text:p>
          </table:table-cell>
          <table:table-cell office:value-type="float" office:value="205782621">
            <text:p>205782621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2060865981">
            <text:p>520608659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nnikaal 3870 g , pikkus 53 cm , Apgar 9/10 palli</text:p>
          </table:table-cell>
          <table:table-cell office:value-type="string">
            <text:p>Apgar 9/10 palli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97307">
            <text:p>11397307</text:p>
          </table:table-cell>
          <table:table-cell office:value-type="float" office:value="157721690">
            <text:p>157721690</text:p>
          </table:table-cell>
          <table:table-cell office:value-type="string">
            <text:p>2012-07-17</text:p>
          </table:table-cell>
          <table:table-cell office:value-type="string">
            <text:p>A</text:p>
          </table:table-cell>
          <table:table-cell office:value-type="string">
            <text:p>2012-04-19</text:p>
          </table:table-cell>
          <table:table-cell office:value-type="float" office:value="64530688209">
            <text:p>6453068820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P 3696 . apgariga : 9-10</text:p>
          </table:table-cell>
          <table:table-cell office:value-type="string">
            <text:p>apgariga : 9-10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34551">
            <text:p>10234551</text:p>
          </table:table-cell>
          <table:table-cell office:value-type="float" office:value="214778395">
            <text:p>214778395</text:p>
          </table:table-cell>
          <table:table-cell office:value-type="string">
            <text:p>2013-12-11</text:p>
          </table:table-cell>
          <table:table-cell office:value-type="string">
            <text:p>S</text:p>
          </table:table-cell>
          <table:table-cell office:value-type="string">
            <text:p>2013-12-08</text:p>
          </table:table-cell>
          <table:table-cell office:value-type="float" office:value="673041783855">
            <text:p>67304178385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nib tütar kaaluga : 4506 grammi apgariga : 9-9</text:p>
          </table:table-cell>
          <table:table-cell office:value-type="string">
            <text:p>apgariga : 9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31369">
            <text:p>22331369</text:p>
          </table:table-cell>
          <table:table-cell office:value-type="float" office:value="156377457">
            <text:p>156377457</text:p>
          </table:table-cell>
          <table:table-cell office:value-type="string">
            <text:p>2012-01-31</text:p>
          </table:table-cell>
          <table:table-cell office:value-type="string">
            <text:p>A</text:p>
          </table:table-cell>
          <table:table-cell office:value-type="string">
            <text:p>2012-01-20</text:p>
          </table:table-cell>
          <table:table-cell office:value-type="float" office:value="29086741695">
            <text:p>290867416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iga 9</text:p>
          </table:table-cell>
          <table:table-cell office:value-type="string">
            <text:p>-&gt; 10 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14907">
            <text:p>9814907</text:p>
          </table:table-cell>
          <table:table-cell office:value-type="float" office:value="203995474">
            <text:p>203995474</text:p>
          </table:table-cell>
          <table:table-cell office:value-type="string">
            <text:p>2013-10-1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4512575">
            <text:p>67303451257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/9</text:p>
          </table:table-cell>
          <table:table-cell office:value-type="string">
            <text:p><text:s/>. 3R/2S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8329">
            <text:p>308329</text:p>
          </table:table-cell>
          <table:table-cell office:value-type="float" office:value="151105822">
            <text:p>151105822</text:p>
          </table:table-cell>
          <table:table-cell office:value-type="string">
            <text:p>2012-12-03</text:p>
          </table:table-cell>
          <table:table-cell office:value-type="string">
            <text:p>S</text:p>
          </table:table-cell>
          <table:table-cell office:value-type="string">
            <text:p>2012-11-29</text:p>
          </table:table-cell>
          <table:table-cell office:value-type="float" office:value="28335820782">
            <text:p>2833582078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sünnib poeg kaaluga : 3900-53 . apgariga : 9-9</text:p>
          </table:table-cell>
          <table:table-cell office:value-type="string">
            <text:p>apgariga : 9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721">
            <text:p>80721</text:p>
          </table:table-cell>
          <table:table-cell office:value-type="float" office:value="139481935">
            <text:p>139481935</text:p>
          </table:table-cell>
          <table:table-cell office:value-type="string">
            <text:p>2012-09-30</text:p>
          </table:table-cell>
          <table:table-cell office:value-type="string">
            <text:p>S</text:p>
          </table:table-cell>
          <table:table-cell office:value-type="string">
            <text:p>2012-09-20</text:p>
          </table:table-cell>
          <table:table-cell office:value-type="float" office:value="95837362727">
            <text:p>9583736272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oeg kaal 3656g , pikkus 51cm ja apgar 9/9</text:p>
          </table:table-cell>
          <table:table-cell office:value-type="string">
            <text:p>apgar 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33298">
            <text:p>9633298</text:p>
          </table:table-cell>
          <table:table-cell office:value-type="float" office:value="158283651">
            <text:p>158283651</text:p>
          </table:table-cell>
          <table:table-cell office:value-type="string">
            <text:p>2013-01-2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1773910">
            <text:p>67304177391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iga 9-9-10</text:p>
          </table:table-cell>
          <table:table-cell office:value-type="string">
            <text:p>p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69474">
            <text:p>9669474</text:p>
          </table:table-cell>
          <table:table-cell office:value-type="float" office:value="182130664">
            <text:p>182130664</text:p>
          </table:table-cell>
          <table:table-cell office:value-type="string">
            <text:p>2013-06-07</text:p>
          </table:table-cell>
          <table:table-cell office:value-type="string">
            <text:p>S</text:p>
          </table:table-cell>
          <table:table-cell office:value-type="string">
            <text:p>2013-06-04</text:p>
          </table:table-cell>
          <table:table-cell office:value-type="float" office:value="82970524926">
            <text:p>8297052492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oeg kaal 3630g , pikkus 52cm ja Apgar 9/9</text:p>
          </table:table-cell>
          <table:table-cell office:value-type="string">
            <text:p>Apgar 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62519">
            <text:p>6562519</text:p>
          </table:table-cell>
          <table:table-cell office:value-type="float" office:value="129053981">
            <text:p>129053981</text:p>
          </table:table-cell>
          <table:table-cell office:value-type="string">
            <text:p>2012-07-04</text:p>
          </table:table-cell>
          <table:table-cell office:value-type="string">
            <text:p>S</text:p>
          </table:table-cell>
          <table:table-cell office:value-type="string">
            <text:p>2012-06-25</text:p>
          </table:table-cell>
          <table:table-cell office:value-type="float" office:value="64226625162">
            <text:p>6422662516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luga 2910 g , pikkusega 48 cm , apgar 9/9</text:p>
          </table:table-cell>
          <table:table-cell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756616">
            <text:p>15756616</text:p>
          </table:table-cell>
          <table:table-cell office:value-type="float" office:value="181946599">
            <text:p>181946599</text:p>
          </table:table-cell>
          <table:table-cell office:value-type="string">
            <text:p>2013-06-07</text:p>
          </table:table-cell>
          <table:table-cell office:value-type="string">
            <text:p>S</text:p>
          </table:table-cell>
          <table:table-cell office:value-type="string">
            <text:p>2013-06-04</text:p>
          </table:table-cell>
          <table:table-cell office:value-type="float" office:value="42667917510">
            <text:p>4266791751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ib tütar kaaluga : 3026g , 49cm apgariga : 9-9</text:p>
          </table:table-cell>
          <table:table-cell office:value-type="string">
            <text:p>apgariga : 9-9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22281">
            <text:p>9722281</text:p>
          </table:table-cell>
          <table:table-cell office:value-type="float" office:value="169311319">
            <text:p>169311319</text:p>
          </table:table-cell>
          <table:table-cell office:value-type="string">
            <text:p>2013-03-2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6173209">
            <text:p>67304617320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iga 9-9</text:p>
          </table:table-cell>
          <table:table-cell/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90223">
            <text:p>9790223</text:p>
          </table:table-cell>
          <table:table-cell office:value-type="float" office:value="167823697">
            <text:p>167823697</text:p>
          </table:table-cell>
          <table:table-cell office:value-type="string">
            <text:p>2013-03-06</text:p>
          </table:table-cell>
          <table:table-cell office:value-type="string">
            <text:p>S</text:p>
          </table:table-cell>
          <table:table-cell office:value-type="string">
            <text:p>2013-03-03</text:p>
          </table:table-cell>
          <table:table-cell office:value-type="float" office:value="56917696684">
            <text:p>5691769668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oeg kaal 3730g , pikkus 53cm ja apgar 9/10</text:p>
          </table:table-cell>
          <table:table-cell office:value-type="string">
            <text:p>apgar 9/10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9559">
            <text:p>289559</text:p>
          </table:table-cell>
          <table:table-cell office:value-type="float" office:value="92091510">
            <text:p>92091510</text:p>
          </table:table-cell>
          <table:table-cell office:value-type="string">
            <text:p>2012-04-17</text:p>
          </table:table-cell>
          <table:table-cell office:value-type="string">
            <text:p>S</text:p>
          </table:table-cell>
          <table:table-cell office:value-type="string">
            <text:p>2012-04-11</text:p>
          </table:table-cell>
          <table:table-cell office:value-type="float" office:value="76922432456">
            <text:p>7692243245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luga 3492 g , pikkusega 52 cm , apgar 9/9</text:p>
          </table:table-cell>
          <table:table-cell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4602">
            <text:p>284602</text:p>
          </table:table-cell>
          <table:table-cell office:value-type="float" office:value="133054923">
            <text:p>133054923</text:p>
          </table:table-cell>
          <table:table-cell office:value-type="string">
            <text:p>2012-08-15</text:p>
          </table:table-cell>
          <table:table-cell office:value-type="string">
            <text:p>S</text:p>
          </table:table-cell>
          <table:table-cell office:value-type="string">
            <text:p>2012-08-07</text:p>
          </table:table-cell>
          <table:table-cell office:value-type="float" office:value="29942084151">
            <text:p>2994208415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tar kaal 3456g , pikkus 50cm ja apgar 9/9</text:p>
          </table:table-cell>
          <table:table-cell office:value-type="string">
            <text:p>apgar 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35660">
            <text:p>6535660</text:p>
          </table:table-cell>
          <table:table-cell office:value-type="float" office:value="126056887">
            <text:p>126056887</text:p>
          </table:table-cell>
          <table:table-cell office:value-type="string">
            <text:p>2012-05-24</text:p>
          </table:table-cell>
          <table:table-cell office:value-type="string">
            <text:p>S</text:p>
          </table:table-cell>
          <table:table-cell office:value-type="string">
            <text:p>2012-05-19</text:p>
          </table:table-cell>
          <table:table-cell office:value-type="float" office:value="16362166607">
            <text:p>1636216660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poeg kaal 4092 , pikkus 51cm ja apgar 9/9</text:p>
          </table:table-cell>
          <table:table-cell office:value-type="string">
            <text:p>apgar 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748645">
            <text:p>15748645</text:p>
          </table:table-cell>
          <table:table-cell office:value-type="float" office:value="205850248">
            <text:p>205850248</text:p>
          </table:table-cell>
          <table:table-cell office:value-type="string">
            <text:p>2013-10-30</text:p>
          </table:table-cell>
          <table:table-cell office:value-type="string">
            <text:p>S</text:p>
          </table:table-cell>
          <table:table-cell office:value-type="string">
            <text:p>2013-10-26</text:p>
          </table:table-cell>
          <table:table-cell office:value-type="float" office:value="57337349982">
            <text:p>5733734998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.10.2013 kl sündis elus tütar , apgar9/9</text:p>
          </table:table-cell>
          <table:table-cell office:value-type="string">
            <text:p>apgar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45116">
            <text:p>9745116</text:p>
          </table:table-cell>
          <table:table-cell office:value-type="float" office:value="177077932">
            <text:p>177077932</text:p>
          </table:table-cell>
          <table:table-cell office:value-type="string">
            <text:p>2013-05-13</text:p>
          </table:table-cell>
          <table:table-cell office:value-type="string">
            <text:p>S</text:p>
          </table:table-cell>
          <table:table-cell office:value-type="string">
            <text:p>2013-05-08</text:p>
          </table:table-cell>
          <table:table-cell office:value-type="float" office:value="87208682819">
            <text:p>8720868281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oeg kaal 3676g , pikkus 50cm ja apgar 9/9</text:p>
          </table:table-cell>
          <table:table-cell office:value-type="string">
            <text:p>apgar 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73661">
            <text:p>4473661</text:p>
          </table:table-cell>
          <table:table-cell office:value-type="float" office:value="84669255">
            <text:p>84669255</text:p>
          </table:table-cell>
          <table:table-cell office:value-type="string">
            <text:p>2012-02-06</text:p>
          </table:table-cell>
          <table:table-cell office:value-type="string">
            <text:p>A</text:p>
          </table:table-cell>
          <table:table-cell office:value-type="string">
            <text:p>2011-11-21</text:p>
          </table:table-cell>
          <table:table-cell office:value-type="float" office:value="87127775999">
            <text:p>8712777599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Normaalne rasedus ja sünnitus Apgariga 9/10 palli</text:p>
          </table:table-cell>
          <table:table-cell office:value-type="string">
            <text:p>Apgariga 9/10 palli</text:p>
          </table:table-cell>
          <table:table-cell/>
          <table:table-cell office:value-type="string">
            <text:p>Apgariga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51493">
            <text:p>9951493</text:p>
          </table:table-cell>
          <table:table-cell office:value-type="float" office:value="191050763">
            <text:p>191050763</text:p>
          </table:table-cell>
          <table:table-cell office:value-type="string">
            <text:p>2013-08-0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4227873">
            <text:p>67304422787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laps kaal 3200 , pikkus 51 cm , Apgar 9/9 palli</text:p>
          </table:table-cell>
          <table:table-cell office:value-type="string">
            <text:p>Apgar 9/9 palli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85971">
            <text:p>18885971</text:p>
          </table:table-cell>
          <table:table-cell office:value-type="float" office:value="196843504">
            <text:p>196843504</text:p>
          </table:table-cell>
          <table:table-cell office:value-type="string">
            <text:p>2013-09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31691">
            <text:p>6730303316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-9-10</text:p>
          </table:table-cell>
          <table:table-cell office:value-type="string">
            <text:p><text:s/>, sk 3886g pü 37 cm pikkus 54 c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70837">
            <text:p>6570837</text:p>
          </table:table-cell>
          <table:table-cell office:value-type="float" office:value="129804614">
            <text:p>129804614</text:p>
          </table:table-cell>
          <table:table-cell office:value-type="string">
            <text:p>2012-07-12</text:p>
          </table:table-cell>
          <table:table-cell office:value-type="string">
            <text:p>S</text:p>
          </table:table-cell>
          <table:table-cell office:value-type="string">
            <text:p>2012-07-06</text:p>
          </table:table-cell>
          <table:table-cell office:value-type="float" office:value="39439145135">
            <text:p>3943914513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tar kaal 3632g , pikkus 50cm ja apgar 9/9</text:p>
          </table:table-cell>
          <table:table-cell office:value-type="string">
            <text:p>apgar 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15666">
            <text:p>10115666</text:p>
          </table:table-cell>
          <table:table-cell office:value-type="float" office:value="190552591">
            <text:p>190552591</text:p>
          </table:table-cell>
          <table:table-cell office:value-type="string">
            <text:p>2013-07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8820395">
            <text:p>67303882039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nnikaal 3930 g , pikkus 51 cm , apgar 9/10/10</text:p>
          </table:table-cell>
          <table:table-cell office:value-type="string">
            <text:p>apgar 9/10/10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51913">
            <text:p>10051913</text:p>
          </table:table-cell>
          <table:table-cell office:value-type="float" office:value="219729526">
            <text:p>219729526</text:p>
          </table:table-cell>
          <table:table-cell office:value-type="string">
            <text:p>2013-12-3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9408646241">
            <text:p>2940864624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eglaps kaal 3510 , pikkus 54 cm Apgar 9/9</text:p>
          </table:table-cell>
          <table:table-cell office:value-type="string">
            <text:p>Apgar 9/9</text:p>
          </table:table-cell>
          <table:table-cell office:value-type="string">
            <text:p><text:s/>Lapsel vere grupp O Rh positiv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all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99622">
            <text:p>6299622</text:p>
          </table:table-cell>
          <table:table-cell office:value-type="float" office:value="133597056">
            <text:p>133597056</text:p>
          </table:table-cell>
          <table:table-cell office:value-type="string">
            <text:p>2012-08-1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string">
            <text:p>LVA.31711-38605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table:number-columns-repeated="2" office:value-type="string">
            <text:p>Apgar 9-10 palli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27727">
            <text:p>9727727</text:p>
          </table:table-cell>
          <table:table-cell office:value-type="float" office:value="175670209">
            <text:p>175670209</text:p>
          </table:table-cell>
          <table:table-cell office:value-type="string">
            <text:p>2013-05-03</text:p>
          </table:table-cell>
          <table:table-cell office:value-type="string">
            <text:p>S</text:p>
          </table:table-cell>
          <table:table-cell office:value-type="string">
            <text:p>2013-04-30</text:p>
          </table:table-cell>
          <table:table-cell office:value-type="float" office:value="26094729675">
            <text:p>2609472967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tar kaal 2998g , pikkus 49cm ja apgar 9/9</text:p>
          </table:table-cell>
          <table:table-cell office:value-type="string">
            <text:p>apgar 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61060">
            <text:p>9861060</text:p>
          </table:table-cell>
          <table:table-cell office:value-type="float" office:value="184415184">
            <text:p>184415184</text:p>
          </table:table-cell>
          <table:table-cell office:value-type="string">
            <text:p>2013-06-20</text:p>
          </table:table-cell>
          <table:table-cell office:value-type="string">
            <text:p>S</text:p>
          </table:table-cell>
          <table:table-cell office:value-type="string">
            <text:p>2013-06-13</text:p>
          </table:table-cell>
          <table:table-cell office:value-type="float" office:value="673045366565">
            <text:p>67304536656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luga 3368 g , pikkusega 52 cm , Apgar 9/9</text:p>
          </table:table-cell>
          <table:table-cell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23513">
            <text:p>5823513</text:p>
          </table:table-cell>
          <table:table-cell office:value-type="float" office:value="149458065">
            <text:p>149458065</text:p>
          </table:table-cell>
          <table:table-cell office:value-type="string">
            <text:p>2012-10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4034497585">
            <text:p>9403449758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Poeglaps 4600-55 Apgar 9-9</text:p>
          </table:table-cell>
          <table:table-cell office:value-type="string">
            <text:p>Apgar 9-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86574">
            <text:p>18086574</text:p>
          </table:table-cell>
          <table:table-cell office:value-type="float" office:value="163536249">
            <text:p>163536249</text:p>
          </table:table-cell>
          <table:table-cell office:value-type="string">
            <text:p>2013-02-20</text:p>
          </table:table-cell>
          <table:table-cell office:value-type="string">
            <text:p>A</text:p>
          </table:table-cell>
          <table:table-cell office:value-type="string">
            <text:p>2013-02-15</text:p>
          </table:table-cell>
          <table:table-cell office:value-type="float" office:value="673030338604">
            <text:p>6730303386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sünnikaal 3520g , pikkus 53cm , Apgar 9/9</text:p>
          </table:table-cell>
          <table:table-cell office:value-type="string">
            <text:p>Apgar 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36057">
            <text:p>6536057</text:p>
          </table:table-cell>
          <table:table-cell office:value-type="float" office:value="131623302">
            <text:p>131623302</text:p>
          </table:table-cell>
          <table:table-cell office:value-type="string">
            <text:p>2012-08-06</text:p>
          </table:table-cell>
          <table:table-cell office:value-type="string">
            <text:p>S</text:p>
          </table:table-cell>
          <table:table-cell office:value-type="string">
            <text:p>2012-07-25</text:p>
          </table:table-cell>
          <table:table-cell office:value-type="float" office:value="80153793450">
            <text:p>8015379345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luga 3670 g , pikkusega 49 cm , apgar 9/9</text:p>
          </table:table-cell>
          <table:table-cell office:value-type="string">
            <text:p>apgar 9/9</text:p>
          </table:table-cell>
          <table:table-cell/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689610">
            <text:p>15689610</text:p>
          </table:table-cell>
          <table:table-cell office:value-type="float" office:value="169475883">
            <text:p>169475883</text:p>
          </table:table-cell>
          <table:table-cell office:value-type="string">
            <text:p>2013-04-0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2678785537">
            <text:p>52678785537</text:p>
          </table:table-cell>
          <table:table-cell office:value-type="string">
            <text:p>original_2013</text:p>
          </table:table-cell>
          <table:table-cell office:value-type="string">
            <text:p>s_surgery_entry</text:p>
          </table:table-cell>
          <table:table-cell office:value-type="string">
            <text:p>text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lus tütarlaps , kaaluga 3844g , Apgar 9/9/9</text:p>
          </table:table-cell>
          <table:table-cell office:value-type="string">
            <text:p>Apgar 9/9/9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95736">
            <text:p>2895736</text:p>
          </table:table-cell>
          <table:table-cell office:value-type="float" office:value="124910218">
            <text:p>124910218</text:p>
          </table:table-cell>
          <table:table-cell office:value-type="string">
            <text:p>2012-06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1294384318">
            <text:p>1129438431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us 51 cm , peaümbermõõt 36 cm , Apgar 9-10</text:p>
          </table:table-cell>
          <table:table-cell office:value-type="string">
            <text:p>Apgar 9-10</text:p>
          </table:table-cell>
          <table:table-cell office:value-type="string">
            <text:p><text:s/>.</text:p>
          </table:table-cell>
          <table:table-cell office:value-type="string">
            <text:p>Apgar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68155">
            <text:p>10568155</text:p>
          </table:table-cell>
          <table:table-cell office:value-type="float" office:value="201091268">
            <text:p>201091268</text:p>
          </table:table-cell>
          <table:table-cell office:value-type="string">
            <text:p>2013-10-03</text:p>
          </table:table-cell>
          <table:table-cell office:value-type="string">
            <text:p>S</text:p>
          </table:table-cell>
          <table:table-cell office:value-type="string">
            <text:p>2013-10-01</text:p>
          </table:table-cell>
          <table:table-cell office:value-type="float" office:value="673032919825">
            <text:p>67303291982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PGAR</text:p>
          </table:table-cell>
          <table:table-cell office:value-type="string">
            <text:p>(?P&lt;key&gt;([Aa]pgar(iga)?|[Ss]ünnihinne|APGAR|[Aa]pgari?\s*hinne))\s*[-:=]?\s*(?P&lt;value&gt;(10|[0-9])(\s*[-/]\s*(10|[0-9])(\s*[-/]\s*(10|[0-9]))?)?)(\s*(?P&lt;unit&gt;(palli|punkti|p\s*\.)))?</text:p>
          </table:table-cell>
          <table:table-cell office:value-type="string">
            <text:p>NULL</text:p>
          </table:table-cell>
          <table:table-cell office:value-type="string">
            <text:p>nib poeg kaaluga : 3352 g 50 cm apgariga : 10-10</text:p>
          </table:table-cell>
          <table:table-cell office:value-type="string">
            <text:p>apgariga : 10-10</text:p>
          </table:table-cell>
          <table:table-cell office:value-type="string">
            <text:p><text:s/>.</text:p>
          </table:table-cell>
          <table:table-cell office:value-type="string">
            <text:p>apgariga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</table:table>
      <table:table table:name="Sheet2" table:style-name="ta1">
        <table:table-column table:style-name="co27" table:default-cell-style-name="Default"/>
        <table:table-column table:style-name="co26" table:default-cell-style-name="Default"/>
        <table:table-row table:style-name="ro1">
          <table:table-cell office:value-type="string">
            <text:p>left_context</text:p>
          </table:table-cell>
          <table:table-cell office:value-type="string">
            <text:p>right_context</text:p>
          </table:table-cell>
        </table:table-row>
        <table:table-row table:style-name="ro1">
          <table:table-cell office:value-type="string">
            <text:p>nataalne anamnees : SK 3080 g , Apgar 10</text:p>
          </table:table-cell>
          <table:table-cell office:value-type="string">
            <text:p>/10 , sünnil nabaväät 2 x ümber </text:p>
          </table:table-cell>
        </table:table-row>
        <table:table-row table:style-name="ro1">
          <table:table-cell office:value-type="string">
            <text:p>ii , vagin sünnitus , sk 3530 , apgar 10</text:p>
          </table:table-cell>
          <table:table-cell office:value-type="string">
            <text:p>/10 .</text:p>
          </table:table-cell>
        </table:table-row>
        <table:table-row table:style-name="ro1">
          <table:table-cell office:value-type="string">
            <text:p>2460 , pikkus 46cm , pea Ü 30cm Apgar 10</text:p>
          </table:table-cell>
          <table:table-cell office:value-type="string">
            <text:p>/10 .</text:p>
          </table:table-cell>
        </table:table-row>
        <table:table-row table:style-name="ro1">
          <table:table-cell office:value-type="string">
            <text:p>oeg kaal 4000g , pikkus 53cm ja apgar 10</text:p>
          </table:table-cell>
          <table:table-cell table:style-name="ce1" office:value-type="string">
            <text:p>/10</text:p>
          </table:table-cell>
        </table:table-row>
        <table:table-row table:style-name="ro1">
          <table:table-cell office:value-type="string">
            <text:p>Apgari hinne 10</text:p>
          </table:table-cell>
          <table:table-cell office:value-type="string">
            <text:p>/10/10p</text:p>
          </table:table-cell>
        </table:table-row>
        <table:table-row table:style-name="ro1">
          <table:table-cell office:value-type="string">
            <text:p>luga 3484 g , pikkusega 51 cm , apgar 10</text:p>
          </table:table-cell>
          <table:table-cell office:value-type="string">
            <text:p>/10 .</text:p>
          </table:table-cell>
        </table:table-row>
        <table:table-row table:style-name="ro1">
          <table:table-cell office:value-type="string">
            <text:p><text:s/>suurekaalulisena , sk-5180 g , APGAR 0/2/4</text:p>
          </table:table-cell>
          <table:table-cell office:value-type="string">
            <text:p><text:s/>. 7-kuuselt : MRT-aju atroofia </text:p>
          </table:table-cell>
        </table:table-row>
        <table:table-row table:style-name="ro1">
          <table:table-cell office:value-type="string">
            <text:p>ps : kaal 3680g , pikkus 51cm , Apgar 0-0</text:p>
          </table:table-cell>
          <table:table-cell office:value-type="string">
            <text:p><text:s/>.</text:p>
          </table:table-cell>
        </table:table-row>
        <table:table-row table:style-name="ro1">
          <table:table-cell office:value-type="string">
            <text:p>Isa sõnul Apgar 0</text:p>
          </table:table-cell>
          <table:table-cell office:value-type="string">
            <text:p><text:s/>.</text:p>
          </table:table-cell>
        </table:table-row>
        <table:table-row table:style-name="ro1">
          <table:table-cell office:value-type="string">
            <text:p><text:s/>asfüksias , erak kersrilõige , Apgar 1/4/7</text:p>
          </table:table-cell>
          <table:table-cell/>
        </table:table-row>
        <table:table-row table:style-name="ro1">
          <table:table-cell office:value-type="string">
            <text:p>Sündinud raskes asfüksias Apgar1/3/5 palli</text:p>
          </table:table-cell>
          <table:table-cell/>
        </table:table-row>
        <table:table-row table:style-name="ro1">
          <table:table-cell office:value-type="string">
            <text:p>Apgar 5 minutil 1 </text:p>
          </table:table-cell>
          <table:table-cell office:value-type="string">
            <text:p>- Norm</text:p>
          </table:table-cell>
        </table:table-row>
        <table:table-row table:style-name="ro1">
          <table:table-cell office:value-type="string">
            <text:p>Apgar 1/2</text:p>
          </table:table-cell>
          <table:table-cell/>
        </table:table-row>
        <table:table-row table:style-name="ro1">
          <table:table-cell office:value-type="string">
            <text:p>Apgar 1 minutil 1 </text:p>
          </table:table-cell>
          <table:table-cell office:value-type="string">
            <text:p>- Norm</text:p>
          </table:table-cell>
        </table:table-row>
        <table:table-row table:style-name="ro1">
          <table:table-cell office:value-type="string">
            <text:p>Apgar 5 minutil 1 </text:p>
          </table:table-cell>
          <table:table-cell office:value-type="string">
            <text:p>- Norm</text:p>
          </table:table-cell>
        </table:table-row>
        <table:table-row table:style-name="ro1">
          <table:table-cell office:value-type="string">
            <text:p>Apgar 2/5/7</text:p>
          </table:table-cell>
          <table:table-cell office:value-type="string">
            <text:p><text:s/>.</text:p>
          </table:table-cell>
        </table:table-row>
        <table:table-row table:style-name="ro1">
          <table:table-cell office:value-type="string">
            <text:p><text:s/>2900g , keisrilõige , asfüksia Apgar 2/5</text:p>
          </table:table-cell>
          <table:table-cell office:value-type="string">
            <text:p><text:s/>, toideti sondiga</text:p>
          </table:table-cell>
        </table:table-row>
        <table:table-row table:style-name="ro1">
          <table:table-cell office:value-type="string">
            <text:p>aaluga 3270g , pikkusega 50cm , Apgar 3-7-7</text:p>
          </table:table-cell>
          <table:table-cell office:value-type="string">
            <text:p><text:s/>, pH 7,13 .</text:p>
          </table:table-cell>
        </table:table-row>
        <table:table-row table:style-name="ro1">
          <table:table-cell office:value-type="string">
            <text:p>Apgar 4/5/6</text:p>
          </table:table-cell>
          <table:table-cell/>
        </table:table-row>
        <table:table-row table:style-name="ro1">
          <table:table-cell office:value-type="string">
            <text:p><text:s/>poeg kaaluga : 2940 gr , 49 cm apgariga : 4-7-9</text:p>
          </table:table-cell>
          <table:table-cell office:value-type="string">
            <text:p><text:s/>.</text:p>
          </table:table-cell>
        </table:table-row>
        <table:table-row table:style-name="ro1">
          <table:table-cell office:value-type="string">
            <text:p>I S , 32 GN , Apgar 4 / 8 / 8 palli</text:p>
          </table:table-cell>
          <table:table-cell office:value-type="string">
            <text:p><text:s/>, sk 2096 g</text:p>
          </table:table-cell>
        </table:table-row>
        <table:table-row table:style-name="ro1">
          <table:table-cell office:value-type="string">
            <text:p>sena sünnikaaluga 2006 grammi , Apgar 4/7/7 palli</text:p>
          </table:table-cell>
          <table:table-cell/>
        </table:table-row>
        <table:table-row table:style-name="ro1">
          <table:table-cell office:value-type="string">
            <text:p>Apgar 4/7</text:p>
          </table:table-cell>
          <table:table-cell office:value-type="string">
            <text:p><text:s/>. pH 7,38 .</text:p>
          </table:table-cell>
        </table:table-row>
        <table:table-row table:style-name="ro1">
          <table:table-cell office:value-type="string">
            <text:p>Apgar 4/6/8</text:p>
          </table:table-cell>
          <table:table-cell office:value-type="string">
            <text:p><text:s/>. pH 7.02 .</text:p>
          </table:table-cell>
        </table:table-row>
        <table:table-row table:style-name="ro1">
          <table:table-cell office:value-type="string">
            <text:p>rlõikest ( ema preeklampsia ) , Apgar 5/7/5</text:p>
          </table:table-cell>
          <table:table-cell office:value-type="string">
            <text:p><text:s/>.</text:p>
          </table:table-cell>
        </table:table-row>
        <table:table-row table:style-name="ro1">
          <table:table-cell office:value-type="string">
            <text:p>Sünnitus 24+6 r/n Sk 670gr , Apgar 5/5/6</text:p>
          </table:table-cell>
          <table:table-cell office:value-type="string">
            <text:p><text:s/>.</text:p>
          </table:table-cell>
        </table:table-row>
        <table:table-row table:style-name="ro1">
          <table:table-cell office:value-type="string">
            <text:p>nabaarteri veres segaatsidoos , apgar 5/7/7</text:p>
          </table:table-cell>
          <table:table-cell/>
        </table:table-row>
        <table:table-row table:style-name="ro1">
          <table:table-cell office:value-type="string">
            <text:p>luga 3808 g , pikkusega 53 cm , apgar 5/8</text:p>
          </table:table-cell>
          <table:table-cell office:value-type="string">
            <text:p><text:s/>.</text:p>
          </table:table-cell>
        </table:table-row>
        <table:table-row table:style-name="ro1">
          <table:table-cell office:value-type="string">
            <text:p>Asfüksias sündinud SK2780g Apgar 5/7/7</text:p>
          </table:table-cell>
          <table:table-cell office:value-type="string">
            <text:p><text:s/>.</text:p>
          </table:table-cell>
        </table:table-row>
        <table:table-row table:style-name="ro1">
          <table:table-cell office:value-type="string">
            <text:p>Sünnib poeglaps Apgariga 5-8</text:p>
          </table:table-cell>
          <table:table-cell office:value-type="string">
            <text:p><text:s/>. ph - 7,243640-51cm Distressi </text:p>
          </table:table-cell>
        </table:table-row>
        <table:table-row table:style-name="ro1">
          <table:table-cell office:value-type="string">
            <text:p><text:s/>( intrauterinne hüpotroofia ). Apgar 5/7/7palli</text:p>
          </table:table-cell>
          <table:table-cell/>
        </table:table-row>
        <table:table-row table:style-name="ro1">
          <table:table-cell office:value-type="string">
            <text:p>Apgar 6/7</text:p>
          </table:table-cell>
          <table:table-cell office:value-type="string">
            <text:p><text:s/>. pH 7.35 .</text:p>
          </table:table-cell>
        </table:table-row>
      </table:table>
      <table:named-expressions/>
      <table:database-ranges>
        <table:database-range table:name="__Anonymous_Sheet_DB__0" table:target-range-address="Sheet1.A1:Sheet1.AE1048576">
          <table:sort>
            <table:sort-by table:field-number="3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1T16:01:56.91</dc:date>
    <meta:document-statistic meta:table-count="2" meta:cell-count="14976" meta:object-count="0"/>
    <meta:generator>LibreOffice/4.0.0.3$Windows_x86 LibreOffice_project/7545bee9c2a0782548772a21bc84a9dcc583b89</meta:generator>
  </office:meta>
</office:document-meta>
</file>